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2" style:family="graphic" style:parent-style-name="Default_5f_1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78cm"/>
    </style:style>
    <style:style style:name="gr4" style:family="graphic" style:parent-style-name="objectwithoutfill">
      <style:graphic-properties svg:stroke-width="0.25cm" svg:stroke-color="#ff6600" draw:marker-start-width="1.055cm" draw:marker-end-width="1.055cm" draw:fill="none" draw:textarea-horizontal-align="center" draw:textarea-vertical-align="middle" fo:padding-top="0.25cm" fo:padding-bottom="0.25cm" fo:padding-left="0.375cm" fo:padding-right="0.375cm"/>
    </style:style>
    <style:style style:name="gr5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6" style:family="graphic" style:parent-style-name="Default_5f_1">
      <style:graphic-properties draw:opacity="50%" draw:textarea-horizontal-align="justify" draw:textarea-vertical-align="middle" draw:auto-grow-height="false" fo:min-height="2.75cm" fo:min-width="1cm" draw:shadow-opacity="50%"/>
    </style:style>
    <style:style style:name="gr7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0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5cm" draw:marker-start-width="0.45cm" draw:marker-end-width="0.45cm" draw:fill="none" draw:textarea-horizontal-align="justify" draw:textarea-vertical-align="middle" draw:auto-grow-height="false" fo:min-height="6.4cm" fo:min-width="4.85cm" fo:padding-top="0.15cm" fo:padding-bottom="0.15cm" fo:padding-left="0.275cm" fo:padding-right="0.275cm"/>
    </style:style>
    <style:style style:name="gr12" style:family="graphic" style:parent-style-name="Default_5f_1">
      <style:graphic-properties draw:fill-color="#eeeeee" draw:opacity="50%" draw:textarea-horizontal-align="justify" draw:textarea-vertical-align="middle" draw:auto-grow-height="false" fo:min-height="0.417cm" fo:min-width="1.405cm" draw:shadow-opacity="50%"/>
    </style:style>
    <style:style style:name="gr13" style:family="graphic" style:parent-style-name="Default_5f_1">
      <style:graphic-properties draw:stroke="none" draw:fill="none" fo:min-height="0.159cm"/>
    </style:style>
    <style:style style:name="gr14" style:family="graphic" style:parent-style-name="Default_5f_1">
      <style:graphic-properties draw:stroke="none" draw:fill="none" fo:min-height="0.158cm"/>
    </style:style>
    <style:style style:name="gr15" style:family="graphic" style:parent-style-name="Default_5f_1">
      <style:graphic-properties draw:fill-color="#ff8080" draw:opacity="50%" draw:textarea-horizontal-align="justify" draw:textarea-vertical-align="middle" draw:auto-grow-height="false" fo:min-height="0cm" fo:min-width="1.8cm" draw:shadow-opacity="50%"/>
    </style:style>
    <style:style style:name="gr16" style:family="graphic" style:parent-style-name="Default_5f_1">
      <style:graphic-properties draw:opacity="50%" draw:textarea-horizontal-align="justify" draw:textarea-vertical-align="middle" draw:auto-grow-height="false" fo:min-height="0.239cm" fo:min-width="0.225cm" draw:shadow-opacity="50%"/>
    </style:style>
    <style:style style:name="gr17" style:family="graphic" style:parent-style-name="Default_5f_1">
      <style:graphic-properties draw:opacity="50%" draw:textarea-horizontal-align="justify" draw:textarea-vertical-align="middle" draw:auto-grow-height="false" fo:min-height="0cm" fo:min-width="1cm" draw:shadow-opacity="50%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19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1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/>
    </style:style>
    <style:style style:name="gr22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="hidden" draw:shadow-opacity="50%"/>
    </style:style>
    <style:style style:name="gr24" style:family="graphic" style:parent-style-name="standard">
      <style:graphic-properties draw:fill-color="#ffcc00" draw:opacity="50%" draw:textarea-horizontal-align="justify" draw:textarea-vertical-align="middle" draw:auto-grow-height="false" fo:min-height="0cm" fo:min-width="0cm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066cm" fo:padding-top="0cm" fo:padding-bottom="0cm" fo:padding-left="0cm" fo:padding-right="0cm"/>
    </style:style>
    <style:style style:name="gr26" style:family="graphic" style:parent-style-name="objectwithoutfill">
      <style:graphic-properties svg:stroke-width="0.03cm" svg:stroke-color="#666666" draw:marker-start-width="0.391cm" draw:marker-end-width="0.391cm" draw:fill="none" draw:textarea-horizontal-align="center" draw:textarea-vertical-align="middle" fo:padding-top="0.141cm" fo:padding-bottom="0.141cm" fo:padding-left="0.266cm" fo:padding-right="0.266cm"/>
    </style:style>
    <style:style style:name="gr27" style:family="graphic" style:parent-style-name="objectwithoutfill">
      <style:graphic-properties svg:stroke-width="0.03cm" svg:stroke-color="#666666" draw:marker-start-width="0.395cm" draw:marker-end="Circle" draw:marker-end-width="0.08cm" draw:fill="solid" draw:fill-color="#666666" draw:textarea-horizontal-align="center" draw:textarea-vertical-align="middle" fo:padding-top="0cm" fo:padding-bottom="0.2cm" fo:padding-left="0cm" fo:padding-right="0cm"/>
    </style:style>
    <style:style style:name="gr28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="hidden" draw:shadow-opacity="50%"/>
    </style:style>
    <style:style style:name="gr29" style:family="graphic" style:parent-style-name="standard">
      <style:graphic-properties draw:fill-color="#3399ff" draw:opacity="50%" draw:textarea-horizontal-align="justify" draw:textarea-vertical-align="middle" draw:auto-grow-height="false" fo:min-height="0cm" fo:min-width="0cm" draw:shadow-opacity="5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036cm" fo:padding-top="0cm" fo:padding-bottom="0cm" fo:padding-left="0cm" fo:padding-right="0cm"/>
    </style:style>
    <style:style style:name="gr31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/>
    </style:style>
    <style:style style:name="gr33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296cm" fo:min-width="0.0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315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71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26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5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207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223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79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74cm" fo:padding-top="0cm" fo:padding-bottom="0cm" fo:padding-left="0cm" fo:padding-right="0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4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/>
    </style:style>
    <style:style style:name="gr46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4pt" style:font-size-asian="4pt" style:font-size-complex="4pt"/>
    </style:style>
    <style:style style:name="P4" style:family="paragraph">
      <loext:graphic-properties draw:fill-color="#999999" draw:opacity="50%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-color="#6699cc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eeeeee" draw:opacity="50%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-color="#ff8080" draw:opacity="50%"/>
      <style:paragraph-properties fo:text-align="center"/>
    </style:style>
    <style:style style:name="P12" style:family="paragraph">
      <style:paragraph-properties fo:margin-top="0cm" fo:margin-bottom="0.2cm"/>
    </style:style>
    <style:style style:name="P13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14" style:family="paragraph">
      <loext:graphic-properties draw:fill="solid" draw:fill-color="#666666"/>
      <style:paragraph-properties fo:text-align="center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loext:graphic-properties draw:fill-color="#ffcc00" draw:opacity="50%"/>
      <style:paragraph-properties fo:text-align="center"/>
    </style:style>
    <style:style style:name="P17" style:family="paragraph">
      <loext:graphic-properties draw:fill="none" draw:fill-color="#ffffff"/>
      <style:text-properties fo:font-size="3pt" style:font-size-asian="18pt" style:font-size-complex="18pt"/>
    </style:style>
    <style:style style:name="P18" style:family="paragraph">
      <loext:graphic-properties draw:fill-color="#3399ff" draw:opacity="50%"/>
      <style:paragraph-properties fo:text-align="center"/>
    </style:style>
    <style:style style:name="P19" style:family="paragraph">
      <loext:graphic-properties draw:fill="solid" draw:fill-color="#00cc00"/>
      <style:paragraph-properties fo:text-align="center"/>
    </style:style>
    <style:style style:name="P20" style:family="paragraph">
      <loext:graphic-properties draw:opacity="50%"/>
      <style:paragraph-properties fo:text-align="center"/>
      <style:text-properties fo:color="#004586" fo:font-size="4pt" style:font-size-asian="4pt" style:font-size-complex="4pt"/>
    </style:style>
    <style:style style:name="P21" style:family="paragraph">
      <loext:graphic-properties draw:fill-color="#6699cc"/>
      <style:paragraph-properties fo:text-align="center"/>
      <style:text-properties fo:color="#004586" fo:font-size="4pt" style:font-size-asian="4pt" style:font-size-complex="4pt"/>
    </style:style>
    <style:style style:name="P22" style:family="paragraph">
      <style:paragraph-properties fo:text-align="center"/>
      <style:text-properties fo:color="#004586" style:font-name="Cantarell1" fo:font-size="4pt" style:font-size-asian="4.40000009536743pt" style:font-size-complex="4.40000009536743pt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0084d1" style:font-name="Cantarell1" fo:font-size="3pt" style:font-size-asian="4pt" style:font-size-complex="4pt"/>
    </style:style>
    <style:style style:name="P25" style:family="paragraph">
      <loext:graphic-properties draw:fill="none" draw:fill-color="#ffffff"/>
      <style:text-properties fo:color="#0084d1" style:font-name="Cantarell1" fo:font-size="3pt" style:font-size-asian="4pt" style:font-size-complex="4pt"/>
    </style:style>
    <style:style style:name="P26" style:family="paragraph">
      <loext:graphic-properties draw:fill-color="#999999"/>
      <style:paragraph-properties fo:text-align="center"/>
      <style:text-properties fo:color="#004586"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end">
        <style:tab-stops/>
      </style:paragraph-properties>
      <style:text-properties fo:color="#004586" style:font-name="Cantarell1" fo:font-size="4pt" style:font-size-asian="4pt" style:font-size-complex="4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color="#004586" fo:font-size="4pt" style:font-size-asian="4pt" style:font-size-complex="4pt"/>
    </style:style>
    <style:style style:name="T3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4" style:family="text">
      <style:text-properties style:font-name="Cantarell1" fo:font-size="10pt" style:font-size-asian="12pt" style:font-size-complex="12pt"/>
    </style:style>
    <style:style style:name="T5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6" style:family="text">
      <style:text-properties fo:color="#333333" style:font-name="Cantarell1" fo:font-size="4pt" style:font-size-asian="18pt" style:font-size-complex="18pt"/>
    </style:style>
    <style:style style:name="T7" style:family="text">
      <style:text-properties fo:font-size="3pt" style:font-size-asian="18pt" style:font-size-complex="18pt"/>
    </style:style>
    <style:style style:name="T8" style:family="text">
      <style:text-properties fo:color="#004586" style:font-name="Cantarell1" fo:font-size="4pt" style:font-size-asian="4.40000009536743pt" style:font-size-complex="4.40000009536743pt"/>
    </style:style>
    <style:style style:name="T9" style:family="text">
      <style:text-properties fo:color="#0084d1" style:font-name="Cantarell1" fo:font-size="3pt" style:font-size-asian="4pt" style:font-size-complex="4pt"/>
    </style:style>
    <style:style style:name="T10" style:family="text">
      <style:text-properties fo:color="#004586" style:font-name="Cantarell1"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circuit imprimé" svg:x1="15.291cm" svg:y1="15.655cm" svg:x2="15.291cm" svg:y2="7.672cm">
          <text:p/>
        </draw:line>
        <draw:line draw:style-name="gr1" draw:text-style-name="P1" draw:layer="circuit imprimé" svg:x1="15.541cm" svg:y1="15.655cm" svg:x2="15.541cm" svg:y2="7.672cm">
          <text:p/>
        </draw:line>
        <draw:line draw:style-name="gr1" draw:text-style-name="P1" draw:layer="circuit imprimé" svg:x1="15.8cm" svg:y1="15.655cm" svg:x2="15.8cm" svg:y2="7.672cm">
          <text:p/>
        </draw:line>
        <draw:line draw:style-name="gr1" draw:text-style-name="P1" draw:layer="circuit imprimé" svg:x1="16.05cm" svg:y1="15.655cm" svg:x2="16.05cm" svg:y2="7.672cm">
          <text:p/>
        </draw:line>
        <draw:line draw:style-name="gr1" draw:text-style-name="P1" draw:layer="circuit imprimé" svg:x1="14.034cm" svg:y1="15.664cm" svg:x2="14.034cm" svg:y2="7.681cm">
          <text:p/>
        </draw:line>
        <draw:line draw:style-name="gr1" draw:text-style-name="P1" draw:layer="circuit imprimé" svg:x1="14.284cm" svg:y1="15.664cm" svg:x2="14.284cm" svg:y2="7.681cm">
          <text:p/>
        </draw:line>
        <draw:line draw:style-name="gr1" draw:text-style-name="P1" draw:layer="circuit imprimé" svg:x1="14.543cm" svg:y1="15.664cm" svg:x2="14.543cm" svg:y2="7.681cm">
          <text:p/>
        </draw:line>
        <draw:line draw:style-name="gr1" draw:text-style-name="P1" draw:layer="circuit imprimé" svg:x1="14.793cm" svg:y1="15.664cm" svg:x2="14.793cm" svg:y2="7.681cm">
          <text:p/>
        </draw:line>
        <draw:line draw:style-name="gr1" draw:text-style-name="P1" draw:layer="circuit imprimé" svg:x1="15.047cm" svg:y1="15.672cm" svg:x2="15.047cm" svg:y2="7.689cm">
          <text:p/>
        </draw:line>
        <draw:line draw:style-name="gr1" draw:text-style-name="P1" draw:layer="circuit imprimé" svg:x1="13.271cm" svg:y1="15.655cm" svg:x2="13.271cm" svg:y2="7.672cm">
          <text:p/>
        </draw:line>
        <draw:line draw:style-name="gr1" draw:text-style-name="P1" draw:layer="circuit imprimé" svg:x1="13.521cm" svg:y1="15.655cm" svg:x2="13.521cm" svg:y2="7.672cm">
          <text:p/>
        </draw:line>
        <draw:line draw:style-name="gr1" draw:text-style-name="P1" draw:layer="circuit imprimé" svg:x1="13.78cm" svg:y1="15.655cm" svg:x2="13.78cm" svg:y2="7.672cm">
          <text:p/>
        </draw:line>
        <draw:line draw:style-name="gr1" draw:text-style-name="P1" draw:layer="circuit imprimé" svg:x1="12.264cm" svg:y1="15.664cm" svg:x2="12.264cm" svg:y2="7.681cm">
          <text:p/>
        </draw:line>
        <draw:line draw:style-name="gr1" draw:text-style-name="P1" draw:layer="circuit imprimé" svg:x1="12.523cm" svg:y1="15.664cm" svg:x2="12.523cm" svg:y2="7.681cm">
          <text:p/>
        </draw:line>
        <draw:line draw:style-name="gr1" draw:text-style-name="P1" draw:layer="circuit imprimé" svg:x1="12.773cm" svg:y1="15.664cm" svg:x2="12.773cm" svg:y2="7.681cm">
          <text:p/>
        </draw:line>
        <draw:line draw:style-name="gr1" draw:text-style-name="P1" draw:layer="circuit imprimé" svg:x1="13.027cm" svg:y1="15.672cm" svg:x2="13.027cm" svg:y2="7.689cm">
          <text:p/>
        </draw:line>
        <draw:line draw:style-name="gr1" draw:text-style-name="P1" draw:layer="circuit imprimé" svg:x1="19.582cm" svg:y1="10.572cm" svg:x2="19.582cm" svg:y2="8.528cm">
          <text:p/>
        </draw:line>
        <draw:line draw:style-name="gr1" draw:text-style-name="P1" draw:layer="circuit imprimé" svg:x1="18.837cm" svg:y1="15.664cm" svg:x2="18.837cm" svg:y2="7.681cm">
          <text:p/>
        </draw:line>
        <draw:line draw:style-name="gr1" draw:text-style-name="P1" draw:layer="circuit imprimé" svg:x1="19.087cm" svg:y1="15.664cm" svg:x2="19.087cm" svg:y2="7.681cm">
          <text:p/>
        </draw:line>
        <draw:line draw:style-name="gr1" draw:text-style-name="P1" draw:layer="circuit imprimé" svg:x1="19.346cm" svg:y1="15.664cm" svg:x2="19.346cm" svg:y2="7.681cm">
          <text:p/>
        </draw:line>
        <draw:line draw:style-name="gr1" draw:text-style-name="P1" draw:layer="circuit imprimé" svg:x1="17.561cm" svg:y1="15.655cm" svg:x2="17.561cm" svg:y2="7.672cm">
          <text:p/>
        </draw:line>
        <draw:line draw:style-name="gr1" draw:text-style-name="P1" draw:layer="circuit imprimé" svg:x1="17.811cm" svg:y1="15.655cm" svg:x2="17.811cm" svg:y2="7.672cm">
          <text:p/>
        </draw:line>
        <draw:line draw:style-name="gr1" draw:text-style-name="P1" draw:layer="circuit imprimé" svg:x1="18.07cm" svg:y1="15.655cm" svg:x2="18.07cm" svg:y2="7.672cm">
          <text:p/>
        </draw:line>
        <draw:line draw:style-name="gr1" draw:text-style-name="P1" draw:layer="circuit imprimé" svg:x1="18.32cm" svg:y1="15.655cm" svg:x2="18.32cm" svg:y2="7.672cm">
          <text:p/>
        </draw:line>
        <draw:line draw:style-name="gr1" draw:text-style-name="P1" draw:layer="circuit imprimé" svg:x1="18.574cm" svg:y1="15.664cm" svg:x2="18.574cm" svg:y2="7.681cm">
          <text:p/>
        </draw:line>
        <draw:line draw:style-name="gr1" draw:text-style-name="P1" draw:layer="circuit imprimé" svg:x1="16.304cm" svg:y1="15.664cm" svg:x2="16.304cm" svg:y2="7.681cm">
          <text:p/>
        </draw:line>
        <draw:line draw:style-name="gr1" draw:text-style-name="P1" draw:layer="circuit imprimé" svg:x1="16.554cm" svg:y1="15.664cm" svg:x2="16.554cm" svg:y2="7.681cm">
          <text:p/>
        </draw:line>
        <draw:line draw:style-name="gr1" draw:text-style-name="P1" draw:layer="circuit imprimé" svg:x1="16.813cm" svg:y1="15.664cm" svg:x2="16.813cm" svg:y2="7.681cm">
          <text:p/>
        </draw:line>
        <draw:line draw:style-name="gr1" draw:text-style-name="P1" draw:layer="circuit imprimé" svg:x1="17.063cm" svg:y1="15.664cm" svg:x2="17.063cm" svg:y2="7.681cm">
          <text:p/>
        </draw:line>
        <draw:line draw:style-name="gr1" draw:text-style-name="P1" draw:layer="circuit imprimé" svg:x1="17.317cm" svg:y1="15.672cm" svg:x2="17.317cm" svg:y2="7.689cm">
          <text:p/>
        </draw:line>
        <draw:circle draw:style-name="gr2" draw:text-style-name="P2" draw:layer="perçages" svg:width="0.08cm" svg:height="0.08cm" draw:transform="rotate (1.5707963267949) translate (16.253cm 11.229cm)">
          <text:p/>
        </draw:circle>
        <draw:circle draw:style-name="gr2" draw:text-style-name="P2" draw:layer="perçages" svg:width="0.08cm" svg:height="0.08cm" draw:transform="rotate (1.5707963267949) translate (16.253cm 10.975cm)">
          <text:p/>
        </draw:circle>
        <draw:circle draw:style-name="gr2" draw:text-style-name="P2" draw:layer="perçages" svg:width="0.08cm" svg:height="0.08cm" draw:transform="rotate (1.5707963267949) translate (16.253cm 10.721cm)">
          <text:p/>
        </draw:circle>
        <draw:circle draw:style-name="gr2" draw:text-style-name="P2" draw:layer="perçages" svg:width="0.08cm" svg:height="0.08cm" draw:transform="rotate (1.5707963267949) translate (16.253cm 10.467cm)">
          <text:p/>
        </draw:circle>
        <draw:circle draw:style-name="gr2" draw:text-style-name="P2" draw:layer="perçages" svg:width="0.08cm" svg:height="0.08cm" draw:transform="rotate (1.5707963267949) translate (16.253cm 10.213cm)">
          <text:p/>
        </draw:circle>
        <draw:circle draw:style-name="gr2" draw:text-style-name="P2" draw:layer="perçages" svg:width="0.08cm" svg:height="0.08cm" draw:transform="rotate (1.5707963267949) translate (16.253cm 9.959cm)">
          <text:p/>
        </draw:circle>
        <draw:circle draw:style-name="gr2" draw:text-style-name="P2" draw:layer="perçages" svg:width="0.08cm" svg:height="0.08cm" draw:transform="rotate (1.5707963267949) translate (16.253cm 9.705cm)">
          <text:p/>
        </draw:circle>
        <draw:circle draw:style-name="gr2" draw:text-style-name="P2" draw:layer="perçages" svg:width="0.08cm" svg:height="0.08cm" draw:transform="rotate (1.5707963267949) translate (16.253cm 9.451cm)">
          <text:p/>
        </draw:circle>
        <draw:circle draw:style-name="gr2" draw:text-style-name="P2" draw:layer="perçages" svg:width="0.08cm" svg:height="0.08cm" draw:transform="rotate (1.5707963267949) translate (16.253cm 9.197cm)">
          <text:p/>
        </draw:circle>
        <draw:circle draw:style-name="gr2" draw:text-style-name="P2" draw:layer="perçages" svg:width="0.08cm" svg:height="0.08cm" draw:transform="rotate (1.5707963267949) translate (16.253cm 8.943cm)">
          <text:p/>
        </draw:circle>
        <draw:circle draw:style-name="gr2" draw:text-style-name="P2" draw:layer="perçages" svg:width="0.08cm" svg:height="0.08cm" draw:transform="rotate (1.5707963267949) translate (16.253cm 8.689cm)">
          <text:p/>
        </draw:circle>
        <draw:circle draw:style-name="gr2" draw:text-style-name="P2" draw:layer="perçages" svg:width="0.08cm" svg:height="0.08cm" draw:transform="rotate (1.5707963267949) translate (16.253cm 8.435cm)">
          <text:p/>
        </draw:circle>
        <draw:circle draw:style-name="gr2" draw:text-style-name="P2" draw:layer="perçages" svg:width="0.08cm" svg:height="0.08cm" draw:transform="rotate (1.5707963267949) translate (16.253cm 8.181cm)">
          <text:p/>
        </draw:circle>
        <draw:circle draw:style-name="gr2" draw:text-style-name="P2" draw:layer="perçages" svg:width="0.08cm" svg:height="0.08cm" draw:transform="rotate (1.5707963267949) translate (16.253cm 7.927cm)">
          <text:p/>
        </draw:circle>
        <draw:circle draw:style-name="gr2" draw:text-style-name="P2" draw:layer="perçages" svg:width="0.08cm" svg:height="0.08cm" draw:transform="rotate (1.5707963267949) translate (16.507cm 11.229cm)">
          <text:p/>
        </draw:circle>
        <draw:circle draw:style-name="gr2" draw:text-style-name="P2" draw:layer="perçages" svg:width="0.08cm" svg:height="0.08cm" draw:transform="rotate (1.5707963267949) translate (16.507cm 10.975cm)">
          <text:p/>
        </draw:circle>
        <draw:circle draw:style-name="gr2" draw:text-style-name="P2" draw:layer="perçages" svg:width="0.08cm" svg:height="0.08cm" draw:transform="rotate (1.5707963267949) translate (16.507cm 10.721cm)">
          <text:p/>
        </draw:circle>
        <draw:circle draw:style-name="gr2" draw:text-style-name="P2" draw:layer="perçages" svg:width="0.08cm" svg:height="0.08cm" draw:transform="rotate (1.5707963267949) translate (16.507cm 10.467cm)">
          <text:p/>
        </draw:circle>
        <draw:circle draw:style-name="gr2" draw:text-style-name="P2" draw:layer="perçages" svg:width="0.08cm" svg:height="0.08cm" draw:transform="rotate (1.5707963267949) translate (16.507cm 10.213cm)">
          <text:p/>
        </draw:circle>
        <draw:circle draw:style-name="gr2" draw:text-style-name="P2" draw:layer="perçages" svg:width="0.08cm" svg:height="0.08cm" draw:transform="rotate (1.5707963267949) translate (16.507cm 9.959cm)">
          <text:p/>
        </draw:circle>
        <draw:circle draw:style-name="gr2" draw:text-style-name="P2" draw:layer="perçages" svg:width="0.08cm" svg:height="0.08cm" draw:transform="rotate (1.5707963267949) translate (16.507cm 9.705cm)">
          <text:p/>
        </draw:circle>
        <draw:circle draw:style-name="gr2" draw:text-style-name="P2" draw:layer="perçages" svg:width="0.08cm" svg:height="0.08cm" draw:transform="rotate (1.5707963267949) translate (16.507cm 9.451cm)">
          <text:p/>
        </draw:circle>
        <draw:circle draw:style-name="gr2" draw:text-style-name="P2" draw:layer="perçages" svg:width="0.08cm" svg:height="0.08cm" draw:transform="rotate (1.5707963267949) translate (16.507cm 9.197cm)">
          <text:p/>
        </draw:circle>
        <draw:circle draw:style-name="gr2" draw:text-style-name="P2" draw:layer="perçages" svg:width="0.08cm" svg:height="0.08cm" draw:transform="rotate (1.5707963267949) translate (16.507cm 8.943cm)">
          <text:p/>
        </draw:circle>
        <draw:circle draw:style-name="gr2" draw:text-style-name="P2" draw:layer="perçages" svg:width="0.08cm" svg:height="0.08cm" draw:transform="rotate (1.5707963267949) translate (16.507cm 8.689cm)">
          <text:p/>
        </draw:circle>
        <draw:circle draw:style-name="gr2" draw:text-style-name="P2" draw:layer="perçages" svg:width="0.08cm" svg:height="0.08cm" draw:transform="rotate (1.5707963267949) translate (16.507cm 8.435cm)">
          <text:p/>
        </draw:circle>
        <draw:circle draw:style-name="gr2" draw:text-style-name="P2" draw:layer="perçages" svg:width="0.08cm" svg:height="0.08cm" draw:transform="rotate (1.5707963267949) translate (16.507cm 8.181cm)">
          <text:p/>
        </draw:circle>
        <draw:circle draw:style-name="gr2" draw:text-style-name="P2" draw:layer="perçages" svg:width="0.08cm" svg:height="0.08cm" draw:transform="rotate (1.5707963267949) translate (16.507cm 7.927cm)">
          <text:p/>
        </draw:circle>
        <draw:circle draw:style-name="gr2" draw:text-style-name="P2" draw:layer="perçages" svg:width="0.08cm" svg:height="0.08cm" draw:transform="rotate (1.5707963267949) translate (16.761cm 11.229cm)">
          <text:p/>
        </draw:circle>
        <draw:circle draw:style-name="gr2" draw:text-style-name="P2" draw:layer="perçages" svg:width="0.08cm" svg:height="0.08cm" draw:transform="rotate (1.5707963267949) translate (16.761cm 10.975cm)">
          <text:p/>
        </draw:circle>
        <draw:circle draw:style-name="gr2" draw:text-style-name="P2" draw:layer="perçages" svg:width="0.08cm" svg:height="0.08cm" draw:transform="rotate (1.5707963267949) translate (16.761cm 10.721cm)">
          <text:p/>
        </draw:circle>
        <draw:circle draw:style-name="gr2" draw:text-style-name="P2" draw:layer="perçages" svg:width="0.08cm" svg:height="0.08cm" draw:transform="rotate (1.5707963267949) translate (16.761cm 10.467cm)">
          <text:p/>
        </draw:circle>
        <draw:circle draw:style-name="gr2" draw:text-style-name="P2" draw:layer="perçages" svg:width="0.08cm" svg:height="0.08cm" draw:transform="rotate (1.5707963267949) translate (16.761cm 10.213cm)">
          <text:p/>
        </draw:circle>
        <draw:circle draw:style-name="gr2" draw:text-style-name="P2" draw:layer="perçages" svg:width="0.08cm" svg:height="0.08cm" draw:transform="rotate (1.5707963267949) translate (16.761cm 9.959cm)">
          <text:p/>
        </draw:circle>
        <draw:circle draw:style-name="gr2" draw:text-style-name="P2" draw:layer="perçages" svg:width="0.08cm" svg:height="0.08cm" draw:transform="rotate (1.5707963267949) translate (16.761cm 9.705cm)">
          <text:p/>
        </draw:circle>
        <draw:circle draw:style-name="gr2" draw:text-style-name="P2" draw:layer="perçages" svg:width="0.08cm" svg:height="0.08cm" draw:transform="rotate (1.5707963267949) translate (16.761cm 9.451cm)">
          <text:p/>
        </draw:circle>
        <draw:circle draw:style-name="gr2" draw:text-style-name="P2" draw:layer="perçages" svg:width="0.08cm" svg:height="0.08cm" draw:transform="rotate (1.5707963267949) translate (16.761cm 9.197cm)">
          <text:p/>
        </draw:circle>
        <draw:circle draw:style-name="gr2" draw:text-style-name="P2" draw:layer="perçages" svg:width="0.08cm" svg:height="0.08cm" draw:transform="rotate (1.5707963267949) translate (16.761cm 8.943cm)">
          <text:p/>
        </draw:circle>
        <draw:circle draw:style-name="gr2" draw:text-style-name="P2" draw:layer="perçages" svg:width="0.08cm" svg:height="0.08cm" draw:transform="rotate (1.5707963267949) translate (16.761cm 8.689cm)">
          <text:p/>
        </draw:circle>
        <draw:circle draw:style-name="gr2" draw:text-style-name="P2" draw:layer="perçages" svg:width="0.08cm" svg:height="0.08cm" draw:transform="rotate (1.5707963267949) translate (16.761cm 8.435cm)">
          <text:p/>
        </draw:circle>
        <draw:circle draw:style-name="gr2" draw:text-style-name="P2" draw:layer="perçages" svg:width="0.08cm" svg:height="0.08cm" draw:transform="rotate (1.5707963267949) translate (16.761cm 8.181cm)">
          <text:p/>
        </draw:circle>
        <draw:circle draw:style-name="gr2" draw:text-style-name="P2" draw:layer="perçages" svg:width="0.08cm" svg:height="0.08cm" draw:transform="rotate (1.5707963267949) translate (16.761cm 7.927cm)">
          <text:p/>
        </draw:circle>
        <draw:circle draw:style-name="gr2" draw:text-style-name="P2" draw:layer="perçages" svg:width="0.08cm" svg:height="0.08cm" draw:transform="rotate (1.5707963267949) translate (17.015cm 11.229cm)">
          <text:p/>
        </draw:circle>
        <draw:circle draw:style-name="gr2" draw:text-style-name="P2" draw:layer="perçages" svg:width="0.08cm" svg:height="0.08cm" draw:transform="rotate (1.5707963267949) translate (17.015cm 10.975cm)">
          <text:p/>
        </draw:circle>
        <draw:circle draw:style-name="gr2" draw:text-style-name="P2" draw:layer="perçages" svg:width="0.08cm" svg:height="0.08cm" draw:transform="rotate (1.5707963267949) translate (17.015cm 10.721cm)">
          <text:p/>
        </draw:circle>
        <draw:circle draw:style-name="gr2" draw:text-style-name="P2" draw:layer="perçages" svg:width="0.08cm" svg:height="0.08cm" draw:transform="rotate (1.5707963267949) translate (17.015cm 10.467cm)">
          <text:p/>
        </draw:circle>
        <draw:circle draw:style-name="gr2" draw:text-style-name="P2" draw:layer="perçages" svg:width="0.08cm" svg:height="0.08cm" draw:transform="rotate (1.5707963267949) translate (17.015cm 10.213cm)">
          <text:p/>
        </draw:circle>
        <draw:circle draw:style-name="gr2" draw:text-style-name="P2" draw:layer="perçages" svg:width="0.08cm" svg:height="0.08cm" draw:transform="rotate (1.5707963267949) translate (17.015cm 9.959cm)">
          <text:p/>
        </draw:circle>
        <draw:circle draw:style-name="gr2" draw:text-style-name="P2" draw:layer="perçages" svg:width="0.08cm" svg:height="0.08cm" draw:transform="rotate (1.5707963267949) translate (17.015cm 9.705cm)">
          <text:p/>
        </draw:circle>
        <draw:circle draw:style-name="gr2" draw:text-style-name="P2" draw:layer="perçages" svg:width="0.08cm" svg:height="0.08cm" draw:transform="rotate (1.5707963267949) translate (17.015cm 9.451cm)">
          <text:p/>
        </draw:circle>
        <draw:circle draw:style-name="gr2" draw:text-style-name="P2" draw:layer="perçages" svg:width="0.08cm" svg:height="0.08cm" draw:transform="rotate (1.5707963267949) translate (17.015cm 9.197cm)">
          <text:p/>
        </draw:circle>
        <draw:circle draw:style-name="gr2" draw:text-style-name="P2" draw:layer="perçages" svg:width="0.08cm" svg:height="0.08cm" draw:transform="rotate (1.5707963267949) translate (17.015cm 8.943cm)">
          <text:p/>
        </draw:circle>
        <draw:circle draw:style-name="gr2" draw:text-style-name="P2" draw:layer="perçages" svg:width="0.08cm" svg:height="0.08cm" draw:transform="rotate (1.5707963267949) translate (17.015cm 8.689cm)">
          <text:p/>
        </draw:circle>
        <draw:circle draw:style-name="gr2" draw:text-style-name="P2" draw:layer="perçages" svg:width="0.08cm" svg:height="0.08cm" draw:transform="rotate (1.5707963267949) translate (17.015cm 8.435cm)">
          <text:p/>
        </draw:circle>
        <draw:circle draw:style-name="gr2" draw:text-style-name="P2" draw:layer="perçages" svg:width="0.08cm" svg:height="0.08cm" draw:transform="rotate (1.5707963267949) translate (17.015cm 8.181cm)">
          <text:p/>
        </draw:circle>
        <draw:circle draw:style-name="gr2" draw:text-style-name="P2" draw:layer="perçages" svg:width="0.08cm" svg:height="0.08cm" draw:transform="rotate (1.5707963267949) translate (17.015cm 7.927cm)">
          <text:p/>
        </draw:circle>
        <draw:circle draw:style-name="gr2" draw:text-style-name="P2" draw:layer="perçages" svg:width="0.08cm" svg:height="0.08cm" draw:transform="rotate (1.5707963267949) translate (17.269cm 11.229cm)">
          <text:p/>
        </draw:circle>
        <draw:circle draw:style-name="gr2" draw:text-style-name="P2" draw:layer="perçages" svg:width="0.08cm" svg:height="0.08cm" draw:transform="rotate (1.5707963267949) translate (17.269cm 10.975cm)">
          <text:p/>
        </draw:circle>
        <draw:circle draw:style-name="gr2" draw:text-style-name="P2" draw:layer="perçages" svg:width="0.08cm" svg:height="0.08cm" draw:transform="rotate (1.5707963267949) translate (17.269cm 10.721cm)">
          <text:p/>
        </draw:circle>
        <draw:circle draw:style-name="gr2" draw:text-style-name="P2" draw:layer="perçages" svg:width="0.08cm" svg:height="0.08cm" draw:transform="rotate (1.5707963267949) translate (17.269cm 10.467cm)">
          <text:p/>
        </draw:circle>
        <draw:circle draw:style-name="gr2" draw:text-style-name="P2" draw:layer="perçages" svg:width="0.08cm" svg:height="0.08cm" draw:transform="rotate (1.5707963267949) translate (17.269cm 10.213cm)">
          <text:p/>
        </draw:circle>
        <draw:circle draw:style-name="gr2" draw:text-style-name="P2" draw:layer="perçages" svg:width="0.08cm" svg:height="0.08cm" draw:transform="rotate (1.5707963267949) translate (17.269cm 9.959cm)">
          <text:p/>
        </draw:circle>
        <draw:circle draw:style-name="gr2" draw:text-style-name="P2" draw:layer="perçages" svg:width="0.08cm" svg:height="0.08cm" draw:transform="rotate (1.5707963267949) translate (17.269cm 9.705cm)">
          <text:p/>
        </draw:circle>
        <draw:circle draw:style-name="gr2" draw:text-style-name="P2" draw:layer="perçages" svg:width="0.08cm" svg:height="0.08cm" draw:transform="rotate (1.5707963267949) translate (17.269cm 9.451cm)">
          <text:p/>
        </draw:circle>
        <draw:circle draw:style-name="gr2" draw:text-style-name="P2" draw:layer="perçages" svg:width="0.08cm" svg:height="0.08cm" draw:transform="rotate (1.5707963267949) translate (17.269cm 9.197cm)">
          <text:p/>
        </draw:circle>
        <draw:circle draw:style-name="gr2" draw:text-style-name="P2" draw:layer="perçages" svg:width="0.08cm" svg:height="0.08cm" draw:transform="rotate (1.5707963267949) translate (17.269cm 8.943cm)">
          <text:p/>
        </draw:circle>
        <draw:circle draw:style-name="gr2" draw:text-style-name="P2" draw:layer="perçages" svg:width="0.08cm" svg:height="0.08cm" draw:transform="rotate (1.5707963267949) translate (17.269cm 8.689cm)">
          <text:p/>
        </draw:circle>
        <draw:circle draw:style-name="gr2" draw:text-style-name="P2" draw:layer="perçages" svg:width="0.08cm" svg:height="0.08cm" draw:transform="rotate (1.5707963267949) translate (17.269cm 8.435cm)">
          <text:p/>
        </draw:circle>
        <draw:circle draw:style-name="gr2" draw:text-style-name="P2" draw:layer="perçages" svg:width="0.08cm" svg:height="0.08cm" draw:transform="rotate (1.5707963267949) translate (17.269cm 8.181cm)">
          <text:p/>
        </draw:circle>
        <draw:circle draw:style-name="gr2" draw:text-style-name="P2" draw:layer="perçages" svg:width="0.08cm" svg:height="0.08cm" draw:transform="rotate (1.5707963267949) translate (17.269cm 7.927cm)">
          <text:p/>
        </draw:circle>
        <draw:circle draw:style-name="gr2" draw:text-style-name="P2" draw:layer="perçages" svg:width="0.08cm" svg:height="0.08cm" draw:transform="rotate (1.5707963267949) translate (17.269cm 11.229cm)">
          <text:p/>
        </draw:circle>
        <draw:circle draw:style-name="gr2" draw:text-style-name="P2" draw:layer="perçages" svg:width="0.08cm" svg:height="0.08cm" draw:transform="rotate (1.5707963267949) translate (17.269cm 10.975cm)">
          <text:p/>
        </draw:circle>
        <draw:circle draw:style-name="gr2" draw:text-style-name="P2" draw:layer="perçages" svg:width="0.08cm" svg:height="0.08cm" draw:transform="rotate (1.5707963267949) translate (17.269cm 10.721cm)">
          <text:p/>
        </draw:circle>
        <draw:circle draw:style-name="gr2" draw:text-style-name="P2" draw:layer="perçages" svg:width="0.08cm" svg:height="0.08cm" draw:transform="rotate (1.5707963267949) translate (17.269cm 10.467cm)">
          <text:p/>
        </draw:circle>
        <draw:circle draw:style-name="gr2" draw:text-style-name="P2" draw:layer="perçages" svg:width="0.08cm" svg:height="0.08cm" draw:transform="rotate (1.5707963267949) translate (17.269cm 10.213cm)">
          <text:p/>
        </draw:circle>
        <draw:circle draw:style-name="gr2" draw:text-style-name="P2" draw:layer="perçages" svg:width="0.08cm" svg:height="0.08cm" draw:transform="rotate (1.5707963267949) translate (17.269cm 9.959cm)">
          <text:p/>
        </draw:circle>
        <draw:circle draw:style-name="gr2" draw:text-style-name="P2" draw:layer="perçages" svg:width="0.08cm" svg:height="0.08cm" draw:transform="rotate (1.5707963267949) translate (17.269cm 9.705cm)">
          <text:p/>
        </draw:circle>
        <draw:circle draw:style-name="gr2" draw:text-style-name="P2" draw:layer="perçages" svg:width="0.08cm" svg:height="0.08cm" draw:transform="rotate (1.5707963267949) translate (17.269cm 9.451cm)">
          <text:p/>
        </draw:circle>
        <draw:circle draw:style-name="gr2" draw:text-style-name="P2" draw:layer="perçages" svg:width="0.08cm" svg:height="0.08cm" draw:transform="rotate (1.5707963267949) translate (17.269cm 9.197cm)">
          <text:p/>
        </draw:circle>
        <draw:circle draw:style-name="gr2" draw:text-style-name="P2" draw:layer="perçages" svg:width="0.08cm" svg:height="0.08cm" draw:transform="rotate (1.5707963267949) translate (17.269cm 8.943cm)">
          <text:p/>
        </draw:circle>
        <draw:circle draw:style-name="gr2" draw:text-style-name="P2" draw:layer="perçages" svg:width="0.08cm" svg:height="0.08cm" draw:transform="rotate (1.5707963267949) translate (17.269cm 8.689cm)">
          <text:p/>
        </draw:circle>
        <draw:circle draw:style-name="gr2" draw:text-style-name="P2" draw:layer="perçages" svg:width="0.08cm" svg:height="0.08cm" draw:transform="rotate (1.5707963267949) translate (17.269cm 8.435cm)">
          <text:p/>
        </draw:circle>
        <draw:circle draw:style-name="gr2" draw:text-style-name="P2" draw:layer="perçages" svg:width="0.08cm" svg:height="0.08cm" draw:transform="rotate (1.5707963267949) translate (17.269cm 8.181cm)">
          <text:p/>
        </draw:circle>
        <draw:circle draw:style-name="gr2" draw:text-style-name="P2" draw:layer="perçages" svg:width="0.08cm" svg:height="0.08cm" draw:transform="rotate (1.5707963267949) translate (17.269cm 7.927cm)">
          <text:p/>
        </draw:circle>
        <draw:circle draw:style-name="gr2" draw:text-style-name="P2" draw:layer="perçages" svg:width="0.08cm" svg:height="0.08cm" draw:transform="rotate (1.5707963267949) translate (17.523cm 11.229cm)">
          <text:p/>
        </draw:circle>
        <draw:circle draw:style-name="gr2" draw:text-style-name="P2" draw:layer="perçages" svg:width="0.08cm" svg:height="0.08cm" draw:transform="rotate (1.5707963267949) translate (17.523cm 10.975cm)">
          <text:p/>
        </draw:circle>
        <draw:circle draw:style-name="gr2" draw:text-style-name="P2" draw:layer="perçages" svg:width="0.08cm" svg:height="0.08cm" draw:transform="rotate (1.5707963267949) translate (17.523cm 10.721cm)">
          <text:p/>
        </draw:circle>
        <draw:circle draw:style-name="gr2" draw:text-style-name="P2" draw:layer="perçages" svg:width="0.08cm" svg:height="0.08cm" draw:transform="rotate (1.5707963267949) translate (17.523cm 10.467cm)">
          <text:p/>
        </draw:circle>
        <draw:circle draw:style-name="gr2" draw:text-style-name="P2" draw:layer="perçages" svg:width="0.08cm" svg:height="0.08cm" draw:transform="rotate (1.5707963267949) translate (17.523cm 10.213cm)">
          <text:p/>
        </draw:circle>
        <draw:circle draw:style-name="gr2" draw:text-style-name="P2" draw:layer="perçages" svg:width="0.08cm" svg:height="0.08cm" draw:transform="rotate (1.5707963267949) translate (17.523cm 9.959cm)">
          <text:p/>
        </draw:circle>
        <draw:circle draw:style-name="gr2" draw:text-style-name="P2" draw:layer="perçages" svg:width="0.08cm" svg:height="0.08cm" draw:transform="rotate (1.5707963267949) translate (17.523cm 9.705cm)">
          <text:p/>
        </draw:circle>
        <draw:circle draw:style-name="gr2" draw:text-style-name="P2" draw:layer="perçages" svg:width="0.08cm" svg:height="0.08cm" draw:transform="rotate (1.5707963267949) translate (17.523cm 9.451cm)">
          <text:p/>
        </draw:circle>
        <draw:circle draw:style-name="gr2" draw:text-style-name="P2" draw:layer="perçages" svg:width="0.08cm" svg:height="0.08cm" draw:transform="rotate (1.5707963267949) translate (17.523cm 9.197cm)">
          <text:p/>
        </draw:circle>
        <draw:circle draw:style-name="gr2" draw:text-style-name="P2" draw:layer="perçages" svg:width="0.08cm" svg:height="0.08cm" draw:transform="rotate (1.5707963267949) translate (17.523cm 8.943cm)">
          <text:p/>
        </draw:circle>
        <draw:circle draw:style-name="gr2" draw:text-style-name="P2" draw:layer="perçages" svg:width="0.08cm" svg:height="0.08cm" draw:transform="rotate (1.5707963267949) translate (17.523cm 8.689cm)">
          <text:p/>
        </draw:circle>
        <draw:circle draw:style-name="gr2" draw:text-style-name="P2" draw:layer="perçages" svg:width="0.08cm" svg:height="0.08cm" draw:transform="rotate (1.5707963267949) translate (17.523cm 8.435cm)">
          <text:p/>
        </draw:circle>
        <draw:circle draw:style-name="gr2" draw:text-style-name="P2" draw:layer="perçages" svg:width="0.08cm" svg:height="0.08cm" draw:transform="rotate (1.5707963267949) translate (17.523cm 8.181cm)">
          <text:p/>
        </draw:circle>
        <draw:circle draw:style-name="gr2" draw:text-style-name="P2" draw:layer="perçages" svg:width="0.08cm" svg:height="0.08cm" draw:transform="rotate (1.5707963267949) translate (17.523cm 7.927cm)">
          <text:p/>
        </draw:circle>
        <draw:circle draw:style-name="gr2" draw:text-style-name="P2" draw:layer="perçages" svg:width="0.08cm" svg:height="0.08cm" draw:transform="rotate (1.5707963267949) translate (17.777cm 11.229cm)">
          <text:p/>
        </draw:circle>
        <draw:circle draw:style-name="gr2" draw:text-style-name="P2" draw:layer="perçages" svg:width="0.08cm" svg:height="0.08cm" draw:transform="rotate (1.5707963267949) translate (17.777cm 10.975cm)">
          <text:p/>
        </draw:circle>
        <draw:circle draw:style-name="gr2" draw:text-style-name="P2" draw:layer="perçages" svg:width="0.08cm" svg:height="0.08cm" draw:transform="rotate (1.5707963267949) translate (17.777cm 10.721cm)">
          <text:p/>
        </draw:circle>
        <draw:circle draw:style-name="gr2" draw:text-style-name="P2" draw:layer="perçages" svg:width="0.08cm" svg:height="0.08cm" draw:transform="rotate (1.5707963267949) translate (17.777cm 10.467cm)">
          <text:p/>
        </draw:circle>
        <draw:circle draw:style-name="gr2" draw:text-style-name="P2" draw:layer="perçages" svg:width="0.08cm" svg:height="0.08cm" draw:transform="rotate (1.5707963267949) translate (17.777cm 10.213cm)">
          <text:p/>
        </draw:circle>
        <draw:circle draw:style-name="gr2" draw:text-style-name="P2" draw:layer="perçages" svg:width="0.08cm" svg:height="0.08cm" draw:transform="rotate (1.5707963267949) translate (17.777cm 9.959cm)">
          <text:p/>
        </draw:circle>
        <draw:circle draw:style-name="gr2" draw:text-style-name="P2" draw:layer="perçages" svg:width="0.08cm" svg:height="0.08cm" draw:transform="rotate (1.5707963267949) translate (17.777cm 9.705cm)">
          <text:p/>
        </draw:circle>
        <draw:circle draw:style-name="gr2" draw:text-style-name="P2" draw:layer="perçages" svg:width="0.08cm" svg:height="0.08cm" draw:transform="rotate (1.5707963267949) translate (17.777cm 9.451cm)">
          <text:p/>
        </draw:circle>
        <draw:circle draw:style-name="gr2" draw:text-style-name="P2" draw:layer="perçages" svg:width="0.08cm" svg:height="0.08cm" draw:transform="rotate (1.5707963267949) translate (17.777cm 9.197cm)">
          <text:p/>
        </draw:circle>
        <draw:circle draw:style-name="gr2" draw:text-style-name="P2" draw:layer="perçages" svg:width="0.08cm" svg:height="0.08cm" draw:transform="rotate (1.5707963267949) translate (17.777cm 8.943cm)">
          <text:p/>
        </draw:circle>
        <draw:circle draw:style-name="gr2" draw:text-style-name="P2" draw:layer="perçages" svg:width="0.08cm" svg:height="0.08cm" draw:transform="rotate (1.5707963267949) translate (17.777cm 8.689cm)">
          <text:p/>
        </draw:circle>
        <draw:circle draw:style-name="gr2" draw:text-style-name="P2" draw:layer="perçages" svg:width="0.08cm" svg:height="0.08cm" draw:transform="rotate (1.5707963267949) translate (17.777cm 8.435cm)">
          <text:p/>
        </draw:circle>
        <draw:circle draw:style-name="gr2" draw:text-style-name="P2" draw:layer="perçages" svg:width="0.08cm" svg:height="0.08cm" draw:transform="rotate (1.5707963267949) translate (17.777cm 8.181cm)">
          <text:p/>
        </draw:circle>
        <draw:circle draw:style-name="gr2" draw:text-style-name="P2" draw:layer="perçages" svg:width="0.08cm" svg:height="0.08cm" draw:transform="rotate (1.5707963267949) translate (17.777cm 7.927cm)">
          <text:p/>
        </draw:circle>
        <draw:circle draw:style-name="gr2" draw:text-style-name="P2" draw:layer="perçages" svg:width="0.08cm" svg:height="0.08cm" draw:transform="rotate (1.5707963267949) translate (18.031cm 11.229cm)">
          <text:p/>
        </draw:circle>
        <draw:circle draw:style-name="gr2" draw:text-style-name="P2" draw:layer="perçages" svg:width="0.08cm" svg:height="0.08cm" draw:transform="rotate (1.5707963267949) translate (18.031cm 10.975cm)">
          <text:p/>
        </draw:circle>
        <draw:circle draw:style-name="gr2" draw:text-style-name="P2" draw:layer="perçages" svg:width="0.08cm" svg:height="0.08cm" draw:transform="rotate (1.5707963267949) translate (18.031cm 10.721cm)">
          <text:p/>
        </draw:circle>
        <draw:circle draw:style-name="gr2" draw:text-style-name="P2" draw:layer="perçages" svg:width="0.08cm" svg:height="0.08cm" draw:transform="rotate (1.5707963267949) translate (18.031cm 10.467cm)">
          <text:p/>
        </draw:circle>
        <draw:circle draw:style-name="gr2" draw:text-style-name="P2" draw:layer="perçages" svg:width="0.08cm" svg:height="0.08cm" draw:transform="rotate (1.5707963267949) translate (18.031cm 10.213cm)">
          <text:p/>
        </draw:circle>
        <draw:circle draw:style-name="gr2" draw:text-style-name="P2" draw:layer="perçages" svg:width="0.08cm" svg:height="0.08cm" draw:transform="rotate (1.5707963267949) translate (18.031cm 9.959cm)">
          <text:p/>
        </draw:circle>
        <draw:circle draw:style-name="gr2" draw:text-style-name="P2" draw:layer="perçages" svg:width="0.08cm" svg:height="0.08cm" draw:transform="rotate (1.5707963267949) translate (18.031cm 9.705cm)">
          <text:p/>
        </draw:circle>
        <draw:circle draw:style-name="gr2" draw:text-style-name="P2" draw:layer="perçages" svg:width="0.08cm" svg:height="0.08cm" draw:transform="rotate (1.5707963267949) translate (18.031cm 9.451cm)">
          <text:p/>
        </draw:circle>
        <draw:circle draw:style-name="gr2" draw:text-style-name="P2" draw:layer="perçages" svg:width="0.08cm" svg:height="0.08cm" draw:transform="rotate (1.5707963267949) translate (18.031cm 9.197cm)">
          <text:p/>
        </draw:circle>
        <draw:circle draw:style-name="gr2" draw:text-style-name="P2" draw:layer="perçages" svg:width="0.08cm" svg:height="0.08cm" draw:transform="rotate (1.5707963267949) translate (18.031cm 8.943cm)">
          <text:p/>
        </draw:circle>
        <draw:circle draw:style-name="gr2" draw:text-style-name="P2" draw:layer="perçages" svg:width="0.08cm" svg:height="0.08cm" draw:transform="rotate (1.5707963267949) translate (18.031cm 8.689cm)">
          <text:p/>
        </draw:circle>
        <draw:circle draw:style-name="gr2" draw:text-style-name="P2" draw:layer="perçages" svg:width="0.08cm" svg:height="0.08cm" draw:transform="rotate (1.5707963267949) translate (18.031cm 8.435cm)">
          <text:p/>
        </draw:circle>
        <draw:circle draw:style-name="gr2" draw:text-style-name="P2" draw:layer="perçages" svg:width="0.08cm" svg:height="0.08cm" draw:transform="rotate (1.5707963267949) translate (18.031cm 8.181cm)">
          <text:p/>
        </draw:circle>
        <draw:circle draw:style-name="gr2" draw:text-style-name="P2" draw:layer="perçages" svg:width="0.08cm" svg:height="0.08cm" draw:transform="rotate (1.5707963267949) translate (18.031cm 7.927cm)">
          <text:p/>
        </draw:circle>
        <draw:circle draw:style-name="gr2" draw:text-style-name="P2" draw:layer="perçages" svg:width="0.08cm" svg:height="0.08cm" draw:transform="rotate (1.5707963267949) translate (18.285cm 11.229cm)">
          <text:p/>
        </draw:circle>
        <draw:circle draw:style-name="gr2" draw:text-style-name="P2" draw:layer="perçages" svg:width="0.08cm" svg:height="0.08cm" draw:transform="rotate (1.5707963267949) translate (18.285cm 10.975cm)">
          <text:p/>
        </draw:circle>
        <draw:circle draw:style-name="gr2" draw:text-style-name="P2" draw:layer="perçages" svg:width="0.08cm" svg:height="0.08cm" draw:transform="rotate (1.5707963267949) translate (18.285cm 10.721cm)">
          <text:p/>
        </draw:circle>
        <draw:circle draw:style-name="gr2" draw:text-style-name="P2" draw:layer="perçages" svg:width="0.08cm" svg:height="0.08cm" draw:transform="rotate (1.5707963267949) translate (18.285cm 10.467cm)">
          <text:p/>
        </draw:circle>
        <draw:circle draw:style-name="gr2" draw:text-style-name="P2" draw:layer="perçages" svg:width="0.08cm" svg:height="0.08cm" draw:transform="rotate (1.5707963267949) translate (18.285cm 10.213cm)">
          <text:p/>
        </draw:circle>
        <draw:circle draw:style-name="gr2" draw:text-style-name="P2" draw:layer="perçages" svg:width="0.08cm" svg:height="0.08cm" draw:transform="rotate (1.5707963267949) translate (18.285cm 9.959cm)">
          <text:p/>
        </draw:circle>
        <draw:circle draw:style-name="gr2" draw:text-style-name="P2" draw:layer="perçages" svg:width="0.08cm" svg:height="0.08cm" draw:transform="rotate (1.5707963267949) translate (18.285cm 9.705cm)">
          <text:p/>
        </draw:circle>
        <draw:circle draw:style-name="gr2" draw:text-style-name="P2" draw:layer="perçages" svg:width="0.08cm" svg:height="0.08cm" draw:transform="rotate (1.5707963267949) translate (18.285cm 9.451cm)">
          <text:p/>
        </draw:circle>
        <draw:circle draw:style-name="gr2" draw:text-style-name="P2" draw:layer="perçages" svg:width="0.08cm" svg:height="0.08cm" draw:transform="rotate (1.5707963267949) translate (18.285cm 9.197cm)">
          <text:p/>
        </draw:circle>
        <draw:circle draw:style-name="gr2" draw:text-style-name="P2" draw:layer="perçages" svg:width="0.08cm" svg:height="0.08cm" draw:transform="rotate (1.5707963267949) translate (18.285cm 8.943cm)">
          <text:p/>
        </draw:circle>
        <draw:circle draw:style-name="gr2" draw:text-style-name="P2" draw:layer="perçages" svg:width="0.08cm" svg:height="0.08cm" draw:transform="rotate (1.5707963267949) translate (18.285cm 8.689cm)">
          <text:p/>
        </draw:circle>
        <draw:circle draw:style-name="gr2" draw:text-style-name="P2" draw:layer="perçages" svg:width="0.08cm" svg:height="0.08cm" draw:transform="rotate (1.5707963267949) translate (18.285cm 8.435cm)">
          <text:p/>
        </draw:circle>
        <draw:circle draw:style-name="gr2" draw:text-style-name="P2" draw:layer="perçages" svg:width="0.08cm" svg:height="0.08cm" draw:transform="rotate (1.5707963267949) translate (18.285cm 8.181cm)">
          <text:p/>
        </draw:circle>
        <draw:circle draw:style-name="gr2" draw:text-style-name="P2" draw:layer="perçages" svg:width="0.08cm" svg:height="0.08cm" draw:transform="rotate (1.5707963267949) translate (18.285cm 7.927cm)">
          <text:p/>
        </draw:circle>
        <draw:circle draw:style-name="gr2" draw:text-style-name="P2" draw:layer="perçages" svg:width="0.08cm" svg:height="0.08cm" draw:transform="rotate (1.5707963267949) translate (18.539cm 11.229cm)">
          <text:p/>
        </draw:circle>
        <draw:circle draw:style-name="gr2" draw:text-style-name="P2" draw:layer="perçages" svg:width="0.08cm" svg:height="0.08cm" draw:transform="rotate (1.5707963267949) translate (18.539cm 10.975cm)">
          <text:p/>
        </draw:circle>
        <draw:circle draw:style-name="gr2" draw:text-style-name="P2" draw:layer="perçages" svg:width="0.08cm" svg:height="0.08cm" draw:transform="rotate (1.5707963267949) translate (18.539cm 10.721cm)">
          <text:p/>
        </draw:circle>
        <draw:circle draw:style-name="gr2" draw:text-style-name="P2" draw:layer="perçages" svg:width="0.08cm" svg:height="0.08cm" draw:transform="rotate (1.5707963267949) translate (18.539cm 10.467cm)">
          <text:p/>
        </draw:circle>
        <draw:circle draw:style-name="gr2" draw:text-style-name="P2" draw:layer="perçages" svg:width="0.08cm" svg:height="0.08cm" draw:transform="rotate (1.5707963267949) translate (18.539cm 10.213cm)">
          <text:p/>
        </draw:circle>
        <draw:circle draw:style-name="gr2" draw:text-style-name="P2" draw:layer="perçages" svg:width="0.08cm" svg:height="0.08cm" draw:transform="rotate (1.5707963267949) translate (18.539cm 9.959cm)">
          <text:p/>
        </draw:circle>
        <draw:circle draw:style-name="gr2" draw:text-style-name="P2" draw:layer="perçages" svg:width="0.08cm" svg:height="0.08cm" draw:transform="rotate (1.5707963267949) translate (18.539cm 9.705cm)">
          <text:p/>
        </draw:circle>
        <draw:circle draw:style-name="gr2" draw:text-style-name="P2" draw:layer="perçages" svg:width="0.08cm" svg:height="0.08cm" draw:transform="rotate (1.5707963267949) translate (18.539cm 9.451cm)">
          <text:p/>
        </draw:circle>
        <draw:circle draw:style-name="gr2" draw:text-style-name="P2" draw:layer="perçages" svg:width="0.08cm" svg:height="0.08cm" draw:transform="rotate (1.5707963267949) translate (18.539cm 9.197cm)">
          <text:p/>
        </draw:circle>
        <draw:circle draw:style-name="gr2" draw:text-style-name="P2" draw:layer="perçages" svg:width="0.08cm" svg:height="0.08cm" draw:transform="rotate (1.5707963267949) translate (18.539cm 8.943cm)">
          <text:p/>
        </draw:circle>
        <draw:circle draw:style-name="gr2" draw:text-style-name="P2" draw:layer="perçages" svg:width="0.08cm" svg:height="0.08cm" draw:transform="rotate (1.5707963267949) translate (18.539cm 8.689cm)">
          <text:p/>
        </draw:circle>
        <draw:circle draw:style-name="gr2" draw:text-style-name="P2" draw:layer="perçages" svg:width="0.08cm" svg:height="0.08cm" draw:transform="rotate (1.5707963267949) translate (18.539cm 8.435cm)">
          <text:p/>
        </draw:circle>
        <draw:circle draw:style-name="gr2" draw:text-style-name="P2" draw:layer="perçages" svg:width="0.08cm" svg:height="0.08cm" draw:transform="rotate (1.5707963267949) translate (18.539cm 8.181cm)">
          <text:p/>
        </draw:circle>
        <draw:circle draw:style-name="gr2" draw:text-style-name="P2" draw:layer="perçages" svg:width="0.08cm" svg:height="0.08cm" draw:transform="rotate (1.5707963267949) translate (18.539cm 7.927cm)">
          <text:p/>
        </draw:circle>
        <draw:circle draw:style-name="gr2" draw:text-style-name="P2" draw:layer="perçages" svg:width="0.08cm" svg:height="0.08cm" draw:transform="rotate (1.5707963267949) translate (18.539cm 11.229cm)">
          <text:p/>
        </draw:circle>
        <draw:circle draw:style-name="gr2" draw:text-style-name="P2" draw:layer="perçages" svg:width="0.08cm" svg:height="0.08cm" draw:transform="rotate (1.5707963267949) translate (18.539cm 10.975cm)">
          <text:p/>
        </draw:circle>
        <draw:circle draw:style-name="gr2" draw:text-style-name="P2" draw:layer="perçages" svg:width="0.08cm" svg:height="0.08cm" draw:transform="rotate (1.5707963267949) translate (18.539cm 10.721cm)">
          <text:p/>
        </draw:circle>
        <draw:circle draw:style-name="gr2" draw:text-style-name="P2" draw:layer="perçages" svg:width="0.08cm" svg:height="0.08cm" draw:transform="rotate (1.5707963267949) translate (18.539cm 10.467cm)">
          <text:p/>
        </draw:circle>
        <draw:circle draw:style-name="gr2" draw:text-style-name="P2" draw:layer="perçages" svg:width="0.08cm" svg:height="0.08cm" draw:transform="rotate (1.5707963267949) translate (18.539cm 10.213cm)">
          <text:p/>
        </draw:circle>
        <draw:circle draw:style-name="gr2" draw:text-style-name="P2" draw:layer="perçages" svg:width="0.08cm" svg:height="0.08cm" draw:transform="rotate (1.5707963267949) translate (18.539cm 9.959cm)">
          <text:p/>
        </draw:circle>
        <draw:circle draw:style-name="gr2" draw:text-style-name="P2" draw:layer="perçages" svg:width="0.08cm" svg:height="0.08cm" draw:transform="rotate (1.5707963267949) translate (18.539cm 9.705cm)">
          <text:p/>
        </draw:circle>
        <draw:circle draw:style-name="gr2" draw:text-style-name="P2" draw:layer="perçages" svg:width="0.08cm" svg:height="0.08cm" draw:transform="rotate (1.5707963267949) translate (18.539cm 9.451cm)">
          <text:p/>
        </draw:circle>
        <draw:circle draw:style-name="gr2" draw:text-style-name="P2" draw:layer="perçages" svg:width="0.08cm" svg:height="0.08cm" draw:transform="rotate (1.5707963267949) translate (18.539cm 9.197cm)">
          <text:p/>
        </draw:circle>
        <draw:circle draw:style-name="gr2" draw:text-style-name="P2" draw:layer="perçages" svg:width="0.08cm" svg:height="0.08cm" draw:transform="rotate (1.5707963267949) translate (18.539cm 8.943cm)">
          <text:p/>
        </draw:circle>
        <draw:circle draw:style-name="gr2" draw:text-style-name="P2" draw:layer="perçages" svg:width="0.08cm" svg:height="0.08cm" draw:transform="rotate (1.5707963267949) translate (18.539cm 8.689cm)">
          <text:p/>
        </draw:circle>
        <draw:circle draw:style-name="gr2" draw:text-style-name="P2" draw:layer="perçages" svg:width="0.08cm" svg:height="0.08cm" draw:transform="rotate (1.5707963267949) translate (18.539cm 8.435cm)">
          <text:p/>
        </draw:circle>
        <draw:circle draw:style-name="gr2" draw:text-style-name="P2" draw:layer="perçages" svg:width="0.08cm" svg:height="0.08cm" draw:transform="rotate (1.5707963267949) translate (18.539cm 8.181cm)">
          <text:p/>
        </draw:circle>
        <draw:circle draw:style-name="gr2" draw:text-style-name="P2" draw:layer="perçages" svg:width="0.08cm" svg:height="0.08cm" draw:transform="rotate (1.5707963267949) translate (18.539cm 7.927cm)">
          <text:p/>
        </draw:circle>
        <draw:circle draw:style-name="gr2" draw:text-style-name="P2" draw:layer="perçages" svg:width="0.08cm" svg:height="0.08cm" draw:transform="rotate (1.5707963267949) translate (18.793cm 11.229cm)">
          <text:p/>
        </draw:circle>
        <draw:circle draw:style-name="gr2" draw:text-style-name="P2" draw:layer="perçages" svg:width="0.08cm" svg:height="0.08cm" draw:transform="rotate (1.5707963267949) translate (18.793cm 10.975cm)">
          <text:p/>
        </draw:circle>
        <draw:circle draw:style-name="gr2" draw:text-style-name="P2" draw:layer="perçages" svg:width="0.08cm" svg:height="0.08cm" draw:transform="rotate (1.5707963267949) translate (18.793cm 10.721cm)">
          <text:p/>
        </draw:circle>
        <draw:circle draw:style-name="gr2" draw:text-style-name="P2" draw:layer="perçages" svg:width="0.08cm" svg:height="0.08cm" draw:transform="rotate (1.5707963267949) translate (18.793cm 10.467cm)">
          <text:p/>
        </draw:circle>
        <draw:circle draw:style-name="gr2" draw:text-style-name="P2" draw:layer="perçages" svg:width="0.08cm" svg:height="0.08cm" draw:transform="rotate (1.5707963267949) translate (18.793cm 10.213cm)">
          <text:p/>
        </draw:circle>
        <draw:circle draw:style-name="gr2" draw:text-style-name="P2" draw:layer="perçages" svg:width="0.08cm" svg:height="0.08cm" draw:transform="rotate (1.5707963267949) translate (18.793cm 9.959cm)">
          <text:p/>
        </draw:circle>
        <draw:circle draw:style-name="gr2" draw:text-style-name="P2" draw:layer="perçages" svg:width="0.08cm" svg:height="0.08cm" draw:transform="rotate (1.5707963267949) translate (18.793cm 9.705cm)">
          <text:p/>
        </draw:circle>
        <draw:circle draw:style-name="gr2" draw:text-style-name="P2" draw:layer="perçages" svg:width="0.08cm" svg:height="0.08cm" draw:transform="rotate (1.5707963267949) translate (18.793cm 9.451cm)">
          <text:p/>
        </draw:circle>
        <draw:circle draw:style-name="gr2" draw:text-style-name="P2" draw:layer="perçages" svg:width="0.08cm" svg:height="0.08cm" draw:transform="rotate (1.5707963267949) translate (18.793cm 9.197cm)">
          <text:p/>
        </draw:circle>
        <draw:circle draw:style-name="gr2" draw:text-style-name="P2" draw:layer="perçages" svg:width="0.08cm" svg:height="0.08cm" draw:transform="rotate (1.5707963267949) translate (18.793cm 8.943cm)">
          <text:p/>
        </draw:circle>
        <draw:circle draw:style-name="gr2" draw:text-style-name="P2" draw:layer="perçages" svg:width="0.08cm" svg:height="0.08cm" draw:transform="rotate (1.5707963267949) translate (18.793cm 8.689cm)">
          <text:p/>
        </draw:circle>
        <draw:circle draw:style-name="gr2" draw:text-style-name="P2" draw:layer="perçages" svg:width="0.08cm" svg:height="0.08cm" draw:transform="rotate (1.5707963267949) translate (18.793cm 8.435cm)">
          <text:p/>
        </draw:circle>
        <draw:circle draw:style-name="gr2" draw:text-style-name="P2" draw:layer="perçages" svg:width="0.08cm" svg:height="0.08cm" draw:transform="rotate (1.5707963267949) translate (18.793cm 8.181cm)">
          <text:p/>
        </draw:circle>
        <draw:circle draw:style-name="gr2" draw:text-style-name="P2" draw:layer="perçages" svg:width="0.08cm" svg:height="0.08cm" draw:transform="rotate (1.5707963267949) translate (18.793cm 7.927cm)">
          <text:p/>
        </draw:circle>
        <draw:circle draw:style-name="gr2" draw:text-style-name="P2" draw:layer="perçages" svg:width="0.08cm" svg:height="0.08cm" draw:transform="rotate (1.5707963267949) translate (19.047cm 11.229cm)">
          <text:p/>
        </draw:circle>
        <draw:circle draw:style-name="gr2" draw:text-style-name="P2" draw:layer="perçages" svg:width="0.08cm" svg:height="0.08cm" draw:transform="rotate (1.5707963267949) translate (19.047cm 10.975cm)">
          <text:p/>
        </draw:circle>
        <draw:circle draw:style-name="gr2" draw:text-style-name="P2" draw:layer="perçages" svg:width="0.08cm" svg:height="0.08cm" draw:transform="rotate (1.5707963267949) translate (19.047cm 10.721cm)">
          <text:p/>
        </draw:circle>
        <draw:circle draw:style-name="gr2" draw:text-style-name="P2" draw:layer="perçages" svg:width="0.08cm" svg:height="0.08cm" draw:transform="rotate (1.5707963267949) translate (19.047cm 10.467cm)">
          <text:p/>
        </draw:circle>
        <draw:circle draw:style-name="gr2" draw:text-style-name="P2" draw:layer="perçages" svg:width="0.08cm" svg:height="0.08cm" draw:transform="rotate (1.5707963267949) translate (19.047cm 10.213cm)">
          <text:p/>
        </draw:circle>
        <draw:circle draw:style-name="gr2" draw:text-style-name="P2" draw:layer="perçages" svg:width="0.08cm" svg:height="0.08cm" draw:transform="rotate (1.5707963267949) translate (19.047cm 9.959cm)">
          <text:p/>
        </draw:circle>
        <draw:circle draw:style-name="gr2" draw:text-style-name="P2" draw:layer="perçages" svg:width="0.08cm" svg:height="0.08cm" draw:transform="rotate (1.5707963267949) translate (19.047cm 9.705cm)">
          <text:p/>
        </draw:circle>
        <draw:circle draw:style-name="gr2" draw:text-style-name="P2" draw:layer="perçages" svg:width="0.08cm" svg:height="0.08cm" draw:transform="rotate (1.5707963267949) translate (19.047cm 9.451cm)">
          <text:p/>
        </draw:circle>
        <draw:circle draw:style-name="gr2" draw:text-style-name="P2" draw:layer="perçages" svg:width="0.08cm" svg:height="0.08cm" draw:transform="rotate (1.5707963267949) translate (19.047cm 9.197cm)">
          <text:p/>
        </draw:circle>
        <draw:circle draw:style-name="gr2" draw:text-style-name="P2" draw:layer="perçages" svg:width="0.08cm" svg:height="0.08cm" draw:transform="rotate (1.5707963267949) translate (19.047cm 8.943cm)">
          <text:p/>
        </draw:circle>
        <draw:circle draw:style-name="gr2" draw:text-style-name="P2" draw:layer="perçages" svg:width="0.08cm" svg:height="0.08cm" draw:transform="rotate (1.5707963267949) translate (19.047cm 8.689cm)">
          <text:p/>
        </draw:circle>
        <draw:circle draw:style-name="gr2" draw:text-style-name="P2" draw:layer="perçages" svg:width="0.08cm" svg:height="0.08cm" draw:transform="rotate (1.5707963267949) translate (19.047cm 8.435cm)">
          <text:p/>
        </draw:circle>
        <draw:circle draw:style-name="gr2" draw:text-style-name="P2" draw:layer="perçages" svg:width="0.08cm" svg:height="0.08cm" draw:transform="rotate (1.5707963267949) translate (19.047cm 8.181cm)">
          <text:p/>
        </draw:circle>
        <draw:circle draw:style-name="gr2" draw:text-style-name="P2" draw:layer="perçages" svg:width="0.08cm" svg:height="0.08cm" draw:transform="rotate (1.5707963267949) translate (19.047cm 7.927cm)">
          <text:p/>
        </draw:circle>
        <draw:circle draw:style-name="gr2" draw:text-style-name="P2" draw:layer="perçages" svg:width="0.08cm" svg:height="0.08cm" draw:transform="rotate (1.5707963267949) translate (19.301cm 11.229cm)">
          <text:p/>
        </draw:circle>
        <draw:circle draw:style-name="gr2" draw:text-style-name="P2" draw:layer="perçages" svg:width="0.08cm" svg:height="0.08cm" draw:transform="rotate (1.5707963267949) translate (19.301cm 10.975cm)">
          <text:p/>
        </draw:circle>
        <draw:circle draw:style-name="gr2" draw:text-style-name="P2" draw:layer="perçages" svg:width="0.08cm" svg:height="0.08cm" draw:transform="rotate (1.5707963267949) translate (19.301cm 10.721cm)">
          <text:p/>
        </draw:circle>
        <draw:circle draw:style-name="gr2" draw:text-style-name="P2" draw:layer="perçages" svg:width="0.08cm" svg:height="0.08cm" draw:transform="rotate (1.5707963267949) translate (19.301cm 10.467cm)">
          <text:p/>
        </draw:circle>
        <draw:circle draw:style-name="gr2" draw:text-style-name="P2" draw:layer="perçages" svg:width="0.08cm" svg:height="0.08cm" draw:transform="rotate (1.5707963267949) translate (19.301cm 10.213cm)">
          <text:p/>
        </draw:circle>
        <draw:circle draw:style-name="gr2" draw:text-style-name="P2" draw:layer="perçages" svg:width="0.08cm" svg:height="0.08cm" draw:transform="rotate (1.5707963267949) translate (19.301cm 9.959cm)">
          <text:p/>
        </draw:circle>
        <draw:circle draw:style-name="gr2" draw:text-style-name="P2" draw:layer="perçages" svg:width="0.08cm" svg:height="0.08cm" draw:transform="rotate (1.5707963267949) translate (19.301cm 9.705cm)">
          <text:p/>
        </draw:circle>
        <draw:circle draw:style-name="gr2" draw:text-style-name="P2" draw:layer="perçages" svg:width="0.08cm" svg:height="0.08cm" draw:transform="rotate (1.5707963267949) translate (19.301cm 9.451cm)">
          <text:p/>
        </draw:circle>
        <draw:circle draw:style-name="gr2" draw:text-style-name="P2" draw:layer="perçages" svg:width="0.08cm" svg:height="0.08cm" draw:transform="rotate (1.5707963267949) translate (19.301cm 9.197cm)">
          <text:p/>
        </draw:circle>
        <draw:circle draw:style-name="gr2" draw:text-style-name="P2" draw:layer="perçages" svg:width="0.08cm" svg:height="0.08cm" draw:transform="rotate (1.5707963267949) translate (19.301cm 8.943cm)">
          <text:p/>
        </draw:circle>
        <draw:circle draw:style-name="gr2" draw:text-style-name="P2" draw:layer="perçages" svg:width="0.08cm" svg:height="0.08cm" draw:transform="rotate (1.5707963267949) translate (19.301cm 8.689cm)">
          <text:p/>
        </draw:circle>
        <draw:circle draw:style-name="gr2" draw:text-style-name="P2" draw:layer="perçages" svg:width="0.08cm" svg:height="0.08cm" draw:transform="rotate (1.5707963267949) translate (19.301cm 8.435cm)">
          <text:p/>
        </draw:circle>
        <draw:circle draw:style-name="gr2" draw:text-style-name="P2" draw:layer="perçages" svg:width="0.08cm" svg:height="0.08cm" draw:transform="rotate (1.5707963267949) translate (19.301cm 8.181cm)">
          <text:p/>
        </draw:circle>
        <draw:circle draw:style-name="gr2" draw:text-style-name="P2" draw:layer="perçages" svg:width="0.08cm" svg:height="0.08cm" draw:transform="rotate (1.5707963267949) translate (19.301cm 7.927cm)">
          <text:p/>
        </draw:circle>
        <draw:circle draw:style-name="gr2" draw:text-style-name="P2" draw:layer="perçages" svg:width="0.08cm" svg:height="0.08cm" draw:transform="rotate (1.5707963267949) translate (19.555cm 11.229cm)">
          <text:p/>
        </draw:circle>
        <draw:circle draw:style-name="gr2" draw:text-style-name="P2" draw:layer="perçages" svg:width="0.08cm" svg:height="0.08cm" draw:transform="rotate (1.5707963267949) translate (19.555cm 10.975cm)">
          <text:p/>
        </draw:circle>
        <draw:circle draw:style-name="gr2" draw:text-style-name="P2" draw:layer="perçages" svg:width="0.08cm" svg:height="0.08cm" draw:transform="rotate (1.5707963267949) translate (19.555cm 10.721cm)">
          <text:p/>
        </draw:circle>
        <draw:circle draw:style-name="gr2" draw:text-style-name="P2" draw:layer="perçages" svg:width="0.08cm" svg:height="0.08cm" draw:transform="rotate (1.5707963267949) translate (19.555cm 10.467cm)">
          <text:p/>
        </draw:circle>
        <draw:circle draw:style-name="gr2" draw:text-style-name="P2" draw:layer="perçages" svg:width="0.08cm" svg:height="0.08cm" draw:transform="rotate (1.5707963267949) translate (19.555cm 10.213cm)">
          <text:p/>
        </draw:circle>
        <draw:circle draw:style-name="gr2" draw:text-style-name="P2" draw:layer="perçages" svg:width="0.08cm" svg:height="0.08cm" draw:transform="rotate (1.5707963267949) translate (19.555cm 9.959cm)">
          <text:p/>
        </draw:circle>
        <draw:circle draw:style-name="gr2" draw:text-style-name="P2" draw:layer="perçages" svg:width="0.08cm" svg:height="0.08cm" draw:transform="rotate (1.5707963267949) translate (19.555cm 9.705cm)">
          <text:p/>
        </draw:circle>
        <draw:circle draw:style-name="gr2" draw:text-style-name="P2" draw:layer="perçages" svg:width="0.08cm" svg:height="0.08cm" draw:transform="rotate (1.5707963267949) translate (19.555cm 9.451cm)">
          <text:p/>
        </draw:circle>
        <draw:circle draw:style-name="gr2" draw:text-style-name="P2" draw:layer="perçages" svg:width="0.08cm" svg:height="0.08cm" draw:transform="rotate (1.5707963267949) translate (19.555cm 9.197cm)">
          <text:p/>
        </draw:circle>
        <draw:circle draw:style-name="gr2" draw:text-style-name="P2" draw:layer="perçages" svg:width="0.08cm" svg:height="0.08cm" draw:transform="rotate (1.5707963267949) translate (19.555cm 8.943cm)">
          <text:p/>
        </draw:circle>
        <draw:circle draw:style-name="gr2" draw:text-style-name="P2" draw:layer="perçages" svg:width="0.08cm" svg:height="0.08cm" draw:transform="rotate (1.5707963267949) translate (19.555cm 8.689cm)">
          <text:p/>
        </draw:circle>
        <draw:circle draw:style-name="gr2" draw:text-style-name="P2" draw:layer="perçages" svg:width="0.08cm" svg:height="0.08cm" draw:transform="rotate (1.5707963267949) translate (19.555cm 8.435cm)">
          <text:p/>
        </draw:circle>
        <draw:circle draw:style-name="gr2" draw:text-style-name="P2" draw:layer="perçages" svg:width="0.08cm" svg:height="0.08cm" draw:transform="rotate (1.5707963267949) translate (19.555cm 8.181cm)">
          <text:p/>
        </draw:circle>
        <draw:circle draw:style-name="gr2" draw:text-style-name="P2" draw:layer="perçages" svg:width="0.08cm" svg:height="0.08cm" draw:transform="rotate (1.5707963267949) translate (19.555cm 7.927cm)">
          <text:p/>
        </draw:circle>
        <draw:circle draw:style-name="gr2" draw:text-style-name="P2" draw:layer="perçages" svg:width="0.08cm" svg:height="0.08cm" draw:transform="rotate (1.5707963267949) translate (19.809cm 11.229cm)">
          <text:p/>
        </draw:circle>
        <draw:circle draw:style-name="gr2" draw:text-style-name="P2" draw:layer="perçages" svg:width="0.08cm" svg:height="0.08cm" draw:transform="rotate (1.5707963267949) translate (19.809cm 10.975cm)">
          <text:p/>
        </draw:circle>
        <draw:circle draw:style-name="gr2" draw:text-style-name="P2" draw:layer="perçages" svg:width="0.08cm" svg:height="0.08cm" draw:transform="rotate (1.5707963267949) translate (19.809cm 10.721cm)">
          <text:p/>
        </draw:circle>
        <draw:circle draw:style-name="gr2" draw:text-style-name="P2" draw:layer="perçages" svg:width="0.08cm" svg:height="0.08cm" draw:transform="rotate (1.5707963267949) translate (19.809cm 10.467cm)">
          <text:p/>
        </draw:circle>
        <draw:circle draw:style-name="gr2" draw:text-style-name="P2" draw:layer="perçages" svg:width="0.08cm" svg:height="0.08cm" draw:transform="rotate (1.5707963267949) translate (19.809cm 10.213cm)">
          <text:p/>
        </draw:circle>
        <draw:circle draw:style-name="gr2" draw:text-style-name="P2" draw:layer="perçages" svg:width="0.08cm" svg:height="0.08cm" draw:transform="rotate (1.5707963267949) translate (19.809cm 9.959cm)">
          <text:p/>
        </draw:circle>
        <draw:circle draw:style-name="gr2" draw:text-style-name="P2" draw:layer="perçages" svg:width="0.08cm" svg:height="0.08cm" draw:transform="rotate (1.5707963267949) translate (19.809cm 9.705cm)">
          <text:p/>
        </draw:circle>
        <draw:circle draw:style-name="gr2" draw:text-style-name="P2" draw:layer="perçages" svg:width="0.08cm" svg:height="0.08cm" draw:transform="rotate (1.5707963267949) translate (19.809cm 9.451cm)">
          <text:p/>
        </draw:circle>
        <draw:circle draw:style-name="gr2" draw:text-style-name="P2" draw:layer="perçages" svg:width="0.08cm" svg:height="0.08cm" draw:transform="rotate (1.5707963267949) translate (19.809cm 9.197cm)">
          <text:p/>
        </draw:circle>
        <draw:circle draw:style-name="gr2" draw:text-style-name="P2" draw:layer="perçages" svg:width="0.08cm" svg:height="0.08cm" draw:transform="rotate (1.5707963267949) translate (19.809cm 8.943cm)">
          <text:p/>
        </draw:circle>
        <draw:circle draw:style-name="gr2" draw:text-style-name="P2" draw:layer="perçages" svg:width="0.08cm" svg:height="0.08cm" draw:transform="rotate (1.5707963267949) translate (19.809cm 8.689cm)">
          <text:p/>
        </draw:circle>
        <draw:circle draw:style-name="gr2" draw:text-style-name="P2" draw:layer="perçages" svg:width="0.08cm" svg:height="0.08cm" draw:transform="rotate (1.5707963267949) translate (19.809cm 8.435cm)">
          <text:p/>
        </draw:circle>
        <draw:circle draw:style-name="gr2" draw:text-style-name="P2" draw:layer="perçages" svg:width="0.08cm" svg:height="0.08cm" draw:transform="rotate (1.5707963267949) translate (19.809cm 8.181cm)">
          <text:p/>
        </draw:circle>
        <draw:circle draw:style-name="gr2" draw:text-style-name="P2" draw:layer="perçages" svg:width="0.08cm" svg:height="0.08cm" draw:transform="rotate (1.5707963267949) translate (19.809cm 7.927cm)">
          <text:p/>
        </draw:circle>
        <draw:circle draw:style-name="gr2" draw:text-style-name="P2" draw:layer="perçages" svg:width="0.08cm" svg:height="0.08cm" draw:transform="rotate (1.5707963267949) translate (19.809cm 11.229cm)">
          <text:p/>
        </draw:circle>
        <draw:circle draw:style-name="gr2" draw:text-style-name="P2" draw:layer="perçages" svg:width="0.08cm" svg:height="0.08cm" draw:transform="rotate (1.5707963267949) translate (19.809cm 10.975cm)">
          <text:p/>
        </draw:circle>
        <draw:circle draw:style-name="gr2" draw:text-style-name="P2" draw:layer="perçages" svg:width="0.08cm" svg:height="0.08cm" draw:transform="rotate (1.5707963267949) translate (19.809cm 10.721cm)">
          <text:p/>
        </draw:circle>
        <draw:circle draw:style-name="gr2" draw:text-style-name="P2" draw:layer="perçages" svg:width="0.08cm" svg:height="0.08cm" draw:transform="rotate (1.5707963267949) translate (19.809cm 10.467cm)">
          <text:p/>
        </draw:circle>
        <draw:circle draw:style-name="gr2" draw:text-style-name="P2" draw:layer="perçages" svg:width="0.08cm" svg:height="0.08cm" draw:transform="rotate (1.5707963267949) translate (19.809cm 10.213cm)">
          <text:p/>
        </draw:circle>
        <draw:circle draw:style-name="gr2" draw:text-style-name="P2" draw:layer="perçages" svg:width="0.08cm" svg:height="0.08cm" draw:transform="rotate (1.5707963267949) translate (19.809cm 9.959cm)">
          <text:p/>
        </draw:circle>
        <draw:circle draw:style-name="gr2" draw:text-style-name="P2" draw:layer="perçages" svg:width="0.08cm" svg:height="0.08cm" draw:transform="rotate (1.5707963267949) translate (19.809cm 9.705cm)">
          <text:p/>
        </draw:circle>
        <draw:circle draw:style-name="gr2" draw:text-style-name="P2" draw:layer="perçages" svg:width="0.08cm" svg:height="0.08cm" draw:transform="rotate (1.5707963267949) translate (19.809cm 9.451cm)">
          <text:p/>
        </draw:circle>
        <draw:circle draw:style-name="gr2" draw:text-style-name="P2" draw:layer="perçages" svg:width="0.08cm" svg:height="0.08cm" draw:transform="rotate (1.5707963267949) translate (19.809cm 9.197cm)">
          <text:p/>
        </draw:circle>
        <draw:circle draw:style-name="gr2" draw:text-style-name="P2" draw:layer="perçages" svg:width="0.08cm" svg:height="0.08cm" draw:transform="rotate (1.5707963267949) translate (19.809cm 8.943cm)">
          <text:p/>
        </draw:circle>
        <draw:circle draw:style-name="gr2" draw:text-style-name="P2" draw:layer="perçages" svg:width="0.08cm" svg:height="0.08cm" draw:transform="rotate (1.5707963267949) translate (19.809cm 8.689cm)">
          <text:p/>
        </draw:circle>
        <draw:circle draw:style-name="gr2" draw:text-style-name="P2" draw:layer="perçages" svg:width="0.08cm" svg:height="0.08cm" draw:transform="rotate (1.5707963267949) translate (19.809cm 8.435cm)">
          <text:p/>
        </draw:circle>
        <draw:circle draw:style-name="gr2" draw:text-style-name="P2" draw:layer="perçages" svg:width="0.08cm" svg:height="0.08cm" draw:transform="rotate (1.5707963267949) translate (19.809cm 8.181cm)">
          <text:p/>
        </draw:circle>
        <draw:circle draw:style-name="gr2" draw:text-style-name="P2" draw:layer="perçages" svg:width="0.08cm" svg:height="0.08cm" draw:transform="rotate (1.5707963267949) translate (19.809cm 7.927cm)">
          <text:p/>
        </draw:circle>
        <draw:circle draw:style-name="gr2" draw:text-style-name="P2" draw:layer="perçages" svg:width="0.08cm" svg:height="0.08cm" draw:transform="rotate (1.5707963267949) translate (20.063cm 11.229cm)">
          <text:p/>
        </draw:circle>
        <draw:circle draw:style-name="gr2" draw:text-style-name="P2" draw:layer="perçages" svg:width="0.08cm" svg:height="0.08cm" draw:transform="rotate (1.5707963267949) translate (20.063cm 10.975cm)">
          <text:p/>
        </draw:circle>
        <draw:circle draw:style-name="gr2" draw:text-style-name="P2" draw:layer="perçages" svg:width="0.08cm" svg:height="0.08cm" draw:transform="rotate (1.5707963267949) translate (20.063cm 10.721cm)">
          <text:p/>
        </draw:circle>
        <draw:circle draw:style-name="gr2" draw:text-style-name="P2" draw:layer="perçages" svg:width="0.08cm" svg:height="0.08cm" draw:transform="rotate (1.5707963267949) translate (20.063cm 10.467cm)">
          <text:p/>
        </draw:circle>
        <draw:circle draw:style-name="gr2" draw:text-style-name="P2" draw:layer="perçages" svg:width="0.08cm" svg:height="0.08cm" draw:transform="rotate (1.5707963267949) translate (20.063cm 10.213cm)">
          <text:p/>
        </draw:circle>
        <draw:circle draw:style-name="gr2" draw:text-style-name="P2" draw:layer="perçages" svg:width="0.08cm" svg:height="0.08cm" draw:transform="rotate (1.5707963267949) translate (20.063cm 9.959cm)">
          <text:p/>
        </draw:circle>
        <draw:circle draw:style-name="gr2" draw:text-style-name="P2" draw:layer="perçages" svg:width="0.08cm" svg:height="0.08cm" draw:transform="rotate (1.5707963267949) translate (20.063cm 9.705cm)">
          <text:p/>
        </draw:circle>
        <draw:circle draw:style-name="gr2" draw:text-style-name="P2" draw:layer="perçages" svg:width="0.08cm" svg:height="0.08cm" draw:transform="rotate (1.5707963267949) translate (20.063cm 9.451cm)">
          <text:p/>
        </draw:circle>
        <draw:circle draw:style-name="gr2" draw:text-style-name="P2" draw:layer="perçages" svg:width="0.08cm" svg:height="0.08cm" draw:transform="rotate (1.5707963267949) translate (20.063cm 9.197cm)">
          <text:p/>
        </draw:circle>
        <draw:circle draw:style-name="gr2" draw:text-style-name="P2" draw:layer="perçages" svg:width="0.08cm" svg:height="0.08cm" draw:transform="rotate (1.5707963267949) translate (20.063cm 8.943cm)">
          <text:p/>
        </draw:circle>
        <draw:circle draw:style-name="gr2" draw:text-style-name="P2" draw:layer="perçages" svg:width="0.08cm" svg:height="0.08cm" draw:transform="rotate (1.5707963267949) translate (20.063cm 8.689cm)">
          <text:p/>
        </draw:circle>
        <draw:circle draw:style-name="gr2" draw:text-style-name="P2" draw:layer="perçages" svg:width="0.08cm" svg:height="0.08cm" draw:transform="rotate (1.5707963267949) translate (20.063cm 8.435cm)">
          <text:p/>
        </draw:circle>
        <draw:circle draw:style-name="gr2" draw:text-style-name="P2" draw:layer="perçages" svg:width="0.08cm" svg:height="0.08cm" draw:transform="rotate (1.5707963267949) translate (20.063cm 8.181cm)">
          <text:p/>
        </draw:circle>
        <draw:circle draw:style-name="gr2" draw:text-style-name="P2" draw:layer="perçages" svg:width="0.08cm" svg:height="0.08cm" draw:transform="rotate (1.5707963267949) translate (20.063cm 7.927cm)">
          <text:p/>
        </draw:circle>
        <draw:circle draw:style-name="gr2" draw:text-style-name="P2" draw:layer="perçages" svg:width="0.08cm" svg:height="0.08cm" draw:transform="rotate (1.5707963267949) translate (12.208cm 11.229cm)">
          <text:p/>
        </draw:circle>
        <draw:circle draw:style-name="gr2" draw:text-style-name="P2" draw:layer="perçages" svg:width="0.08cm" svg:height="0.08cm" draw:transform="rotate (1.5707963267949) translate (12.208cm 10.975cm)">
          <text:p/>
        </draw:circle>
        <draw:circle draw:style-name="gr2" draw:text-style-name="P2" draw:layer="perçages" svg:width="0.08cm" svg:height="0.08cm" draw:transform="rotate (1.5707963267949) translate (12.208cm 10.721cm)">
          <text:p/>
        </draw:circle>
        <draw:circle draw:style-name="gr2" draw:text-style-name="P2" draw:layer="perçages" svg:width="0.08cm" svg:height="0.08cm" draw:transform="rotate (1.5707963267949) translate (12.208cm 10.467cm)">
          <text:p/>
        </draw:circle>
        <draw:circle draw:style-name="gr2" draw:text-style-name="P2" draw:layer="perçages" svg:width="0.08cm" svg:height="0.08cm" draw:transform="rotate (1.5707963267949) translate (12.208cm 10.213cm)">
          <text:p/>
        </draw:circle>
        <draw:circle draw:style-name="gr2" draw:text-style-name="P2" draw:layer="perçages" svg:width="0.08cm" svg:height="0.08cm" draw:transform="rotate (1.5707963267949) translate (12.208cm 9.959cm)">
          <text:p/>
        </draw:circle>
        <draw:circle draw:style-name="gr2" draw:text-style-name="P2" draw:layer="perçages" svg:width="0.08cm" svg:height="0.08cm" draw:transform="rotate (1.5707963267949) translate (12.208cm 9.705cm)">
          <text:p/>
        </draw:circle>
        <draw:circle draw:style-name="gr2" draw:text-style-name="P2" draw:layer="perçages" svg:width="0.08cm" svg:height="0.08cm" draw:transform="rotate (1.5707963267949) translate (12.208cm 9.451cm)">
          <text:p/>
        </draw:circle>
        <draw:circle draw:style-name="gr2" draw:text-style-name="P2" draw:layer="perçages" svg:width="0.08cm" svg:height="0.08cm" draw:transform="rotate (1.5707963267949) translate (12.208cm 9.197cm)">
          <text:p/>
        </draw:circle>
        <draw:circle draw:style-name="gr2" draw:text-style-name="P2" draw:layer="perçages" svg:width="0.08cm" svg:height="0.08cm" draw:transform="rotate (1.5707963267949) translate (12.208cm 8.943cm)">
          <text:p/>
        </draw:circle>
        <draw:circle draw:style-name="gr2" draw:text-style-name="P2" draw:layer="perçages" svg:width="0.08cm" svg:height="0.08cm" draw:transform="rotate (1.5707963267949) translate (12.208cm 8.689cm)">
          <text:p/>
        </draw:circle>
        <draw:circle draw:style-name="gr2" draw:text-style-name="P2" draw:layer="perçages" svg:width="0.08cm" svg:height="0.08cm" draw:transform="rotate (1.5707963267949) translate (12.208cm 8.435cm)">
          <text:p/>
        </draw:circle>
        <draw:circle draw:style-name="gr2" draw:text-style-name="P2" draw:layer="perçages" svg:width="0.08cm" svg:height="0.08cm" draw:transform="rotate (1.5707963267949) translate (12.208cm 8.181cm)">
          <text:p/>
        </draw:circle>
        <draw:circle draw:style-name="gr2" draw:text-style-name="P2" draw:layer="perçages" svg:width="0.08cm" svg:height="0.08cm" draw:transform="rotate (1.5707963267949) translate (12.208cm 7.927cm)">
          <text:p/>
        </draw:circle>
        <draw:circle draw:style-name="gr2" draw:text-style-name="P2" draw:layer="perçages" svg:width="0.08cm" svg:height="0.08cm" draw:transform="rotate (1.5707963267949) translate (12.208cm 11.229cm)">
          <text:p/>
        </draw:circle>
        <draw:circle draw:style-name="gr2" draw:text-style-name="P2" draw:layer="perçages" svg:width="0.08cm" svg:height="0.08cm" draw:transform="rotate (1.5707963267949) translate (12.208cm 10.975cm)">
          <text:p/>
        </draw:circle>
        <draw:circle draw:style-name="gr2" draw:text-style-name="P2" draw:layer="perçages" svg:width="0.08cm" svg:height="0.08cm" draw:transform="rotate (1.5707963267949) translate (12.208cm 10.721cm)">
          <text:p/>
        </draw:circle>
        <draw:circle draw:style-name="gr2" draw:text-style-name="P2" draw:layer="perçages" svg:width="0.08cm" svg:height="0.08cm" draw:transform="rotate (1.5707963267949) translate (12.208cm 10.467cm)">
          <text:p/>
        </draw:circle>
        <draw:circle draw:style-name="gr2" draw:text-style-name="P2" draw:layer="perçages" svg:width="0.08cm" svg:height="0.08cm" draw:transform="rotate (1.5707963267949) translate (12.208cm 10.213cm)">
          <text:p/>
        </draw:circle>
        <draw:circle draw:style-name="gr2" draw:text-style-name="P2" draw:layer="perçages" svg:width="0.08cm" svg:height="0.08cm" draw:transform="rotate (1.5707963267949) translate (12.208cm 9.959cm)">
          <text:p/>
        </draw:circle>
        <draw:circle draw:style-name="gr2" draw:text-style-name="P2" draw:layer="perçages" svg:width="0.08cm" svg:height="0.08cm" draw:transform="rotate (1.5707963267949) translate (12.208cm 9.705cm)">
          <text:p/>
        </draw:circle>
        <draw:circle draw:style-name="gr2" draw:text-style-name="P2" draw:layer="perçages" svg:width="0.08cm" svg:height="0.08cm" draw:transform="rotate (1.5707963267949) translate (12.208cm 9.451cm)">
          <text:p/>
        </draw:circle>
        <draw:circle draw:style-name="gr2" draw:text-style-name="P2" draw:layer="perçages" svg:width="0.08cm" svg:height="0.08cm" draw:transform="rotate (1.5707963267949) translate (12.208cm 9.197cm)">
          <text:p/>
        </draw:circle>
        <draw:circle draw:style-name="gr2" draw:text-style-name="P2" draw:layer="perçages" svg:width="0.08cm" svg:height="0.08cm" draw:transform="rotate (1.5707963267949) translate (12.208cm 8.943cm)">
          <text:p/>
        </draw:circle>
        <draw:circle draw:style-name="gr2" draw:text-style-name="P2" draw:layer="perçages" svg:width="0.08cm" svg:height="0.08cm" draw:transform="rotate (1.5707963267949) translate (12.208cm 8.689cm)">
          <text:p/>
        </draw:circle>
        <draw:circle draw:style-name="gr2" draw:text-style-name="P2" draw:layer="perçages" svg:width="0.08cm" svg:height="0.08cm" draw:transform="rotate (1.5707963267949) translate (12.208cm 8.435cm)">
          <text:p/>
        </draw:circle>
        <draw:circle draw:style-name="gr2" draw:text-style-name="P2" draw:layer="perçages" svg:width="0.08cm" svg:height="0.08cm" draw:transform="rotate (1.5707963267949) translate (12.208cm 8.181cm)">
          <text:p/>
        </draw:circle>
        <draw:circle draw:style-name="gr2" draw:text-style-name="P2" draw:layer="perçages" svg:width="0.08cm" svg:height="0.08cm" draw:transform="rotate (1.5707963267949) translate (12.208cm 7.927cm)">
          <text:p/>
        </draw:circle>
        <draw:circle draw:style-name="gr2" draw:text-style-name="P2" draw:layer="perçages" svg:width="0.08cm" svg:height="0.08cm" draw:transform="rotate (1.5707963267949) translate (12.462cm 11.229cm)">
          <text:p/>
        </draw:circle>
        <draw:circle draw:style-name="gr2" draw:text-style-name="P2" draw:layer="perçages" svg:width="0.08cm" svg:height="0.08cm" draw:transform="rotate (1.5707963267949) translate (12.462cm 10.975cm)">
          <text:p/>
        </draw:circle>
        <draw:circle draw:style-name="gr2" draw:text-style-name="P2" draw:layer="perçages" svg:width="0.08cm" svg:height="0.08cm" draw:transform="rotate (1.5707963267949) translate (12.462cm 10.721cm)">
          <text:p/>
        </draw:circle>
        <draw:circle draw:style-name="gr2" draw:text-style-name="P2" draw:layer="perçages" svg:width="0.08cm" svg:height="0.08cm" draw:transform="rotate (1.5707963267949) translate (12.462cm 10.467cm)">
          <text:p/>
        </draw:circle>
        <draw:circle draw:style-name="gr2" draw:text-style-name="P2" draw:layer="perçages" svg:width="0.08cm" svg:height="0.08cm" draw:transform="rotate (1.5707963267949) translate (12.462cm 10.213cm)">
          <text:p/>
        </draw:circle>
        <draw:circle draw:style-name="gr2" draw:text-style-name="P2" draw:layer="perçages" svg:width="0.08cm" svg:height="0.08cm" draw:transform="rotate (1.5707963267949) translate (12.462cm 9.959cm)">
          <text:p/>
        </draw:circle>
        <draw:circle draw:style-name="gr2" draw:text-style-name="P2" draw:layer="perçages" svg:width="0.08cm" svg:height="0.08cm" draw:transform="rotate (1.5707963267949) translate (12.462cm 9.705cm)">
          <text:p/>
        </draw:circle>
        <draw:circle draw:style-name="gr2" draw:text-style-name="P2" draw:layer="perçages" svg:width="0.08cm" svg:height="0.08cm" draw:transform="rotate (1.5707963267949) translate (12.462cm 9.451cm)">
          <text:p/>
        </draw:circle>
        <draw:circle draw:style-name="gr2" draw:text-style-name="P2" draw:layer="perçages" svg:width="0.08cm" svg:height="0.08cm" draw:transform="rotate (1.5707963267949) translate (12.462cm 9.197cm)">
          <text:p/>
        </draw:circle>
        <draw:circle draw:style-name="gr2" draw:text-style-name="P2" draw:layer="perçages" svg:width="0.08cm" svg:height="0.08cm" draw:transform="rotate (1.5707963267949) translate (12.462cm 8.943cm)">
          <text:p/>
        </draw:circle>
        <draw:circle draw:style-name="gr2" draw:text-style-name="P2" draw:layer="perçages" svg:width="0.08cm" svg:height="0.08cm" draw:transform="rotate (1.5707963267949) translate (12.462cm 8.689cm)">
          <text:p/>
        </draw:circle>
        <draw:circle draw:style-name="gr2" draw:text-style-name="P2" draw:layer="perçages" svg:width="0.08cm" svg:height="0.08cm" draw:transform="rotate (1.5707963267949) translate (12.462cm 8.435cm)">
          <text:p/>
        </draw:circle>
        <draw:circle draw:style-name="gr2" draw:text-style-name="P2" draw:layer="perçages" svg:width="0.08cm" svg:height="0.08cm" draw:transform="rotate (1.5707963267949) translate (12.462cm 8.181cm)">
          <text:p/>
        </draw:circle>
        <draw:circle draw:style-name="gr2" draw:text-style-name="P2" draw:layer="perçages" svg:width="0.08cm" svg:height="0.08cm" draw:transform="rotate (1.5707963267949) translate (12.462cm 7.927cm)">
          <text:p/>
        </draw:circle>
        <draw:circle draw:style-name="gr2" draw:text-style-name="P2" draw:layer="perçages" svg:width="0.08cm" svg:height="0.08cm" draw:transform="rotate (1.5707963267949) translate (12.716cm 11.229cm)">
          <text:p/>
        </draw:circle>
        <draw:circle draw:style-name="gr2" draw:text-style-name="P2" draw:layer="perçages" svg:width="0.08cm" svg:height="0.08cm" draw:transform="rotate (1.5707963267949) translate (12.716cm 10.975cm)">
          <text:p/>
        </draw:circle>
        <draw:circle draw:style-name="gr2" draw:text-style-name="P2" draw:layer="perçages" svg:width="0.08cm" svg:height="0.08cm" draw:transform="rotate (1.5707963267949) translate (12.716cm 10.721cm)">
          <text:p/>
        </draw:circle>
        <draw:circle draw:style-name="gr2" draw:text-style-name="P2" draw:layer="perçages" svg:width="0.08cm" svg:height="0.08cm" draw:transform="rotate (1.5707963267949) translate (12.716cm 10.467cm)">
          <text:p/>
        </draw:circle>
        <draw:circle draw:style-name="gr2" draw:text-style-name="P2" draw:layer="perçages" svg:width="0.08cm" svg:height="0.08cm" draw:transform="rotate (1.5707963267949) translate (12.716cm 10.213cm)">
          <text:p/>
        </draw:circle>
        <draw:circle draw:style-name="gr2" draw:text-style-name="P2" draw:layer="perçages" svg:width="0.08cm" svg:height="0.08cm" draw:transform="rotate (1.5707963267949) translate (12.716cm 9.959cm)">
          <text:p/>
        </draw:circle>
        <draw:circle draw:style-name="gr2" draw:text-style-name="P2" draw:layer="perçages" svg:width="0.08cm" svg:height="0.08cm" draw:transform="rotate (1.5707963267949) translate (12.716cm 9.705cm)">
          <text:p/>
        </draw:circle>
        <draw:circle draw:style-name="gr2" draw:text-style-name="P2" draw:layer="perçages" svg:width="0.08cm" svg:height="0.08cm" draw:transform="rotate (1.5707963267949) translate (12.716cm 9.451cm)">
          <text:p/>
        </draw:circle>
        <draw:circle draw:style-name="gr2" draw:text-style-name="P2" draw:layer="perçages" svg:width="0.08cm" svg:height="0.08cm" draw:transform="rotate (1.5707963267949) translate (12.716cm 9.197cm)">
          <text:p/>
        </draw:circle>
        <draw:circle draw:style-name="gr2" draw:text-style-name="P2" draw:layer="perçages" svg:width="0.08cm" svg:height="0.08cm" draw:transform="rotate (1.5707963267949) translate (12.716cm 8.943cm)">
          <text:p/>
        </draw:circle>
        <draw:circle draw:style-name="gr2" draw:text-style-name="P2" draw:layer="perçages" svg:width="0.08cm" svg:height="0.08cm" draw:transform="rotate (1.5707963267949) translate (12.716cm 8.689cm)">
          <text:p/>
        </draw:circle>
        <draw:circle draw:style-name="gr2" draw:text-style-name="P2" draw:layer="perçages" svg:width="0.08cm" svg:height="0.08cm" draw:transform="rotate (1.5707963267949) translate (12.716cm 8.435cm)">
          <text:p/>
        </draw:circle>
        <draw:circle draw:style-name="gr2" draw:text-style-name="P2" draw:layer="perçages" svg:width="0.08cm" svg:height="0.08cm" draw:transform="rotate (1.5707963267949) translate (12.716cm 8.181cm)">
          <text:p/>
        </draw:circle>
        <draw:circle draw:style-name="gr2" draw:text-style-name="P2" draw:layer="perçages" svg:width="0.08cm" svg:height="0.08cm" draw:transform="rotate (1.5707963267949) translate (12.716cm 7.927cm)">
          <text:p/>
        </draw:circle>
        <draw:circle draw:style-name="gr2" draw:text-style-name="P2" draw:layer="perçages" svg:width="0.08cm" svg:height="0.08cm" draw:transform="rotate (1.5707963267949) translate (12.97cm 11.229cm)">
          <text:p/>
        </draw:circle>
        <draw:circle draw:style-name="gr2" draw:text-style-name="P2" draw:layer="perçages" svg:width="0.08cm" svg:height="0.08cm" draw:transform="rotate (1.5707963267949) translate (12.97cm 10.975cm)">
          <text:p/>
        </draw:circle>
        <draw:circle draw:style-name="gr2" draw:text-style-name="P2" draw:layer="perçages" svg:width="0.08cm" svg:height="0.08cm" draw:transform="rotate (1.5707963267949) translate (12.97cm 10.721cm)">
          <text:p/>
        </draw:circle>
        <draw:circle draw:style-name="gr2" draw:text-style-name="P2" draw:layer="perçages" svg:width="0.08cm" svg:height="0.08cm" draw:transform="rotate (1.5707963267949) translate (12.97cm 10.467cm)">
          <text:p/>
        </draw:circle>
        <draw:circle draw:style-name="gr2" draw:text-style-name="P2" draw:layer="perçages" svg:width="0.08cm" svg:height="0.08cm" draw:transform="rotate (1.5707963267949) translate (12.97cm 10.213cm)">
          <text:p/>
        </draw:circle>
        <draw:circle draw:style-name="gr2" draw:text-style-name="P2" draw:layer="perçages" svg:width="0.08cm" svg:height="0.08cm" draw:transform="rotate (1.5707963267949) translate (12.97cm 9.959cm)">
          <text:p/>
        </draw:circle>
        <draw:circle draw:style-name="gr2" draw:text-style-name="P2" draw:layer="perçages" svg:width="0.08cm" svg:height="0.08cm" draw:transform="rotate (1.5707963267949) translate (12.97cm 9.705cm)">
          <text:p/>
        </draw:circle>
        <draw:circle draw:style-name="gr2" draw:text-style-name="P2" draw:layer="perçages" svg:width="0.08cm" svg:height="0.08cm" draw:transform="rotate (1.5707963267949) translate (12.97cm 9.451cm)">
          <text:p/>
        </draw:circle>
        <draw:circle draw:style-name="gr2" draw:text-style-name="P2" draw:layer="perçages" svg:width="0.08cm" svg:height="0.08cm" draw:transform="rotate (1.5707963267949) translate (12.97cm 9.197cm)">
          <text:p/>
        </draw:circle>
        <draw:circle draw:style-name="gr2" draw:text-style-name="P2" draw:layer="perçages" svg:width="0.08cm" svg:height="0.08cm" draw:transform="rotate (1.5707963267949) translate (12.97cm 8.943cm)">
          <text:p/>
        </draw:circle>
        <draw:circle draw:style-name="gr2" draw:text-style-name="P2" draw:layer="perçages" svg:width="0.08cm" svg:height="0.08cm" draw:transform="rotate (1.5707963267949) translate (12.97cm 8.689cm)">
          <text:p/>
        </draw:circle>
        <draw:circle draw:style-name="gr2" draw:text-style-name="P2" draw:layer="perçages" svg:width="0.08cm" svg:height="0.08cm" draw:transform="rotate (1.5707963267949) translate (12.97cm 8.435cm)">
          <text:p/>
        </draw:circle>
        <draw:circle draw:style-name="gr2" draw:text-style-name="P2" draw:layer="perçages" svg:width="0.08cm" svg:height="0.08cm" draw:transform="rotate (1.5707963267949) translate (12.97cm 8.181cm)">
          <text:p/>
        </draw:circle>
        <draw:circle draw:style-name="gr2" draw:text-style-name="P2" draw:layer="perçages" svg:width="0.08cm" svg:height="0.08cm" draw:transform="rotate (1.5707963267949) translate (12.97cm 7.927cm)">
          <text:p/>
        </draw:circle>
        <draw:circle draw:style-name="gr2" draw:text-style-name="P2" draw:layer="perçages" svg:width="0.08cm" svg:height="0.08cm" draw:transform="rotate (1.5707963267949) translate (13.224cm 11.229cm)">
          <text:p/>
        </draw:circle>
        <draw:circle draw:style-name="gr2" draw:text-style-name="P2" draw:layer="perçages" svg:width="0.08cm" svg:height="0.08cm" draw:transform="rotate (1.5707963267949) translate (13.224cm 10.975cm)">
          <text:p/>
        </draw:circle>
        <draw:circle draw:style-name="gr2" draw:text-style-name="P2" draw:layer="perçages" svg:width="0.08cm" svg:height="0.08cm" draw:transform="rotate (1.5707963267949) translate (13.224cm 10.721cm)">
          <text:p/>
        </draw:circle>
        <draw:circle draw:style-name="gr2" draw:text-style-name="P2" draw:layer="perçages" svg:width="0.08cm" svg:height="0.08cm" draw:transform="rotate (1.5707963267949) translate (13.224cm 10.467cm)">
          <text:p/>
        </draw:circle>
        <draw:circle draw:style-name="gr2" draw:text-style-name="P2" draw:layer="perçages" svg:width="0.08cm" svg:height="0.08cm" draw:transform="rotate (1.5707963267949) translate (13.224cm 10.213cm)">
          <text:p/>
        </draw:circle>
        <draw:circle draw:style-name="gr2" draw:text-style-name="P2" draw:layer="perçages" svg:width="0.08cm" svg:height="0.08cm" draw:transform="rotate (1.5707963267949) translate (13.224cm 9.959cm)">
          <text:p/>
        </draw:circle>
        <draw:circle draw:style-name="gr2" draw:text-style-name="P2" draw:layer="perçages" svg:width="0.08cm" svg:height="0.08cm" draw:transform="rotate (1.5707963267949) translate (13.224cm 9.705cm)">
          <text:p/>
        </draw:circle>
        <draw:circle draw:style-name="gr2" draw:text-style-name="P2" draw:layer="perçages" svg:width="0.08cm" svg:height="0.08cm" draw:transform="rotate (1.5707963267949) translate (13.224cm 9.451cm)">
          <text:p/>
        </draw:circle>
        <draw:circle draw:style-name="gr2" draw:text-style-name="P2" draw:layer="perçages" svg:width="0.08cm" svg:height="0.08cm" draw:transform="rotate (1.5707963267949) translate (13.224cm 9.197cm)">
          <text:p/>
        </draw:circle>
        <draw:circle draw:style-name="gr2" draw:text-style-name="P2" draw:layer="perçages" svg:width="0.08cm" svg:height="0.08cm" draw:transform="rotate (1.5707963267949) translate (13.224cm 8.943cm)">
          <text:p/>
        </draw:circle>
        <draw:circle draw:style-name="gr2" draw:text-style-name="P2" draw:layer="perçages" svg:width="0.08cm" svg:height="0.08cm" draw:transform="rotate (1.5707963267949) translate (13.224cm 8.689cm)">
          <text:p/>
        </draw:circle>
        <draw:circle draw:style-name="gr2" draw:text-style-name="P2" draw:layer="perçages" svg:width="0.08cm" svg:height="0.08cm" draw:transform="rotate (1.5707963267949) translate (13.224cm 8.435cm)">
          <text:p/>
        </draw:circle>
        <draw:circle draw:style-name="gr2" draw:text-style-name="P2" draw:layer="perçages" svg:width="0.08cm" svg:height="0.08cm" draw:transform="rotate (1.5707963267949) translate (13.224cm 8.181cm)">
          <text:p/>
        </draw:circle>
        <draw:circle draw:style-name="gr2" draw:text-style-name="P2" draw:layer="perçages" svg:width="0.08cm" svg:height="0.08cm" draw:transform="rotate (1.5707963267949) translate (13.224cm 7.927cm)">
          <text:p/>
        </draw:circle>
        <draw:circle draw:style-name="gr2" draw:text-style-name="P2" draw:layer="perçages" svg:width="0.08cm" svg:height="0.08cm" draw:transform="rotate (1.5707963267949) translate (13.478cm 11.229cm)">
          <text:p/>
        </draw:circle>
        <draw:circle draw:style-name="gr2" draw:text-style-name="P2" draw:layer="perçages" svg:width="0.08cm" svg:height="0.08cm" draw:transform="rotate (1.5707963267949) translate (13.478cm 10.975cm)">
          <text:p/>
        </draw:circle>
        <draw:circle draw:style-name="gr2" draw:text-style-name="P2" draw:layer="perçages" svg:width="0.08cm" svg:height="0.08cm" draw:transform="rotate (1.5707963267949) translate (13.478cm 10.721cm)">
          <text:p/>
        </draw:circle>
        <draw:circle draw:style-name="gr2" draw:text-style-name="P2" draw:layer="perçages" svg:width="0.08cm" svg:height="0.08cm" draw:transform="rotate (1.5707963267949) translate (13.478cm 10.467cm)">
          <text:p/>
        </draw:circle>
        <draw:circle draw:style-name="gr2" draw:text-style-name="P2" draw:layer="perçages" svg:width="0.08cm" svg:height="0.08cm" draw:transform="rotate (1.5707963267949) translate (13.478cm 10.213cm)">
          <text:p/>
        </draw:circle>
        <draw:circle draw:style-name="gr2" draw:text-style-name="P2" draw:layer="perçages" svg:width="0.08cm" svg:height="0.08cm" draw:transform="rotate (1.5707963267949) translate (13.478cm 9.959cm)">
          <text:p/>
        </draw:circle>
        <draw:circle draw:style-name="gr2" draw:text-style-name="P2" draw:layer="perçages" svg:width="0.08cm" svg:height="0.08cm" draw:transform="rotate (1.5707963267949) translate (13.478cm 9.705cm)">
          <text:p/>
        </draw:circle>
        <draw:circle draw:style-name="gr2" draw:text-style-name="P2" draw:layer="perçages" svg:width="0.08cm" svg:height="0.08cm" draw:transform="rotate (1.5707963267949) translate (13.478cm 9.451cm)">
          <text:p/>
        </draw:circle>
        <draw:circle draw:style-name="gr2" draw:text-style-name="P2" draw:layer="perçages" svg:width="0.08cm" svg:height="0.08cm" draw:transform="rotate (1.5707963267949) translate (13.478cm 9.197cm)">
          <text:p/>
        </draw:circle>
        <draw:circle draw:style-name="gr2" draw:text-style-name="P2" draw:layer="perçages" svg:width="0.08cm" svg:height="0.08cm" draw:transform="rotate (1.5707963267949) translate (13.478cm 8.943cm)">
          <text:p/>
        </draw:circle>
        <draw:circle draw:style-name="gr2" draw:text-style-name="P2" draw:layer="perçages" svg:width="0.08cm" svg:height="0.08cm" draw:transform="rotate (1.5707963267949) translate (13.478cm 8.689cm)">
          <text:p/>
        </draw:circle>
        <draw:circle draw:style-name="gr2" draw:text-style-name="P2" draw:layer="perçages" svg:width="0.08cm" svg:height="0.08cm" draw:transform="rotate (1.5707963267949) translate (13.478cm 8.435cm)">
          <text:p/>
        </draw:circle>
        <draw:circle draw:style-name="gr2" draw:text-style-name="P2" draw:layer="perçages" svg:width="0.08cm" svg:height="0.08cm" draw:transform="rotate (1.5707963267949) translate (13.478cm 8.181cm)">
          <text:p/>
        </draw:circle>
        <draw:circle draw:style-name="gr2" draw:text-style-name="P2" draw:layer="perçages" svg:width="0.08cm" svg:height="0.08cm" draw:transform="rotate (1.5707963267949) translate (13.478cm 7.927cm)">
          <text:p/>
        </draw:circle>
        <draw:circle draw:style-name="gr2" draw:text-style-name="P2" draw:layer="perçages" svg:width="0.08cm" svg:height="0.08cm" draw:transform="rotate (1.5707963267949) translate (13.478cm 11.229cm)">
          <text:p/>
        </draw:circle>
        <draw:circle draw:style-name="gr2" draw:text-style-name="P2" draw:layer="perçages" svg:width="0.08cm" svg:height="0.08cm" draw:transform="rotate (1.5707963267949) translate (13.478cm 10.975cm)">
          <text:p/>
        </draw:circle>
        <draw:circle draw:style-name="gr2" draw:text-style-name="P2" draw:layer="perçages" svg:width="0.08cm" svg:height="0.08cm" draw:transform="rotate (1.5707963267949) translate (13.478cm 10.721cm)">
          <text:p/>
        </draw:circle>
        <draw:circle draw:style-name="gr2" draw:text-style-name="P2" draw:layer="perçages" svg:width="0.08cm" svg:height="0.08cm" draw:transform="rotate (1.5707963267949) translate (13.478cm 10.467cm)">
          <text:p/>
        </draw:circle>
        <draw:circle draw:style-name="gr2" draw:text-style-name="P2" draw:layer="perçages" svg:width="0.08cm" svg:height="0.08cm" draw:transform="rotate (1.5707963267949) translate (13.478cm 10.213cm)">
          <text:p/>
        </draw:circle>
        <draw:circle draw:style-name="gr2" draw:text-style-name="P2" draw:layer="perçages" svg:width="0.08cm" svg:height="0.08cm" draw:transform="rotate (1.5707963267949) translate (13.478cm 9.959cm)">
          <text:p/>
        </draw:circle>
        <draw:circle draw:style-name="gr2" draw:text-style-name="P2" draw:layer="perçages" svg:width="0.08cm" svg:height="0.08cm" draw:transform="rotate (1.5707963267949) translate (13.478cm 9.705cm)">
          <text:p/>
        </draw:circle>
        <draw:circle draw:style-name="gr2" draw:text-style-name="P2" draw:layer="perçages" svg:width="0.08cm" svg:height="0.08cm" draw:transform="rotate (1.5707963267949) translate (13.478cm 9.451cm)">
          <text:p/>
        </draw:circle>
        <draw:circle draw:style-name="gr2" draw:text-style-name="P2" draw:layer="perçages" svg:width="0.08cm" svg:height="0.08cm" draw:transform="rotate (1.5707963267949) translate (13.478cm 9.197cm)">
          <text:p/>
        </draw:circle>
        <draw:circle draw:style-name="gr2" draw:text-style-name="P2" draw:layer="perçages" svg:width="0.08cm" svg:height="0.08cm" draw:transform="rotate (1.5707963267949) translate (13.478cm 8.943cm)">
          <text:p/>
        </draw:circle>
        <draw:circle draw:style-name="gr2" draw:text-style-name="P2" draw:layer="perçages" svg:width="0.08cm" svg:height="0.08cm" draw:transform="rotate (1.5707963267949) translate (13.478cm 8.689cm)">
          <text:p/>
        </draw:circle>
        <draw:circle draw:style-name="gr2" draw:text-style-name="P2" draw:layer="perçages" svg:width="0.08cm" svg:height="0.08cm" draw:transform="rotate (1.5707963267949) translate (13.478cm 8.435cm)">
          <text:p/>
        </draw:circle>
        <draw:circle draw:style-name="gr2" draw:text-style-name="P2" draw:layer="perçages" svg:width="0.08cm" svg:height="0.08cm" draw:transform="rotate (1.5707963267949) translate (13.478cm 8.181cm)">
          <text:p/>
        </draw:circle>
        <draw:circle draw:style-name="gr2" draw:text-style-name="P2" draw:layer="perçages" svg:width="0.08cm" svg:height="0.08cm" draw:transform="rotate (1.5707963267949) translate (13.478cm 7.927cm)">
          <text:p/>
        </draw:circle>
        <draw:circle draw:style-name="gr2" draw:text-style-name="P2" draw:layer="perçages" svg:width="0.08cm" svg:height="0.08cm" draw:transform="rotate (1.5707963267949) translate (13.732cm 11.229cm)">
          <text:p/>
        </draw:circle>
        <draw:circle draw:style-name="gr2" draw:text-style-name="P2" draw:layer="perçages" svg:width="0.08cm" svg:height="0.08cm" draw:transform="rotate (1.5707963267949) translate (13.732cm 10.975cm)">
          <text:p/>
        </draw:circle>
        <draw:circle draw:style-name="gr2" draw:text-style-name="P2" draw:layer="perçages" svg:width="0.08cm" svg:height="0.08cm" draw:transform="rotate (1.5707963267949) translate (13.732cm 10.721cm)">
          <text:p/>
        </draw:circle>
        <draw:circle draw:style-name="gr2" draw:text-style-name="P2" draw:layer="perçages" svg:width="0.08cm" svg:height="0.08cm" draw:transform="rotate (1.5707963267949) translate (13.732cm 10.467cm)">
          <text:p/>
        </draw:circle>
        <draw:circle draw:style-name="gr2" draw:text-style-name="P2" draw:layer="perçages" svg:width="0.08cm" svg:height="0.08cm" draw:transform="rotate (1.5707963267949) translate (13.732cm 10.213cm)">
          <text:p/>
        </draw:circle>
        <draw:circle draw:style-name="gr2" draw:text-style-name="P2" draw:layer="perçages" svg:width="0.08cm" svg:height="0.08cm" draw:transform="rotate (1.5707963267949) translate (13.732cm 9.959cm)">
          <text:p/>
        </draw:circle>
        <draw:circle draw:style-name="gr2" draw:text-style-name="P2" draw:layer="perçages" svg:width="0.08cm" svg:height="0.08cm" draw:transform="rotate (1.5707963267949) translate (13.732cm 9.705cm)">
          <text:p/>
        </draw:circle>
        <draw:circle draw:style-name="gr2" draw:text-style-name="P2" draw:layer="perçages" svg:width="0.08cm" svg:height="0.08cm" draw:transform="rotate (1.5707963267949) translate (13.732cm 9.451cm)">
          <text:p/>
        </draw:circle>
        <draw:circle draw:style-name="gr2" draw:text-style-name="P2" draw:layer="perçages" svg:width="0.08cm" svg:height="0.08cm" draw:transform="rotate (1.5707963267949) translate (13.732cm 9.197cm)">
          <text:p/>
        </draw:circle>
        <draw:circle draw:style-name="gr2" draw:text-style-name="P2" draw:layer="perçages" svg:width="0.08cm" svg:height="0.08cm" draw:transform="rotate (1.5707963267949) translate (13.732cm 8.943cm)">
          <text:p/>
        </draw:circle>
        <draw:circle draw:style-name="gr2" draw:text-style-name="P2" draw:layer="perçages" svg:width="0.08cm" svg:height="0.08cm" draw:transform="rotate (1.5707963267949) translate (13.732cm 8.689cm)">
          <text:p/>
        </draw:circle>
        <draw:circle draw:style-name="gr2" draw:text-style-name="P2" draw:layer="perçages" svg:width="0.08cm" svg:height="0.08cm" draw:transform="rotate (1.5707963267949) translate (13.732cm 8.435cm)">
          <text:p/>
        </draw:circle>
        <draw:circle draw:style-name="gr2" draw:text-style-name="P2" draw:layer="perçages" svg:width="0.08cm" svg:height="0.08cm" draw:transform="rotate (1.5707963267949) translate (13.732cm 8.181cm)">
          <text:p/>
        </draw:circle>
        <draw:circle draw:style-name="gr2" draw:text-style-name="P2" draw:layer="perçages" svg:width="0.08cm" svg:height="0.08cm" draw:transform="rotate (1.5707963267949) translate (13.732cm 7.927cm)">
          <text:p/>
        </draw:circle>
        <draw:circle draw:style-name="gr2" draw:text-style-name="P2" draw:layer="perçages" svg:width="0.08cm" svg:height="0.08cm" draw:transform="rotate (1.5707963267949) translate (13.986cm 11.229cm)">
          <text:p/>
        </draw:circle>
        <draw:circle draw:style-name="gr2" draw:text-style-name="P2" draw:layer="perçages" svg:width="0.08cm" svg:height="0.08cm" draw:transform="rotate (1.5707963267949) translate (13.986cm 10.975cm)">
          <text:p/>
        </draw:circle>
        <draw:circle draw:style-name="gr2" draw:text-style-name="P2" draw:layer="perçages" svg:width="0.08cm" svg:height="0.08cm" draw:transform="rotate (1.5707963267949) translate (13.986cm 10.721cm)">
          <text:p/>
        </draw:circle>
        <draw:circle draw:style-name="gr2" draw:text-style-name="P2" draw:layer="perçages" svg:width="0.08cm" svg:height="0.08cm" draw:transform="rotate (1.5707963267949) translate (13.986cm 10.467cm)">
          <text:p/>
        </draw:circle>
        <draw:circle draw:style-name="gr2" draw:text-style-name="P2" draw:layer="perçages" svg:width="0.08cm" svg:height="0.08cm" draw:transform="rotate (1.5707963267949) translate (13.986cm 10.213cm)">
          <text:p/>
        </draw:circle>
        <draw:circle draw:style-name="gr2" draw:text-style-name="P2" draw:layer="perçages" svg:width="0.08cm" svg:height="0.08cm" draw:transform="rotate (1.5707963267949) translate (13.986cm 9.959cm)">
          <text:p/>
        </draw:circle>
        <draw:circle draw:style-name="gr2" draw:text-style-name="P2" draw:layer="perçages" svg:width="0.08cm" svg:height="0.08cm" draw:transform="rotate (1.5707963267949) translate (13.986cm 9.705cm)">
          <text:p/>
        </draw:circle>
        <draw:circle draw:style-name="gr2" draw:text-style-name="P2" draw:layer="perçages" svg:width="0.08cm" svg:height="0.08cm" draw:transform="rotate (1.5707963267949) translate (13.986cm 9.451cm)">
          <text:p/>
        </draw:circle>
        <draw:circle draw:style-name="gr2" draw:text-style-name="P2" draw:layer="perçages" svg:width="0.08cm" svg:height="0.08cm" draw:transform="rotate (1.5707963267949) translate (13.986cm 9.197cm)">
          <text:p/>
        </draw:circle>
        <draw:circle draw:style-name="gr2" draw:text-style-name="P2" draw:layer="perçages" svg:width="0.08cm" svg:height="0.08cm" draw:transform="rotate (1.5707963267949) translate (13.986cm 8.943cm)">
          <text:p/>
        </draw:circle>
        <draw:circle draw:style-name="gr2" draw:text-style-name="P2" draw:layer="perçages" svg:width="0.08cm" svg:height="0.08cm" draw:transform="rotate (1.5707963267949) translate (13.986cm 8.689cm)">
          <text:p/>
        </draw:circle>
        <draw:circle draw:style-name="gr2" draw:text-style-name="P2" draw:layer="perçages" svg:width="0.08cm" svg:height="0.08cm" draw:transform="rotate (1.5707963267949) translate (13.986cm 8.435cm)">
          <text:p/>
        </draw:circle>
        <draw:circle draw:style-name="gr2" draw:text-style-name="P2" draw:layer="perçages" svg:width="0.08cm" svg:height="0.08cm" draw:transform="rotate (1.5707963267949) translate (13.986cm 8.181cm)">
          <text:p/>
        </draw:circle>
        <draw:circle draw:style-name="gr2" draw:text-style-name="P2" draw:layer="perçages" svg:width="0.08cm" svg:height="0.08cm" draw:transform="rotate (1.5707963267949) translate (13.986cm 7.927cm)">
          <text:p/>
        </draw:circle>
        <draw:circle draw:style-name="gr2" draw:text-style-name="P2" draw:layer="perçages" svg:width="0.08cm" svg:height="0.08cm" draw:transform="rotate (1.5707963267949) translate (14.24cm 11.229cm)">
          <text:p/>
        </draw:circle>
        <draw:circle draw:style-name="gr2" draw:text-style-name="P2" draw:layer="perçages" svg:width="0.08cm" svg:height="0.08cm" draw:transform="rotate (1.5707963267949) translate (14.24cm 10.975cm)">
          <text:p/>
        </draw:circle>
        <draw:circle draw:style-name="gr2" draw:text-style-name="P2" draw:layer="perçages" svg:width="0.08cm" svg:height="0.08cm" draw:transform="rotate (1.5707963267949) translate (14.24cm 10.721cm)">
          <text:p/>
        </draw:circle>
        <draw:circle draw:style-name="gr2" draw:text-style-name="P2" draw:layer="perçages" svg:width="0.08cm" svg:height="0.08cm" draw:transform="rotate (1.5707963267949) translate (14.24cm 10.467cm)">
          <text:p/>
        </draw:circle>
        <draw:circle draw:style-name="gr2" draw:text-style-name="P2" draw:layer="perçages" svg:width="0.08cm" svg:height="0.08cm" draw:transform="rotate (1.5707963267949) translate (14.24cm 10.213cm)">
          <text:p/>
        </draw:circle>
        <draw:circle draw:style-name="gr2" draw:text-style-name="P2" draw:layer="perçages" svg:width="0.08cm" svg:height="0.08cm" draw:transform="rotate (1.5707963267949) translate (14.24cm 9.959cm)">
          <text:p/>
        </draw:circle>
        <draw:circle draw:style-name="gr2" draw:text-style-name="P2" draw:layer="perçages" svg:width="0.08cm" svg:height="0.08cm" draw:transform="rotate (1.5707963267949) translate (14.24cm 9.705cm)">
          <text:p/>
        </draw:circle>
        <draw:circle draw:style-name="gr2" draw:text-style-name="P2" draw:layer="perçages" svg:width="0.08cm" svg:height="0.08cm" draw:transform="rotate (1.5707963267949) translate (14.24cm 9.451cm)">
          <text:p/>
        </draw:circle>
        <draw:circle draw:style-name="gr2" draw:text-style-name="P2" draw:layer="perçages" svg:width="0.08cm" svg:height="0.08cm" draw:transform="rotate (1.5707963267949) translate (14.24cm 9.197cm)">
          <text:p/>
        </draw:circle>
        <draw:circle draw:style-name="gr2" draw:text-style-name="P2" draw:layer="perçages" svg:width="0.08cm" svg:height="0.08cm" draw:transform="rotate (1.5707963267949) translate (14.24cm 8.943cm)">
          <text:p/>
        </draw:circle>
        <draw:circle draw:style-name="gr2" draw:text-style-name="P2" draw:layer="perçages" svg:width="0.08cm" svg:height="0.08cm" draw:transform="rotate (1.5707963267949) translate (14.24cm 8.689cm)">
          <text:p/>
        </draw:circle>
        <draw:circle draw:style-name="gr2" draw:text-style-name="P2" draw:layer="perçages" svg:width="0.08cm" svg:height="0.08cm" draw:transform="rotate (1.5707963267949) translate (14.24cm 8.435cm)">
          <text:p/>
        </draw:circle>
        <draw:circle draw:style-name="gr2" draw:text-style-name="P2" draw:layer="perçages" svg:width="0.08cm" svg:height="0.08cm" draw:transform="rotate (1.5707963267949) translate (14.24cm 8.181cm)">
          <text:p/>
        </draw:circle>
        <draw:circle draw:style-name="gr2" draw:text-style-name="P2" draw:layer="perçages" svg:width="0.08cm" svg:height="0.08cm" draw:transform="rotate (1.5707963267949) translate (14.24cm 7.927cm)">
          <text:p/>
        </draw:circle>
        <draw:circle draw:style-name="gr2" draw:text-style-name="P2" draw:layer="perçages" svg:width="0.08cm" svg:height="0.08cm" draw:transform="rotate (1.5707963267949) translate (14.494cm 11.229cm)">
          <text:p/>
        </draw:circle>
        <draw:circle draw:style-name="gr2" draw:text-style-name="P2" draw:layer="perçages" svg:width="0.08cm" svg:height="0.08cm" draw:transform="rotate (1.5707963267949) translate (14.494cm 10.975cm)">
          <text:p/>
        </draw:circle>
        <draw:circle draw:style-name="gr2" draw:text-style-name="P2" draw:layer="perçages" svg:width="0.08cm" svg:height="0.08cm" draw:transform="rotate (1.5707963267949) translate (14.494cm 10.721cm)">
          <text:p/>
        </draw:circle>
        <draw:circle draw:style-name="gr2" draw:text-style-name="P2" draw:layer="perçages" svg:width="0.08cm" svg:height="0.08cm" draw:transform="rotate (1.5707963267949) translate (14.494cm 10.467cm)">
          <text:p/>
        </draw:circle>
        <draw:circle draw:style-name="gr2" draw:text-style-name="P2" draw:layer="perçages" svg:width="0.08cm" svg:height="0.08cm" draw:transform="rotate (1.5707963267949) translate (14.494cm 10.213cm)">
          <text:p/>
        </draw:circle>
        <draw:circle draw:style-name="gr2" draw:text-style-name="P2" draw:layer="perçages" svg:width="0.08cm" svg:height="0.08cm" draw:transform="rotate (1.5707963267949) translate (14.494cm 9.959cm)">
          <text:p/>
        </draw:circle>
        <draw:circle draw:style-name="gr2" draw:text-style-name="P2" draw:layer="perçages" svg:width="0.08cm" svg:height="0.08cm" draw:transform="rotate (1.5707963267949) translate (14.494cm 9.705cm)">
          <text:p/>
        </draw:circle>
        <draw:circle draw:style-name="gr2" draw:text-style-name="P2" draw:layer="perçages" svg:width="0.08cm" svg:height="0.08cm" draw:transform="rotate (1.5707963267949) translate (14.494cm 9.451cm)">
          <text:p/>
        </draw:circle>
        <draw:circle draw:style-name="gr2" draw:text-style-name="P2" draw:layer="perçages" svg:width="0.08cm" svg:height="0.08cm" draw:transform="rotate (1.5707963267949) translate (14.494cm 9.197cm)">
          <text:p/>
        </draw:circle>
        <draw:circle draw:style-name="gr2" draw:text-style-name="P2" draw:layer="perçages" svg:width="0.08cm" svg:height="0.08cm" draw:transform="rotate (1.5707963267949) translate (14.494cm 8.943cm)">
          <text:p/>
        </draw:circle>
        <draw:circle draw:style-name="gr2" draw:text-style-name="P2" draw:layer="perçages" svg:width="0.08cm" svg:height="0.08cm" draw:transform="rotate (1.5707963267949) translate (14.494cm 8.689cm)">
          <text:p/>
        </draw:circle>
        <draw:circle draw:style-name="gr2" draw:text-style-name="P2" draw:layer="perçages" svg:width="0.08cm" svg:height="0.08cm" draw:transform="rotate (1.5707963267949) translate (14.494cm 8.435cm)">
          <text:p/>
        </draw:circle>
        <draw:circle draw:style-name="gr2" draw:text-style-name="P2" draw:layer="perçages" svg:width="0.08cm" svg:height="0.08cm" draw:transform="rotate (1.5707963267949) translate (14.494cm 8.181cm)">
          <text:p/>
        </draw:circle>
        <draw:circle draw:style-name="gr2" draw:text-style-name="P2" draw:layer="perçages" svg:width="0.08cm" svg:height="0.08cm" draw:transform="rotate (1.5707963267949) translate (14.494cm 7.927cm)">
          <text:p/>
        </draw:circle>
        <draw:circle draw:style-name="gr2" draw:text-style-name="P2" draw:layer="perçages" svg:width="0.08cm" svg:height="0.08cm" draw:transform="rotate (1.5707963267949) translate (14.748cm 11.229cm)">
          <text:p/>
        </draw:circle>
        <draw:circle draw:style-name="gr2" draw:text-style-name="P2" draw:layer="perçages" svg:width="0.08cm" svg:height="0.08cm" draw:transform="rotate (1.5707963267949) translate (14.748cm 10.975cm)">
          <text:p/>
        </draw:circle>
        <draw:circle draw:style-name="gr2" draw:text-style-name="P2" draw:layer="perçages" svg:width="0.08cm" svg:height="0.08cm" draw:transform="rotate (1.5707963267949) translate (14.748cm 10.721cm)">
          <text:p/>
        </draw:circle>
        <draw:circle draw:style-name="gr2" draw:text-style-name="P2" draw:layer="perçages" svg:width="0.08cm" svg:height="0.08cm" draw:transform="rotate (1.5707963267949) translate (14.748cm 10.467cm)">
          <text:p/>
        </draw:circle>
        <draw:circle draw:style-name="gr2" draw:text-style-name="P2" draw:layer="perçages" svg:width="0.08cm" svg:height="0.08cm" draw:transform="rotate (1.5707963267949) translate (14.748cm 10.213cm)">
          <text:p/>
        </draw:circle>
        <draw:circle draw:style-name="gr2" draw:text-style-name="P2" draw:layer="perçages" svg:width="0.08cm" svg:height="0.08cm" draw:transform="rotate (1.5707963267949) translate (14.748cm 9.959cm)">
          <text:p/>
        </draw:circle>
        <draw:circle draw:style-name="gr2" draw:text-style-name="P2" draw:layer="perçages" svg:width="0.08cm" svg:height="0.08cm" draw:transform="rotate (1.5707963267949) translate (14.748cm 9.705cm)">
          <text:p/>
        </draw:circle>
        <draw:circle draw:style-name="gr2" draw:text-style-name="P2" draw:layer="perçages" svg:width="0.08cm" svg:height="0.08cm" draw:transform="rotate (1.5707963267949) translate (14.748cm 9.451cm)">
          <text:p/>
        </draw:circle>
        <draw:circle draw:style-name="gr2" draw:text-style-name="P2" draw:layer="perçages" svg:width="0.08cm" svg:height="0.08cm" draw:transform="rotate (1.5707963267949) translate (14.748cm 9.197cm)">
          <text:p/>
        </draw:circle>
        <draw:circle draw:style-name="gr2" draw:text-style-name="P2" draw:layer="perçages" svg:width="0.08cm" svg:height="0.08cm" draw:transform="rotate (1.5707963267949) translate (14.748cm 8.943cm)">
          <text:p/>
        </draw:circle>
        <draw:circle draw:style-name="gr2" draw:text-style-name="P2" draw:layer="perçages" svg:width="0.08cm" svg:height="0.08cm" draw:transform="rotate (1.5707963267949) translate (14.748cm 8.689cm)">
          <text:p/>
        </draw:circle>
        <draw:circle draw:style-name="gr2" draw:text-style-name="P2" draw:layer="perçages" svg:width="0.08cm" svg:height="0.08cm" draw:transform="rotate (1.5707963267949) translate (14.748cm 8.435cm)">
          <text:p/>
        </draw:circle>
        <draw:circle draw:style-name="gr2" draw:text-style-name="P2" draw:layer="perçages" svg:width="0.08cm" svg:height="0.08cm" draw:transform="rotate (1.5707963267949) translate (14.748cm 8.181cm)">
          <text:p/>
        </draw:circle>
        <draw:circle draw:style-name="gr2" draw:text-style-name="P2" draw:layer="perçages" svg:width="0.08cm" svg:height="0.08cm" draw:transform="rotate (1.5707963267949) translate (14.748cm 7.927cm)">
          <text:p/>
        </draw:circle>
        <draw:circle draw:style-name="gr2" draw:text-style-name="P2" draw:layer="perçages" svg:width="0.08cm" svg:height="0.08cm" draw:transform="rotate (1.5707963267949) translate (14.748cm 11.229cm)">
          <text:p/>
        </draw:circle>
        <draw:circle draw:style-name="gr2" draw:text-style-name="P2" draw:layer="perçages" svg:width="0.08cm" svg:height="0.08cm" draw:transform="rotate (1.5707963267949) translate (14.748cm 10.975cm)">
          <text:p/>
        </draw:circle>
        <draw:circle draw:style-name="gr2" draw:text-style-name="P2" draw:layer="perçages" svg:width="0.08cm" svg:height="0.08cm" draw:transform="rotate (1.5707963267949) translate (14.748cm 10.721cm)">
          <text:p/>
        </draw:circle>
        <draw:circle draw:style-name="gr2" draw:text-style-name="P2" draw:layer="perçages" svg:width="0.08cm" svg:height="0.08cm" draw:transform="rotate (1.5707963267949) translate (14.748cm 10.467cm)">
          <text:p/>
        </draw:circle>
        <draw:circle draw:style-name="gr2" draw:text-style-name="P2" draw:layer="perçages" svg:width="0.08cm" svg:height="0.08cm" draw:transform="rotate (1.5707963267949) translate (14.748cm 10.213cm)">
          <text:p/>
        </draw:circle>
        <draw:circle draw:style-name="gr2" draw:text-style-name="P2" draw:layer="perçages" svg:width="0.08cm" svg:height="0.08cm" draw:transform="rotate (1.5707963267949) translate (14.748cm 9.959cm)">
          <text:p/>
        </draw:circle>
        <draw:circle draw:style-name="gr2" draw:text-style-name="P2" draw:layer="perçages" svg:width="0.08cm" svg:height="0.08cm" draw:transform="rotate (1.5707963267949) translate (14.748cm 9.705cm)">
          <text:p/>
        </draw:circle>
        <draw:circle draw:style-name="gr2" draw:text-style-name="P2" draw:layer="perçages" svg:width="0.08cm" svg:height="0.08cm" draw:transform="rotate (1.5707963267949) translate (14.748cm 9.451cm)">
          <text:p/>
        </draw:circle>
        <draw:circle draw:style-name="gr2" draw:text-style-name="P2" draw:layer="perçages" svg:width="0.08cm" svg:height="0.08cm" draw:transform="rotate (1.5707963267949) translate (14.748cm 9.197cm)">
          <text:p/>
        </draw:circle>
        <draw:circle draw:style-name="gr2" draw:text-style-name="P2" draw:layer="perçages" svg:width="0.08cm" svg:height="0.08cm" draw:transform="rotate (1.5707963267949) translate (14.748cm 8.943cm)">
          <text:p/>
        </draw:circle>
        <draw:circle draw:style-name="gr2" draw:text-style-name="P2" draw:layer="perçages" svg:width="0.08cm" svg:height="0.08cm" draw:transform="rotate (1.5707963267949) translate (14.748cm 8.689cm)">
          <text:p/>
        </draw:circle>
        <draw:circle draw:style-name="gr2" draw:text-style-name="P2" draw:layer="perçages" svg:width="0.08cm" svg:height="0.08cm" draw:transform="rotate (1.5707963267949) translate (14.748cm 8.435cm)">
          <text:p/>
        </draw:circle>
        <draw:circle draw:style-name="gr2" draw:text-style-name="P2" draw:layer="perçages" svg:width="0.08cm" svg:height="0.08cm" draw:transform="rotate (1.5707963267949) translate (14.748cm 8.181cm)">
          <text:p/>
        </draw:circle>
        <draw:circle draw:style-name="gr2" draw:text-style-name="P2" draw:layer="perçages" svg:width="0.08cm" svg:height="0.08cm" draw:transform="rotate (1.5707963267949) translate (14.748cm 7.927cm)">
          <text:p/>
        </draw:circle>
        <draw:circle draw:style-name="gr2" draw:text-style-name="P2" draw:layer="perçages" svg:width="0.08cm" svg:height="0.08cm" draw:transform="rotate (1.5707963267949) translate (15.002cm 11.229cm)">
          <text:p/>
        </draw:circle>
        <draw:circle draw:style-name="gr2" draw:text-style-name="P2" draw:layer="perçages" svg:width="0.08cm" svg:height="0.08cm" draw:transform="rotate (1.5707963267949) translate (15.002cm 10.975cm)">
          <text:p/>
        </draw:circle>
        <draw:circle draw:style-name="gr2" draw:text-style-name="P2" draw:layer="perçages" svg:width="0.08cm" svg:height="0.08cm" draw:transform="rotate (1.5707963267949) translate (15.002cm 10.721cm)">
          <text:p/>
        </draw:circle>
        <draw:circle draw:style-name="gr2" draw:text-style-name="P2" draw:layer="perçages" svg:width="0.08cm" svg:height="0.08cm" draw:transform="rotate (1.5707963267949) translate (15.002cm 10.467cm)">
          <text:p/>
        </draw:circle>
        <draw:circle draw:style-name="gr2" draw:text-style-name="P2" draw:layer="perçages" svg:width="0.08cm" svg:height="0.08cm" draw:transform="rotate (1.5707963267949) translate (15.002cm 10.213cm)">
          <text:p/>
        </draw:circle>
        <draw:circle draw:style-name="gr2" draw:text-style-name="P2" draw:layer="perçages" svg:width="0.08cm" svg:height="0.08cm" draw:transform="rotate (1.5707963267949) translate (15.002cm 9.959cm)">
          <text:p/>
        </draw:circle>
        <draw:circle draw:style-name="gr2" draw:text-style-name="P2" draw:layer="perçages" svg:width="0.08cm" svg:height="0.08cm" draw:transform="rotate (1.5707963267949) translate (15.002cm 9.705cm)">
          <text:p/>
        </draw:circle>
        <draw:circle draw:style-name="gr2" draw:text-style-name="P2" draw:layer="perçages" svg:width="0.08cm" svg:height="0.08cm" draw:transform="rotate (1.5707963267949) translate (15.002cm 9.451cm)">
          <text:p/>
        </draw:circle>
        <draw:circle draw:style-name="gr2" draw:text-style-name="P2" draw:layer="perçages" svg:width="0.08cm" svg:height="0.08cm" draw:transform="rotate (1.5707963267949) translate (15.002cm 9.197cm)">
          <text:p/>
        </draw:circle>
        <draw:circle draw:style-name="gr2" draw:text-style-name="P2" draw:layer="perçages" svg:width="0.08cm" svg:height="0.08cm" draw:transform="rotate (1.5707963267949) translate (15.002cm 8.943cm)">
          <text:p/>
        </draw:circle>
        <draw:circle draw:style-name="gr2" draw:text-style-name="P2" draw:layer="perçages" svg:width="0.08cm" svg:height="0.08cm" draw:transform="rotate (1.5707963267949) translate (15.002cm 8.689cm)">
          <text:p/>
        </draw:circle>
        <draw:circle draw:style-name="gr2" draw:text-style-name="P2" draw:layer="perçages" svg:width="0.08cm" svg:height="0.08cm" draw:transform="rotate (1.5707963267949) translate (15.002cm 8.435cm)">
          <text:p/>
        </draw:circle>
        <draw:circle draw:style-name="gr2" draw:text-style-name="P2" draw:layer="perçages" svg:width="0.08cm" svg:height="0.08cm" draw:transform="rotate (1.5707963267949) translate (15.002cm 8.181cm)">
          <text:p/>
        </draw:circle>
        <draw:circle draw:style-name="gr2" draw:text-style-name="P2" draw:layer="perçages" svg:width="0.08cm" svg:height="0.08cm" draw:transform="rotate (1.5707963267949) translate (15.002cm 7.927cm)">
          <text:p/>
        </draw:circle>
        <draw:circle draw:style-name="gr2" draw:text-style-name="P2" draw:layer="perçages" svg:width="0.08cm" svg:height="0.08cm" draw:transform="rotate (1.5707963267949) translate (15.256cm 11.229cm)">
          <text:p/>
        </draw:circle>
        <draw:circle draw:style-name="gr2" draw:text-style-name="P2" draw:layer="perçages" svg:width="0.08cm" svg:height="0.08cm" draw:transform="rotate (1.5707963267949) translate (15.256cm 10.975cm)">
          <text:p/>
        </draw:circle>
        <draw:circle draw:style-name="gr2" draw:text-style-name="P2" draw:layer="perçages" svg:width="0.08cm" svg:height="0.08cm" draw:transform="rotate (1.5707963267949) translate (15.256cm 10.721cm)">
          <text:p/>
        </draw:circle>
        <draw:circle draw:style-name="gr2" draw:text-style-name="P2" draw:layer="perçages" svg:width="0.08cm" svg:height="0.08cm" draw:transform="rotate (1.5707963267949) translate (15.256cm 10.467cm)">
          <text:p/>
        </draw:circle>
        <draw:circle draw:style-name="gr2" draw:text-style-name="P2" draw:layer="perçages" svg:width="0.08cm" svg:height="0.08cm" draw:transform="rotate (1.5707963267949) translate (15.256cm 10.213cm)">
          <text:p/>
        </draw:circle>
        <draw:circle draw:style-name="gr2" draw:text-style-name="P2" draw:layer="perçages" svg:width="0.08cm" svg:height="0.08cm" draw:transform="rotate (1.5707963267949) translate (15.256cm 9.959cm)">
          <text:p/>
        </draw:circle>
        <draw:circle draw:style-name="gr2" draw:text-style-name="P2" draw:layer="perçages" svg:width="0.08cm" svg:height="0.08cm" draw:transform="rotate (1.5707963267949) translate (15.256cm 9.705cm)">
          <text:p/>
        </draw:circle>
        <draw:circle draw:style-name="gr2" draw:text-style-name="P2" draw:layer="perçages" svg:width="0.08cm" svg:height="0.08cm" draw:transform="rotate (1.5707963267949) translate (15.256cm 9.451cm)">
          <text:p/>
        </draw:circle>
        <draw:circle draw:style-name="gr2" draw:text-style-name="P2" draw:layer="perçages" svg:width="0.08cm" svg:height="0.08cm" draw:transform="rotate (1.5707963267949) translate (15.256cm 9.197cm)">
          <text:p/>
        </draw:circle>
        <draw:circle draw:style-name="gr2" draw:text-style-name="P2" draw:layer="perçages" svg:width="0.08cm" svg:height="0.08cm" draw:transform="rotate (1.5707963267949) translate (15.256cm 8.943cm)">
          <text:p/>
        </draw:circle>
        <draw:circle draw:style-name="gr2" draw:text-style-name="P2" draw:layer="perçages" svg:width="0.08cm" svg:height="0.08cm" draw:transform="rotate (1.5707963267949) translate (15.256cm 8.689cm)">
          <text:p/>
        </draw:circle>
        <draw:circle draw:style-name="gr2" draw:text-style-name="P2" draw:layer="perçages" svg:width="0.08cm" svg:height="0.08cm" draw:transform="rotate (1.5707963267949) translate (15.256cm 8.435cm)">
          <text:p/>
        </draw:circle>
        <draw:circle draw:style-name="gr2" draw:text-style-name="P2" draw:layer="perçages" svg:width="0.08cm" svg:height="0.08cm" draw:transform="rotate (1.5707963267949) translate (15.256cm 8.181cm)">
          <text:p/>
        </draw:circle>
        <draw:circle draw:style-name="gr2" draw:text-style-name="P2" draw:layer="perçages" svg:width="0.08cm" svg:height="0.08cm" draw:transform="rotate (1.5707963267949) translate (15.256cm 7.927cm)">
          <text:p/>
        </draw:circle>
        <draw:circle draw:style-name="gr2" draw:text-style-name="P2" draw:layer="perçages" svg:width="0.08cm" svg:height="0.08cm" draw:transform="rotate (1.5707963267949) translate (15.51cm 11.229cm)">
          <text:p/>
        </draw:circle>
        <draw:circle draw:style-name="gr2" draw:text-style-name="P2" draw:layer="perçages" svg:width="0.08cm" svg:height="0.08cm" draw:transform="rotate (1.5707963267949) translate (15.51cm 10.975cm)">
          <text:p/>
        </draw:circle>
        <draw:circle draw:style-name="gr2" draw:text-style-name="P2" draw:layer="perçages" svg:width="0.08cm" svg:height="0.08cm" draw:transform="rotate (1.5707963267949) translate (15.51cm 10.721cm)">
          <text:p/>
        </draw:circle>
        <draw:circle draw:style-name="gr2" draw:text-style-name="P2" draw:layer="perçages" svg:width="0.08cm" svg:height="0.08cm" draw:transform="rotate (1.5707963267949) translate (15.51cm 10.467cm)">
          <text:p/>
        </draw:circle>
        <draw:circle draw:style-name="gr2" draw:text-style-name="P2" draw:layer="perçages" svg:width="0.08cm" svg:height="0.08cm" draw:transform="rotate (1.5707963267949) translate (15.51cm 10.213cm)">
          <text:p/>
        </draw:circle>
        <draw:circle draw:style-name="gr2" draw:text-style-name="P2" draw:layer="perçages" svg:width="0.08cm" svg:height="0.08cm" draw:transform="rotate (1.5707963267949) translate (15.51cm 9.959cm)">
          <text:p/>
        </draw:circle>
        <draw:circle draw:style-name="gr2" draw:text-style-name="P2" draw:layer="perçages" svg:width="0.08cm" svg:height="0.08cm" draw:transform="rotate (1.5707963267949) translate (15.51cm 9.705cm)">
          <text:p/>
        </draw:circle>
        <draw:circle draw:style-name="gr2" draw:text-style-name="P2" draw:layer="perçages" svg:width="0.08cm" svg:height="0.08cm" draw:transform="rotate (1.5707963267949) translate (15.51cm 9.451cm)">
          <text:p/>
        </draw:circle>
        <draw:circle draw:style-name="gr2" draw:text-style-name="P2" draw:layer="perçages" svg:width="0.08cm" svg:height="0.08cm" draw:transform="rotate (1.5707963267949) translate (15.51cm 9.197cm)">
          <text:p/>
        </draw:circle>
        <draw:circle draw:style-name="gr2" draw:text-style-name="P2" draw:layer="perçages" svg:width="0.08cm" svg:height="0.08cm" draw:transform="rotate (1.5707963267949) translate (15.51cm 8.943cm)">
          <text:p/>
        </draw:circle>
        <draw:circle draw:style-name="gr2" draw:text-style-name="P2" draw:layer="perçages" svg:width="0.08cm" svg:height="0.08cm" draw:transform="rotate (1.5707963267949) translate (15.51cm 8.689cm)">
          <text:p/>
        </draw:circle>
        <draw:circle draw:style-name="gr2" draw:text-style-name="P2" draw:layer="perçages" svg:width="0.08cm" svg:height="0.08cm" draw:transform="rotate (1.5707963267949) translate (15.51cm 8.435cm)">
          <text:p/>
        </draw:circle>
        <draw:circle draw:style-name="gr2" draw:text-style-name="P2" draw:layer="perçages" svg:width="0.08cm" svg:height="0.08cm" draw:transform="rotate (1.5707963267949) translate (15.51cm 8.181cm)">
          <text:p/>
        </draw:circle>
        <draw:circle draw:style-name="gr2" draw:text-style-name="P2" draw:layer="perçages" svg:width="0.08cm" svg:height="0.08cm" draw:transform="rotate (1.5707963267949) translate (15.51cm 7.927cm)">
          <text:p/>
        </draw:circle>
        <draw:circle draw:style-name="gr2" draw:text-style-name="P2" draw:layer="perçages" svg:width="0.08cm" svg:height="0.08cm" draw:transform="rotate (1.5707963267949) translate (15.764cm 11.229cm)">
          <text:p/>
        </draw:circle>
        <draw:circle draw:style-name="gr2" draw:text-style-name="P2" draw:layer="perçages" svg:width="0.08cm" svg:height="0.08cm" draw:transform="rotate (1.5707963267949) translate (15.764cm 10.975cm)">
          <text:p/>
        </draw:circle>
        <draw:circle draw:style-name="gr2" draw:text-style-name="P2" draw:layer="perçages" svg:width="0.08cm" svg:height="0.08cm" draw:transform="rotate (1.5707963267949) translate (15.764cm 10.721cm)">
          <text:p/>
        </draw:circle>
        <draw:circle draw:style-name="gr2" draw:text-style-name="P2" draw:layer="perçages" svg:width="0.08cm" svg:height="0.08cm" draw:transform="rotate (1.5707963267949) translate (15.764cm 10.467cm)">
          <text:p/>
        </draw:circle>
        <draw:circle draw:style-name="gr2" draw:text-style-name="P2" draw:layer="perçages" svg:width="0.08cm" svg:height="0.08cm" draw:transform="rotate (1.5707963267949) translate (15.764cm 10.213cm)">
          <text:p/>
        </draw:circle>
        <draw:circle draw:style-name="gr2" draw:text-style-name="P2" draw:layer="perçages" svg:width="0.08cm" svg:height="0.08cm" draw:transform="rotate (1.5707963267949) translate (15.764cm 9.959cm)">
          <text:p/>
        </draw:circle>
        <draw:circle draw:style-name="gr2" draw:text-style-name="P2" draw:layer="perçages" svg:width="0.08cm" svg:height="0.08cm" draw:transform="rotate (1.5707963267949) translate (15.764cm 9.705cm)">
          <text:p/>
        </draw:circle>
        <draw:circle draw:style-name="gr2" draw:text-style-name="P2" draw:layer="perçages" svg:width="0.08cm" svg:height="0.08cm" draw:transform="rotate (1.5707963267949) translate (15.764cm 9.451cm)">
          <text:p/>
        </draw:circle>
        <draw:circle draw:style-name="gr2" draw:text-style-name="P2" draw:layer="perçages" svg:width="0.08cm" svg:height="0.08cm" draw:transform="rotate (1.5707963267949) translate (15.764cm 9.197cm)">
          <text:p/>
        </draw:circle>
        <draw:circle draw:style-name="gr2" draw:text-style-name="P2" draw:layer="perçages" svg:width="0.08cm" svg:height="0.08cm" draw:transform="rotate (1.5707963267949) translate (15.764cm 8.943cm)">
          <text:p/>
        </draw:circle>
        <draw:circle draw:style-name="gr2" draw:text-style-name="P2" draw:layer="perçages" svg:width="0.08cm" svg:height="0.08cm" draw:transform="rotate (1.5707963267949) translate (15.764cm 8.689cm)">
          <text:p/>
        </draw:circle>
        <draw:circle draw:style-name="gr2" draw:text-style-name="P2" draw:layer="perçages" svg:width="0.08cm" svg:height="0.08cm" draw:transform="rotate (1.5707963267949) translate (15.764cm 8.435cm)">
          <text:p/>
        </draw:circle>
        <draw:circle draw:style-name="gr2" draw:text-style-name="P2" draw:layer="perçages" svg:width="0.08cm" svg:height="0.08cm" draw:transform="rotate (1.5707963267949) translate (15.764cm 8.181cm)">
          <text:p/>
        </draw:circle>
        <draw:circle draw:style-name="gr2" draw:text-style-name="P2" draw:layer="perçages" svg:width="0.08cm" svg:height="0.08cm" draw:transform="rotate (1.5707963267949) translate (15.764cm 7.927cm)">
          <text:p/>
        </draw:circle>
        <draw:circle draw:style-name="gr2" draw:text-style-name="P2" draw:layer="perçages" svg:width="0.08cm" svg:height="0.08cm" draw:transform="rotate (1.5707963267949) translate (16.018cm 11.229cm)">
          <text:p/>
        </draw:circle>
        <draw:circle draw:style-name="gr2" draw:text-style-name="P2" draw:layer="perçages" svg:width="0.08cm" svg:height="0.08cm" draw:transform="rotate (1.5707963267949) translate (16.018cm 10.975cm)">
          <text:p/>
        </draw:circle>
        <draw:circle draw:style-name="gr2" draw:text-style-name="P2" draw:layer="perçages" svg:width="0.08cm" svg:height="0.08cm" draw:transform="rotate (1.5707963267949) translate (16.018cm 10.721cm)">
          <text:p/>
        </draw:circle>
        <draw:circle draw:style-name="gr2" draw:text-style-name="P2" draw:layer="perçages" svg:width="0.08cm" svg:height="0.08cm" draw:transform="rotate (1.5707963267949) translate (16.018cm 10.467cm)">
          <text:p/>
        </draw:circle>
        <draw:circle draw:style-name="gr2" draw:text-style-name="P2" draw:layer="perçages" svg:width="0.08cm" svg:height="0.08cm" draw:transform="rotate (1.5707963267949) translate (16.018cm 10.213cm)">
          <text:p/>
        </draw:circle>
        <draw:circle draw:style-name="gr2" draw:text-style-name="P2" draw:layer="perçages" svg:width="0.08cm" svg:height="0.08cm" draw:transform="rotate (1.5707963267949) translate (16.018cm 9.959cm)">
          <text:p/>
        </draw:circle>
        <draw:circle draw:style-name="gr2" draw:text-style-name="P2" draw:layer="perçages" svg:width="0.08cm" svg:height="0.08cm" draw:transform="rotate (1.5707963267949) translate (16.018cm 9.705cm)">
          <text:p/>
        </draw:circle>
        <draw:circle draw:style-name="gr2" draw:text-style-name="P2" draw:layer="perçages" svg:width="0.08cm" svg:height="0.08cm" draw:transform="rotate (1.5707963267949) translate (16.018cm 9.451cm)">
          <text:p/>
        </draw:circle>
        <draw:circle draw:style-name="gr2" draw:text-style-name="P2" draw:layer="perçages" svg:width="0.08cm" svg:height="0.08cm" draw:transform="rotate (1.5707963267949) translate (16.018cm 9.197cm)">
          <text:p/>
        </draw:circle>
        <draw:circle draw:style-name="gr2" draw:text-style-name="P2" draw:layer="perçages" svg:width="0.08cm" svg:height="0.08cm" draw:transform="rotate (1.5707963267949) translate (16.018cm 8.943cm)">
          <text:p/>
        </draw:circle>
        <draw:circle draw:style-name="gr2" draw:text-style-name="P2" draw:layer="perçages" svg:width="0.08cm" svg:height="0.08cm" draw:transform="rotate (1.5707963267949) translate (16.018cm 8.689cm)">
          <text:p/>
        </draw:circle>
        <draw:circle draw:style-name="gr2" draw:text-style-name="P2" draw:layer="perçages" svg:width="0.08cm" svg:height="0.08cm" draw:transform="rotate (1.5707963267949) translate (16.018cm 8.435cm)">
          <text:p/>
        </draw:circle>
        <draw:circle draw:style-name="gr2" draw:text-style-name="P2" draw:layer="perçages" svg:width="0.08cm" svg:height="0.08cm" draw:transform="rotate (1.5707963267949) translate (16.018cm 8.181cm)">
          <text:p/>
        </draw:circle>
        <draw:circle draw:style-name="gr2" draw:text-style-name="P2" draw:layer="perçages" svg:width="0.08cm" svg:height="0.08cm" draw:transform="rotate (1.5707963267949) translate (16.018cm 7.927cm)">
          <text:p/>
        </draw:circle>
        <draw:circle draw:style-name="gr2" draw:text-style-name="P2" draw:layer="perçages" svg:width="0.08cm" svg:height="0.08cm" draw:transform="rotate (1.5707963267949) translate (16.018cm 11.229cm)">
          <text:p/>
        </draw:circle>
        <draw:circle draw:style-name="gr2" draw:text-style-name="P2" draw:layer="perçages" svg:width="0.08cm" svg:height="0.08cm" draw:transform="rotate (1.5707963267949) translate (16.018cm 10.975cm)">
          <text:p/>
        </draw:circle>
        <draw:circle draw:style-name="gr2" draw:text-style-name="P2" draw:layer="perçages" svg:width="0.08cm" svg:height="0.08cm" draw:transform="rotate (1.5707963267949) translate (16.018cm 10.721cm)">
          <text:p/>
        </draw:circle>
        <draw:circle draw:style-name="gr2" draw:text-style-name="P2" draw:layer="perçages" svg:width="0.08cm" svg:height="0.08cm" draw:transform="rotate (1.5707963267949) translate (16.018cm 10.467cm)">
          <text:p/>
        </draw:circle>
        <draw:circle draw:style-name="gr2" draw:text-style-name="P2" draw:layer="perçages" svg:width="0.08cm" svg:height="0.08cm" draw:transform="rotate (1.5707963267949) translate (16.018cm 10.213cm)">
          <text:p/>
        </draw:circle>
        <draw:circle draw:style-name="gr2" draw:text-style-name="P2" draw:layer="perçages" svg:width="0.08cm" svg:height="0.08cm" draw:transform="rotate (1.5707963267949) translate (16.018cm 9.959cm)">
          <text:p/>
        </draw:circle>
        <draw:circle draw:style-name="gr2" draw:text-style-name="P2" draw:layer="perçages" svg:width="0.08cm" svg:height="0.08cm" draw:transform="rotate (1.5707963267949) translate (16.018cm 9.705cm)">
          <text:p/>
        </draw:circle>
        <draw:circle draw:style-name="gr2" draw:text-style-name="P2" draw:layer="perçages" svg:width="0.08cm" svg:height="0.08cm" draw:transform="rotate (1.5707963267949) translate (16.018cm 9.451cm)">
          <text:p/>
        </draw:circle>
        <draw:circle draw:style-name="gr2" draw:text-style-name="P2" draw:layer="perçages" svg:width="0.08cm" svg:height="0.08cm" draw:transform="rotate (1.5707963267949) translate (16.018cm 9.197cm)">
          <text:p/>
        </draw:circle>
        <draw:circle draw:style-name="gr2" draw:text-style-name="P2" draw:layer="perçages" svg:width="0.08cm" svg:height="0.08cm" draw:transform="rotate (1.5707963267949) translate (16.018cm 8.943cm)">
          <text:p/>
        </draw:circle>
        <draw:circle draw:style-name="gr2" draw:text-style-name="P2" draw:layer="perçages" svg:width="0.08cm" svg:height="0.08cm" draw:transform="rotate (1.5707963267949) translate (16.018cm 8.689cm)">
          <text:p/>
        </draw:circle>
        <draw:circle draw:style-name="gr2" draw:text-style-name="P2" draw:layer="perçages" svg:width="0.08cm" svg:height="0.08cm" draw:transform="rotate (1.5707963267949) translate (16.018cm 8.435cm)">
          <text:p/>
        </draw:circle>
        <draw:circle draw:style-name="gr2" draw:text-style-name="P2" draw:layer="perçages" svg:width="0.08cm" svg:height="0.08cm" draw:transform="rotate (1.5707963267949) translate (16.018cm 8.181cm)">
          <text:p/>
        </draw:circle>
        <draw:circle draw:style-name="gr2" draw:text-style-name="P2" draw:layer="perçages" svg:width="0.08cm" svg:height="0.08cm" draw:transform="rotate (1.5707963267949) translate (16.018cm 7.927cm)">
          <text:p/>
        </draw:circle>
        <draw:line draw:style-name="gr1" draw:text-style-name="P1" draw:layer="circuit imprimé" svg:x1="19.844cm" svg:y1="10.572cm" svg:x2="19.844cm" svg:y2="8.528cm">
          <text:p/>
        </draw:line>
        <draw:frame draw:style-name="gr3" draw:text-style-name="P3" draw:layer="perçages" svg:width="0.578cm" svg:height="0.408cm" svg:x="11.991cm" svg:y="7.336cm">
          <draw:text-box>
            <text:p><text:span text:style-name="T1">1</text:span></text:p>
          </draw:text-box>
        </draw:frame>
        <draw:frame draw:style-name="gr3" draw:text-style-name="P3" draw:layer="perçages" svg:width="0.578cm" svg:height="0.408cm" svg:x="12.243cm" svg:y="7.336cm">
          <draw:text-box>
            <text:p><text:span text:style-name="T1">2</text:span></text:p>
          </draw:text-box>
        </draw:frame>
        <draw:frame draw:style-name="gr3" draw:text-style-name="P3" draw:layer="perçages" svg:width="0.578cm" svg:height="0.408cm" svg:x="12.495cm" svg:y="7.336cm">
          <draw:text-box>
            <text:p><text:span text:style-name="T1">3</text:span></text:p>
          </draw:text-box>
        </draw:frame>
        <draw:frame draw:style-name="gr3" draw:text-style-name="P3" draw:layer="perçages" svg:width="0.578cm" svg:height="0.408cm" svg:x="12.746cm" svg:y="7.336cm">
          <draw:text-box>
            <text:p><text:span text:style-name="T1">4</text:span></text:p>
          </draw:text-box>
        </draw:frame>
        <draw:frame draw:style-name="gr3" draw:text-style-name="P3" draw:layer="perçages" svg:width="0.578cm" svg:height="0.408cm" svg:x="12.998cm" svg:y="7.336cm">
          <draw:text-box>
            <text:p><text:span text:style-name="T1">5</text:span></text:p>
          </draw:text-box>
        </draw:frame>
        <draw:frame draw:style-name="gr3" draw:text-style-name="P3" draw:layer="perçages" svg:width="0.578cm" svg:height="0.408cm" svg:x="13.25cm" svg:y="7.336cm">
          <draw:text-box>
            <text:p><text:span text:style-name="T1">6</text:span></text:p>
          </draw:text-box>
        </draw:frame>
        <draw:frame draw:style-name="gr3" draw:text-style-name="P3" draw:layer="perçages" svg:width="0.578cm" svg:height="0.408cm" svg:x="13.502cm" svg:y="7.336cm">
          <draw:text-box>
            <text:p><text:span text:style-name="T1">7</text:span></text:p>
          </draw:text-box>
        </draw:frame>
        <draw:frame draw:style-name="gr3" draw:text-style-name="P3" draw:layer="perçages" svg:width="0.578cm" svg:height="0.408cm" svg:x="13.753cm" svg:y="7.336cm">
          <draw:text-box>
            <text:p><text:span text:style-name="T1">8</text:span></text:p>
          </draw:text-box>
        </draw:frame>
        <draw:frame draw:style-name="gr3" draw:text-style-name="P3" draw:layer="perçages" svg:width="0.578cm" svg:height="0.408cm" svg:x="14.005cm" svg:y="7.336cm">
          <draw:text-box>
            <text:p><text:span text:style-name="T1">9</text:span></text:p>
          </draw:text-box>
        </draw:frame>
        <draw:frame draw:style-name="gr3" draw:text-style-name="P3" draw:layer="perçages" svg:width="0.578cm" svg:height="0.408cm" svg:x="14.257cm" svg:y="7.336cm">
          <draw:text-box>
            <text:p><text:span text:style-name="T1">0</text:span></text:p>
          </draw:text-box>
        </draw:frame>
        <draw:frame draw:style-name="gr3" draw:text-style-name="P3" draw:layer="perçages" svg:width="0.578cm" svg:height="0.408cm" svg:x="14.512cm" svg:y="7.336cm">
          <draw:text-box>
            <text:p><text:span text:style-name="T1">1</text:span></text:p>
          </draw:text-box>
        </draw:frame>
        <draw:frame draw:style-name="gr3" draw:text-style-name="P3" draw:layer="perçages" svg:width="0.578cm" svg:height="0.408cm" svg:x="14.764cm" svg:y="7.336cm">
          <draw:text-box>
            <text:p><text:span text:style-name="T1">2</text:span></text:p>
          </draw:text-box>
        </draw:frame>
        <draw:frame draw:style-name="gr3" draw:text-style-name="P3" draw:layer="perçages" svg:width="0.578cm" svg:height="0.408cm" svg:x="15.016cm" svg:y="7.336cm">
          <draw:text-box>
            <text:p><text:span text:style-name="T1">3</text:span></text:p>
          </draw:text-box>
        </draw:frame>
        <draw:frame draw:style-name="gr3" draw:text-style-name="P3" draw:layer="perçages" svg:width="0.578cm" svg:height="0.408cm" svg:x="15.267cm" svg:y="7.336cm">
          <draw:text-box>
            <text:p><text:span text:style-name="T1">4</text:span></text:p>
          </draw:text-box>
        </draw:frame>
        <draw:frame draw:style-name="gr3" draw:text-style-name="P3" draw:layer="perçages" svg:width="0.578cm" svg:height="0.408cm" svg:x="15.519cm" svg:y="7.336cm">
          <draw:text-box>
            <text:p><text:span text:style-name="T1">5</text:span></text:p>
          </draw:text-box>
        </draw:frame>
        <draw:frame draw:style-name="gr3" draw:text-style-name="P3" draw:layer="perçages" svg:width="0.578cm" svg:height="0.408cm" svg:x="15.771cm" svg:y="7.336cm">
          <draw:text-box>
            <text:p><text:span text:style-name="T1">6</text:span></text:p>
          </draw:text-box>
        </draw:frame>
        <draw:frame draw:style-name="gr3" draw:text-style-name="P3" draw:layer="perçages" svg:width="0.578cm" svg:height="0.408cm" svg:x="16.023cm" svg:y="7.336cm">
          <draw:text-box>
            <text:p><text:span text:style-name="T1">7</text:span></text:p>
          </draw:text-box>
        </draw:frame>
        <draw:frame draw:style-name="gr3" draw:text-style-name="P3" draw:layer="perçages" svg:width="0.578cm" svg:height="0.408cm" svg:x="16.274cm" svg:y="7.336cm">
          <draw:text-box>
            <text:p><text:span text:style-name="T1">8</text:span></text:p>
          </draw:text-box>
        </draw:frame>
        <draw:frame draw:style-name="gr3" draw:text-style-name="P3" draw:layer="perçages" svg:width="0.578cm" svg:height="0.408cm" svg:x="16.526cm" svg:y="7.336cm">
          <draw:text-box>
            <text:p><text:span text:style-name="T1">9</text:span></text:p>
          </draw:text-box>
        </draw:frame>
        <draw:frame draw:style-name="gr3" draw:text-style-name="P3" draw:layer="perçages" svg:width="0.578cm" svg:height="0.408cm" svg:x="16.778cm" svg:y="7.336cm">
          <draw:text-box>
            <text:p><text:span text:style-name="T1">0</text:span></text:p>
          </draw:text-box>
        </draw:frame>
        <draw:frame draw:style-name="gr3" draw:text-style-name="P3" draw:layer="perçages" svg:width="0.578cm" svg:height="0.408cm" svg:x="17.044cm" svg:y="7.336cm">
          <draw:text-box>
            <text:p><text:span text:style-name="T1">1</text:span></text:p>
          </draw:text-box>
        </draw:frame>
        <draw:frame draw:style-name="gr3" draw:text-style-name="P3" draw:layer="perçages" svg:width="0.578cm" svg:height="0.408cm" svg:x="17.296cm" svg:y="7.336cm">
          <draw:text-box>
            <text:p><text:span text:style-name="T1">2</text:span></text:p>
          </draw:text-box>
        </draw:frame>
        <draw:frame draw:style-name="gr3" draw:text-style-name="P3" draw:layer="perçages" svg:width="0.578cm" svg:height="0.408cm" svg:x="17.548cm" svg:y="7.336cm">
          <draw:text-box>
            <text:p><text:span text:style-name="T1">3</text:span></text:p>
          </draw:text-box>
        </draw:frame>
        <draw:frame draw:style-name="gr3" draw:text-style-name="P3" draw:layer="perçages" svg:width="0.578cm" svg:height="0.408cm" svg:x="17.799cm" svg:y="7.336cm">
          <draw:text-box>
            <text:p><text:span text:style-name="T1">4</text:span></text:p>
          </draw:text-box>
        </draw:frame>
        <draw:frame draw:style-name="gr3" draw:text-style-name="P3" draw:layer="perçages" svg:width="0.578cm" svg:height="0.408cm" svg:x="18.051cm" svg:y="7.336cm">
          <draw:text-box>
            <text:p><text:span text:style-name="T1">5</text:span></text:p>
          </draw:text-box>
        </draw:frame>
        <draw:frame draw:style-name="gr3" draw:text-style-name="P3" draw:layer="perçages" svg:width="0.578cm" svg:height="0.408cm" svg:x="18.303cm" svg:y="7.336cm">
          <draw:text-box>
            <text:p><text:span text:style-name="T1">6</text:span></text:p>
          </draw:text-box>
        </draw:frame>
        <draw:frame draw:style-name="gr3" draw:text-style-name="P3" draw:layer="perçages" svg:width="0.578cm" svg:height="0.408cm" svg:x="18.555cm" svg:y="7.336cm">
          <draw:text-box>
            <text:p><text:span text:style-name="T1">7</text:span></text:p>
          </draw:text-box>
        </draw:frame>
        <draw:frame draw:style-name="gr3" draw:text-style-name="P3" draw:layer="perçages" svg:width="0.578cm" svg:height="0.408cm" svg:x="18.806cm" svg:y="7.336cm">
          <draw:text-box>
            <text:p><text:span text:style-name="T1">8</text:span></text:p>
          </draw:text-box>
        </draw:frame>
        <draw:frame draw:style-name="gr3" draw:text-style-name="P3" draw:layer="perçages" svg:width="0.578cm" svg:height="0.408cm" svg:x="19.058cm" svg:y="7.336cm">
          <draw:text-box>
            <text:p><text:span text:style-name="T1">9</text:span></text:p>
          </draw:text-box>
        </draw:frame>
        <draw:frame draw:style-name="gr3" draw:text-style-name="P3" draw:layer="perçages" svg:width="0.578cm" svg:height="0.408cm" svg:x="19.287cm" svg:y="7.336cm">
          <draw:text-box>
            <text:p><text:span text:style-name="T1">0</text:span></text:p>
          </draw:text-box>
        </draw:frame>
        <draw:frame draw:style-name="gr3" draw:text-style-name="P3" draw:layer="perçages" svg:width="0.578cm" svg:height="0.408cm" svg:x="19.588cm" svg:y="7.336cm">
          <draw:text-box>
            <text:p><text:span text:style-name="T1">1</text:span></text:p>
          </draw:text-box>
        </draw:frame>
        <draw:frame draw:style-name="gr3" draw:text-style-name="P3" draw:layer="perçages" svg:width="0.578cm" svg:height="0.408cm" svg:x="19.84cm" svg:y="7.336cm">
          <draw:text-box>
            <text:p><text:span text:style-name="T1">2</text:span></text:p>
          </draw:text-box>
        </draw:frame>
        <draw:frame draw:style-name="gr3" draw:text-style-name="P3" draw:layer="perçages" svg:width="0.578cm" svg:height="0.408cm" svg:x="20.092cm" svg:y="7.336cm">
          <draw:text-box>
            <text:p><text:span text:style-name="T1">3</text:span></text:p>
          </draw:text-box>
        </draw:frame>
        <draw:frame draw:style-name="gr3" draw:text-style-name="P3" draw:layer="perçages" svg:width="0.578cm" svg:height="0.408cm" svg:x="20.343cm" svg:y="7.336cm">
          <draw:text-box>
            <text:p><text:span text:style-name="T1">4</text:span></text:p>
          </draw:text-box>
        </draw:frame>
        <draw:frame draw:style-name="gr3" draw:text-style-name="P3" draw:layer="perçages" svg:width="0.578cm" svg:height="0.408cm" svg:x="20.595cm" svg:y="7.336cm">
          <draw:text-box>
            <text:p><text:span text:style-name="T1">5</text:span></text:p>
          </draw:text-box>
        </draw:frame>
        <draw:frame draw:style-name="gr3" draw:text-style-name="P3" draw:layer="perçages" svg:width="0.578cm" svg:height="0.408cm" svg:x="20.847cm" svg:y="7.336cm">
          <draw:text-box>
            <text:p><text:span text:style-name="T1">6</text:span></text:p>
          </draw:text-box>
        </draw:frame>
        <draw:frame draw:style-name="gr3" draw:text-style-name="P3" draw:layer="perçages" svg:width="0.578cm" svg:height="0.408cm" svg:x="21.099cm" svg:y="7.336cm">
          <draw:text-box>
            <text:p><text:span text:style-name="T1">7</text:span></text:p>
          </draw:text-box>
        </draw:frame>
        <draw:frame draw:style-name="gr3" draw:text-style-name="P3" draw:layer="perçages" svg:width="0.578cm" svg:height="0.408cm" svg:x="21.35cm" svg:y="7.336cm">
          <draw:text-box>
            <text:p><text:span text:style-name="T1">8</text:span></text:p>
          </draw:text-box>
        </draw:frame>
        <draw:frame draw:style-name="gr3" draw:text-style-name="P3" draw:layer="perçages" svg:width="0.578cm" svg:height="0.408cm" svg:x="21.602cm" svg:y="7.336cm">
          <draw:text-box>
            <text:p><text:span text:style-name="T1">9</text:span></text:p>
          </draw:text-box>
        </draw:frame>
        <draw:frame draw:style-name="gr3" draw:text-style-name="P3" draw:layer="perçages" svg:width="0.578cm" svg:height="0.408cm" svg:x="21.831cm" svg:y="7.336cm">
          <draw:text-box>
            <text:p><text:span text:style-name="T1">0</text:span></text:p>
          </draw:text-box>
        </draw:frame>
        <draw:circle draw:style-name="gr2" draw:text-style-name="P2" draw:layer="perçages" svg:width="0.08cm" svg:height="0.08cm" draw:transform="rotate (1.5707963267949) translate (16.254cm 14.771cm)">
          <text:p/>
        </draw:circle>
        <draw:circle draw:style-name="gr2" draw:text-style-name="P2" draw:layer="perçages" svg:width="0.08cm" svg:height="0.08cm" draw:transform="rotate (1.5707963267949) translate (16.254cm 14.517cm)">
          <text:p/>
        </draw:circle>
        <draw:circle draw:style-name="gr2" draw:text-style-name="P2" draw:layer="perçages" svg:width="0.08cm" svg:height="0.08cm" draw:transform="rotate (1.5707963267949) translate (16.254cm 14.263cm)">
          <text:p/>
        </draw:circle>
        <draw:circle draw:style-name="gr2" draw:text-style-name="P2" draw:layer="perçages" svg:width="0.08cm" svg:height="0.08cm" draw:transform="rotate (1.5707963267949) translate (16.254cm 14.009cm)">
          <text:p/>
        </draw:circle>
        <draw:circle draw:style-name="gr2" draw:text-style-name="P2" draw:layer="perçages" svg:width="0.08cm" svg:height="0.08cm" draw:transform="rotate (1.5707963267949) translate (16.254cm 13.755cm)">
          <text:p/>
        </draw:circle>
        <draw:circle draw:style-name="gr2" draw:text-style-name="P2" draw:layer="perçages" svg:width="0.08cm" svg:height="0.08cm" draw:transform="rotate (1.5707963267949) translate (16.254cm 13.501cm)">
          <text:p/>
        </draw:circle>
        <draw:circle draw:style-name="gr2" draw:text-style-name="P2" draw:layer="perçages" svg:width="0.08cm" svg:height="0.08cm" draw:transform="rotate (1.5707963267949) translate (16.254cm 13.247cm)">
          <text:p/>
        </draw:circle>
        <draw:circle draw:style-name="gr2" draw:text-style-name="P2" draw:layer="perçages" svg:width="0.08cm" svg:height="0.08cm" draw:transform="rotate (1.5707963267949) translate (16.254cm 12.993cm)">
          <text:p/>
        </draw:circle>
        <draw:circle draw:style-name="gr2" draw:text-style-name="P2" draw:layer="perçages" svg:width="0.08cm" svg:height="0.08cm" draw:transform="rotate (1.5707963267949) translate (16.254cm 12.739cm)">
          <text:p/>
        </draw:circle>
        <draw:circle draw:style-name="gr2" draw:text-style-name="P2" draw:layer="perçages" svg:width="0.08cm" svg:height="0.08cm" draw:transform="rotate (1.5707963267949) translate (16.254cm 12.485cm)">
          <text:p/>
        </draw:circle>
        <draw:circle draw:style-name="gr2" draw:text-style-name="P2" draw:layer="perçages" svg:width="0.08cm" svg:height="0.08cm" draw:transform="rotate (1.5707963267949) translate (16.254cm 12.231cm)">
          <text:p/>
        </draw:circle>
        <draw:circle draw:style-name="gr2" draw:text-style-name="P2" draw:layer="perçages" svg:width="0.08cm" svg:height="0.08cm" draw:transform="rotate (1.5707963267949) translate (16.254cm 11.977cm)">
          <text:p/>
        </draw:circle>
        <draw:circle draw:style-name="gr2" draw:text-style-name="P2" draw:layer="perçages" svg:width="0.08cm" svg:height="0.08cm" draw:transform="rotate (1.5707963267949) translate (16.254cm 11.723cm)">
          <text:p/>
        </draw:circle>
        <draw:circle draw:style-name="gr2" draw:text-style-name="P2" draw:layer="perçages" svg:width="0.08cm" svg:height="0.08cm" draw:transform="rotate (1.5707963267949) translate (16.254cm 11.469cm)">
          <text:p/>
        </draw:circle>
        <draw:circle draw:style-name="gr2" draw:text-style-name="P2" draw:layer="perçages" svg:width="0.08cm" svg:height="0.08cm" draw:transform="rotate (1.5707963267949) translate (16.508cm 14.771cm)">
          <text:p/>
        </draw:circle>
        <draw:circle draw:style-name="gr2" draw:text-style-name="P2" draw:layer="perçages" svg:width="0.08cm" svg:height="0.08cm" draw:transform="rotate (1.5707963267949) translate (16.508cm 14.517cm)">
          <text:p/>
        </draw:circle>
        <draw:circle draw:style-name="gr2" draw:text-style-name="P2" draw:layer="perçages" svg:width="0.08cm" svg:height="0.08cm" draw:transform="rotate (1.5707963267949) translate (16.508cm 14.263cm)">
          <text:p/>
        </draw:circle>
        <draw:circle draw:style-name="gr2" draw:text-style-name="P2" draw:layer="perçages" svg:width="0.08cm" svg:height="0.08cm" draw:transform="rotate (1.5707963267949) translate (16.508cm 14.009cm)">
          <text:p/>
        </draw:circle>
        <draw:circle draw:style-name="gr2" draw:text-style-name="P2" draw:layer="perçages" svg:width="0.08cm" svg:height="0.08cm" draw:transform="rotate (1.5707963267949) translate (16.508cm 13.755cm)">
          <text:p/>
        </draw:circle>
        <draw:circle draw:style-name="gr2" draw:text-style-name="P2" draw:layer="perçages" svg:width="0.08cm" svg:height="0.08cm" draw:transform="rotate (1.5707963267949) translate (16.508cm 13.501cm)">
          <text:p/>
        </draw:circle>
        <draw:circle draw:style-name="gr2" draw:text-style-name="P2" draw:layer="perçages" svg:width="0.08cm" svg:height="0.08cm" draw:transform="rotate (1.5707963267949) translate (16.508cm 13.247cm)">
          <text:p/>
        </draw:circle>
        <draw:circle draw:style-name="gr2" draw:text-style-name="P2" draw:layer="perçages" svg:width="0.08cm" svg:height="0.08cm" draw:transform="rotate (1.5707963267949) translate (16.508cm 12.993cm)">
          <text:p/>
        </draw:circle>
        <draw:circle draw:style-name="gr2" draw:text-style-name="P2" draw:layer="perçages" svg:width="0.08cm" svg:height="0.08cm" draw:transform="rotate (1.5707963267949) translate (16.508cm 12.739cm)">
          <text:p/>
        </draw:circle>
        <draw:circle draw:style-name="gr2" draw:text-style-name="P2" draw:layer="perçages" svg:width="0.08cm" svg:height="0.08cm" draw:transform="rotate (1.5707963267949) translate (16.508cm 12.485cm)">
          <text:p/>
        </draw:circle>
        <draw:circle draw:style-name="gr2" draw:text-style-name="P2" draw:layer="perçages" svg:width="0.08cm" svg:height="0.08cm" draw:transform="rotate (1.5707963267949) translate (16.508cm 12.231cm)">
          <text:p/>
        </draw:circle>
        <draw:circle draw:style-name="gr2" draw:text-style-name="P2" draw:layer="perçages" svg:width="0.08cm" svg:height="0.08cm" draw:transform="rotate (1.5707963267949) translate (16.508cm 11.977cm)">
          <text:p/>
        </draw:circle>
        <draw:circle draw:style-name="gr2" draw:text-style-name="P2" draw:layer="perçages" svg:width="0.08cm" svg:height="0.08cm" draw:transform="rotate (1.5707963267949) translate (16.508cm 11.723cm)">
          <text:p/>
        </draw:circle>
        <draw:circle draw:style-name="gr2" draw:text-style-name="P2" draw:layer="perçages" svg:width="0.08cm" svg:height="0.08cm" draw:transform="rotate (1.5707963267949) translate (16.508cm 11.469cm)">
          <text:p/>
        </draw:circle>
        <draw:circle draw:style-name="gr2" draw:text-style-name="P2" draw:layer="perçages" svg:width="0.08cm" svg:height="0.08cm" draw:transform="rotate (1.5707963267949) translate (16.762cm 14.771cm)">
          <text:p/>
        </draw:circle>
        <draw:circle draw:style-name="gr2" draw:text-style-name="P2" draw:layer="perçages" svg:width="0.08cm" svg:height="0.08cm" draw:transform="rotate (1.5707963267949) translate (16.762cm 14.517cm)">
          <text:p/>
        </draw:circle>
        <draw:circle draw:style-name="gr2" draw:text-style-name="P2" draw:layer="perçages" svg:width="0.08cm" svg:height="0.08cm" draw:transform="rotate (1.5707963267949) translate (16.762cm 14.263cm)">
          <text:p/>
        </draw:circle>
        <draw:circle draw:style-name="gr2" draw:text-style-name="P2" draw:layer="perçages" svg:width="0.08cm" svg:height="0.08cm" draw:transform="rotate (1.5707963267949) translate (16.762cm 14.009cm)">
          <text:p/>
        </draw:circle>
        <draw:circle draw:style-name="gr2" draw:text-style-name="P2" draw:layer="perçages" svg:width="0.08cm" svg:height="0.08cm" draw:transform="rotate (1.5707963267949) translate (16.762cm 13.755cm)">
          <text:p/>
        </draw:circle>
        <draw:circle draw:style-name="gr2" draw:text-style-name="P2" draw:layer="perçages" svg:width="0.08cm" svg:height="0.08cm" draw:transform="rotate (1.5707963267949) translate (16.762cm 13.501cm)">
          <text:p/>
        </draw:circle>
        <draw:circle draw:style-name="gr2" draw:text-style-name="P2" draw:layer="perçages" svg:width="0.08cm" svg:height="0.08cm" draw:transform="rotate (1.5707963267949) translate (16.762cm 13.247cm)">
          <text:p/>
        </draw:circle>
        <draw:circle draw:style-name="gr2" draw:text-style-name="P2" draw:layer="perçages" svg:width="0.08cm" svg:height="0.08cm" draw:transform="rotate (1.5707963267949) translate (16.762cm 12.993cm)">
          <text:p/>
        </draw:circle>
        <draw:circle draw:style-name="gr2" draw:text-style-name="P2" draw:layer="perçages" svg:width="0.08cm" svg:height="0.08cm" draw:transform="rotate (1.5707963267949) translate (16.762cm 12.739cm)">
          <text:p/>
        </draw:circle>
        <draw:circle draw:style-name="gr2" draw:text-style-name="P2" draw:layer="perçages" svg:width="0.08cm" svg:height="0.08cm" draw:transform="rotate (1.5707963267949) translate (16.762cm 12.485cm)">
          <text:p/>
        </draw:circle>
        <draw:circle draw:style-name="gr2" draw:text-style-name="P2" draw:layer="perçages" svg:width="0.08cm" svg:height="0.08cm" draw:transform="rotate (1.5707963267949) translate (16.762cm 12.231cm)">
          <text:p/>
        </draw:circle>
        <draw:circle draw:style-name="gr2" draw:text-style-name="P2" draw:layer="perçages" svg:width="0.08cm" svg:height="0.08cm" draw:transform="rotate (1.5707963267949) translate (16.762cm 11.977cm)">
          <text:p/>
        </draw:circle>
        <draw:circle draw:style-name="gr2" draw:text-style-name="P2" draw:layer="perçages" svg:width="0.08cm" svg:height="0.08cm" draw:transform="rotate (1.5707963267949) translate (16.762cm 11.723cm)">
          <text:p/>
        </draw:circle>
        <draw:circle draw:style-name="gr2" draw:text-style-name="P2" draw:layer="perçages" svg:width="0.08cm" svg:height="0.08cm" draw:transform="rotate (1.5707963267949) translate (16.762cm 11.469cm)">
          <text:p/>
        </draw:circle>
        <draw:circle draw:style-name="gr2" draw:text-style-name="P2" draw:layer="perçages" svg:width="0.08cm" svg:height="0.08cm" draw:transform="rotate (1.5707963267949) translate (17.016cm 14.771cm)">
          <text:p/>
        </draw:circle>
        <draw:circle draw:style-name="gr2" draw:text-style-name="P2" draw:layer="perçages" svg:width="0.08cm" svg:height="0.08cm" draw:transform="rotate (1.5707963267949) translate (17.016cm 14.517cm)">
          <text:p/>
        </draw:circle>
        <draw:circle draw:style-name="gr2" draw:text-style-name="P2" draw:layer="perçages" svg:width="0.08cm" svg:height="0.08cm" draw:transform="rotate (1.5707963267949) translate (17.016cm 14.263cm)">
          <text:p/>
        </draw:circle>
        <draw:circle draw:style-name="gr2" draw:text-style-name="P2" draw:layer="perçages" svg:width="0.08cm" svg:height="0.08cm" draw:transform="rotate (1.5707963267949) translate (17.016cm 14.009cm)">
          <text:p/>
        </draw:circle>
        <draw:circle draw:style-name="gr2" draw:text-style-name="P2" draw:layer="perçages" svg:width="0.08cm" svg:height="0.08cm" draw:transform="rotate (1.5707963267949) translate (17.016cm 13.755cm)">
          <text:p/>
        </draw:circle>
        <draw:circle draw:style-name="gr2" draw:text-style-name="P2" draw:layer="perçages" svg:width="0.08cm" svg:height="0.08cm" draw:transform="rotate (1.5707963267949) translate (17.016cm 13.501cm)">
          <text:p/>
        </draw:circle>
        <draw:circle draw:style-name="gr2" draw:text-style-name="P2" draw:layer="perçages" svg:width="0.08cm" svg:height="0.08cm" draw:transform="rotate (1.5707963267949) translate (17.016cm 13.247cm)">
          <text:p/>
        </draw:circle>
        <draw:circle draw:style-name="gr2" draw:text-style-name="P2" draw:layer="perçages" svg:width="0.08cm" svg:height="0.08cm" draw:transform="rotate (1.5707963267949) translate (17.016cm 12.993cm)">
          <text:p/>
        </draw:circle>
        <draw:circle draw:style-name="gr2" draw:text-style-name="P2" draw:layer="perçages" svg:width="0.08cm" svg:height="0.08cm" draw:transform="rotate (1.5707963267949) translate (17.016cm 12.739cm)">
          <text:p/>
        </draw:circle>
        <draw:circle draw:style-name="gr2" draw:text-style-name="P2" draw:layer="perçages" svg:width="0.08cm" svg:height="0.08cm" draw:transform="rotate (1.5707963267949) translate (17.016cm 12.485cm)">
          <text:p/>
        </draw:circle>
        <draw:circle draw:style-name="gr2" draw:text-style-name="P2" draw:layer="perçages" svg:width="0.08cm" svg:height="0.08cm" draw:transform="rotate (1.5707963267949) translate (17.016cm 12.231cm)">
          <text:p/>
        </draw:circle>
        <draw:circle draw:style-name="gr2" draw:text-style-name="P2" draw:layer="perçages" svg:width="0.08cm" svg:height="0.08cm" draw:transform="rotate (1.5707963267949) translate (17.016cm 11.977cm)">
          <text:p/>
        </draw:circle>
        <draw:circle draw:style-name="gr2" draw:text-style-name="P2" draw:layer="perçages" svg:width="0.08cm" svg:height="0.08cm" draw:transform="rotate (1.5707963267949) translate (17.016cm 11.723cm)">
          <text:p/>
        </draw:circle>
        <draw:circle draw:style-name="gr2" draw:text-style-name="P2" draw:layer="perçages" svg:width="0.08cm" svg:height="0.08cm" draw:transform="rotate (1.5707963267949) translate (17.016cm 11.469cm)">
          <text:p/>
        </draw:circle>
        <draw:circle draw:style-name="gr2" draw:text-style-name="P2" draw:layer="perçages" svg:width="0.08cm" svg:height="0.08cm" draw:transform="rotate (1.5707963267949) translate (17.27cm 14.771cm)">
          <text:p/>
        </draw:circle>
        <draw:circle draw:style-name="gr2" draw:text-style-name="P2" draw:layer="perçages" svg:width="0.08cm" svg:height="0.08cm" draw:transform="rotate (1.5707963267949) translate (17.27cm 14.517cm)">
          <text:p/>
        </draw:circle>
        <draw:circle draw:style-name="gr2" draw:text-style-name="P2" draw:layer="perçages" svg:width="0.08cm" svg:height="0.08cm" draw:transform="rotate (1.5707963267949) translate (17.27cm 14.263cm)">
          <text:p/>
        </draw:circle>
        <draw:circle draw:style-name="gr2" draw:text-style-name="P2" draw:layer="perçages" svg:width="0.08cm" svg:height="0.08cm" draw:transform="rotate (1.5707963267949) translate (17.27cm 14.009cm)">
          <text:p/>
        </draw:circle>
        <draw:circle draw:style-name="gr2" draw:text-style-name="P2" draw:layer="perçages" svg:width="0.08cm" svg:height="0.08cm" draw:transform="rotate (1.5707963267949) translate (17.27cm 13.755cm)">
          <text:p/>
        </draw:circle>
        <draw:circle draw:style-name="gr2" draw:text-style-name="P2" draw:layer="perçages" svg:width="0.08cm" svg:height="0.08cm" draw:transform="rotate (1.5707963267949) translate (17.27cm 13.501cm)">
          <text:p/>
        </draw:circle>
        <draw:circle draw:style-name="gr2" draw:text-style-name="P2" draw:layer="perçages" svg:width="0.08cm" svg:height="0.08cm" draw:transform="rotate (1.5707963267949) translate (17.27cm 13.247cm)">
          <text:p/>
        </draw:circle>
        <draw:circle draw:style-name="gr2" draw:text-style-name="P2" draw:layer="perçages" svg:width="0.08cm" svg:height="0.08cm" draw:transform="rotate (1.5707963267949) translate (17.27cm 12.993cm)">
          <text:p/>
        </draw:circle>
        <draw:circle draw:style-name="gr2" draw:text-style-name="P2" draw:layer="perçages" svg:width="0.08cm" svg:height="0.08cm" draw:transform="rotate (1.5707963267949) translate (17.27cm 12.739cm)">
          <text:p/>
        </draw:circle>
        <draw:circle draw:style-name="gr2" draw:text-style-name="P2" draw:layer="perçages" svg:width="0.08cm" svg:height="0.08cm" draw:transform="rotate (1.5707963267949) translate (17.27cm 12.485cm)">
          <text:p/>
        </draw:circle>
        <draw:circle draw:style-name="gr2" draw:text-style-name="P2" draw:layer="perçages" svg:width="0.08cm" svg:height="0.08cm" draw:transform="rotate (1.5707963267949) translate (17.27cm 12.231cm)">
          <text:p/>
        </draw:circle>
        <draw:circle draw:style-name="gr2" draw:text-style-name="P2" draw:layer="perçages" svg:width="0.08cm" svg:height="0.08cm" draw:transform="rotate (1.5707963267949) translate (17.27cm 11.977cm)">
          <text:p/>
        </draw:circle>
        <draw:circle draw:style-name="gr2" draw:text-style-name="P2" draw:layer="perçages" svg:width="0.08cm" svg:height="0.08cm" draw:transform="rotate (1.5707963267949) translate (17.27cm 11.723cm)">
          <text:p/>
        </draw:circle>
        <draw:circle draw:style-name="gr2" draw:text-style-name="P2" draw:layer="perçages" svg:width="0.08cm" svg:height="0.08cm" draw:transform="rotate (1.5707963267949) translate (17.27cm 11.469cm)">
          <text:p/>
        </draw:circle>
        <draw:circle draw:style-name="gr2" draw:text-style-name="P2" draw:layer="perçages" svg:width="0.08cm" svg:height="0.08cm" draw:transform="rotate (1.5707963267949) translate (17.27cm 14.771cm)">
          <text:p/>
        </draw:circle>
        <draw:circle draw:style-name="gr2" draw:text-style-name="P2" draw:layer="perçages" svg:width="0.08cm" svg:height="0.08cm" draw:transform="rotate (1.5707963267949) translate (17.27cm 14.517cm)">
          <text:p/>
        </draw:circle>
        <draw:circle draw:style-name="gr2" draw:text-style-name="P2" draw:layer="perçages" svg:width="0.08cm" svg:height="0.08cm" draw:transform="rotate (1.5707963267949) translate (17.27cm 14.263cm)">
          <text:p/>
        </draw:circle>
        <draw:circle draw:style-name="gr2" draw:text-style-name="P2" draw:layer="perçages" svg:width="0.08cm" svg:height="0.08cm" draw:transform="rotate (1.5707963267949) translate (17.27cm 14.009cm)">
          <text:p/>
        </draw:circle>
        <draw:circle draw:style-name="gr2" draw:text-style-name="P2" draw:layer="perçages" svg:width="0.08cm" svg:height="0.08cm" draw:transform="rotate (1.5707963267949) translate (17.27cm 13.755cm)">
          <text:p/>
        </draw:circle>
        <draw:circle draw:style-name="gr2" draw:text-style-name="P2" draw:layer="perçages" svg:width="0.08cm" svg:height="0.08cm" draw:transform="rotate (1.5707963267949) translate (17.27cm 13.501cm)">
          <text:p/>
        </draw:circle>
        <draw:circle draw:style-name="gr2" draw:text-style-name="P2" draw:layer="perçages" svg:width="0.08cm" svg:height="0.08cm" draw:transform="rotate (1.5707963267949) translate (17.27cm 13.247cm)">
          <text:p/>
        </draw:circle>
        <draw:circle draw:style-name="gr2" draw:text-style-name="P2" draw:layer="perçages" svg:width="0.08cm" svg:height="0.08cm" draw:transform="rotate (1.5707963267949) translate (17.27cm 12.993cm)">
          <text:p/>
        </draw:circle>
        <draw:circle draw:style-name="gr2" draw:text-style-name="P2" draw:layer="perçages" svg:width="0.08cm" svg:height="0.08cm" draw:transform="rotate (1.5707963267949) translate (17.27cm 12.739cm)">
          <text:p/>
        </draw:circle>
        <draw:circle draw:style-name="gr2" draw:text-style-name="P2" draw:layer="perçages" svg:width="0.08cm" svg:height="0.08cm" draw:transform="rotate (1.5707963267949) translate (17.27cm 12.485cm)">
          <text:p/>
        </draw:circle>
        <draw:circle draw:style-name="gr2" draw:text-style-name="P2" draw:layer="perçages" svg:width="0.08cm" svg:height="0.08cm" draw:transform="rotate (1.5707963267949) translate (17.27cm 12.231cm)">
          <text:p/>
        </draw:circle>
        <draw:circle draw:style-name="gr2" draw:text-style-name="P2" draw:layer="perçages" svg:width="0.08cm" svg:height="0.08cm" draw:transform="rotate (1.5707963267949) translate (17.27cm 11.977cm)">
          <text:p/>
        </draw:circle>
        <draw:circle draw:style-name="gr2" draw:text-style-name="P2" draw:layer="perçages" svg:width="0.08cm" svg:height="0.08cm" draw:transform="rotate (1.5707963267949) translate (17.27cm 11.723cm)">
          <text:p/>
        </draw:circle>
        <draw:circle draw:style-name="gr2" draw:text-style-name="P2" draw:layer="perçages" svg:width="0.08cm" svg:height="0.08cm" draw:transform="rotate (1.5707963267949) translate (17.27cm 11.469cm)">
          <text:p/>
        </draw:circle>
        <draw:circle draw:style-name="gr2" draw:text-style-name="P2" draw:layer="perçages" svg:width="0.08cm" svg:height="0.08cm" draw:transform="rotate (1.5707963267949) translate (17.524cm 14.771cm)">
          <text:p/>
        </draw:circle>
        <draw:circle draw:style-name="gr2" draw:text-style-name="P2" draw:layer="perçages" svg:width="0.08cm" svg:height="0.08cm" draw:transform="rotate (1.5707963267949) translate (17.524cm 14.517cm)">
          <text:p/>
        </draw:circle>
        <draw:circle draw:style-name="gr2" draw:text-style-name="P2" draw:layer="perçages" svg:width="0.08cm" svg:height="0.08cm" draw:transform="rotate (1.5707963267949) translate (17.524cm 14.263cm)">
          <text:p/>
        </draw:circle>
        <draw:circle draw:style-name="gr2" draw:text-style-name="P2" draw:layer="perçages" svg:width="0.08cm" svg:height="0.08cm" draw:transform="rotate (1.5707963267949) translate (17.524cm 14.009cm)">
          <text:p/>
        </draw:circle>
        <draw:circle draw:style-name="gr2" draw:text-style-name="P2" draw:layer="perçages" svg:width="0.08cm" svg:height="0.08cm" draw:transform="rotate (1.5707963267949) translate (17.524cm 13.755cm)">
          <text:p/>
        </draw:circle>
        <draw:circle draw:style-name="gr2" draw:text-style-name="P2" draw:layer="perçages" svg:width="0.08cm" svg:height="0.08cm" draw:transform="rotate (1.5707963267949) translate (17.524cm 13.501cm)">
          <text:p/>
        </draw:circle>
        <draw:circle draw:style-name="gr2" draw:text-style-name="P2" draw:layer="perçages" svg:width="0.08cm" svg:height="0.08cm" draw:transform="rotate (1.5707963267949) translate (17.524cm 13.247cm)">
          <text:p/>
        </draw:circle>
        <draw:circle draw:style-name="gr2" draw:text-style-name="P2" draw:layer="perçages" svg:width="0.08cm" svg:height="0.08cm" draw:transform="rotate (1.5707963267949) translate (17.524cm 12.993cm)">
          <text:p/>
        </draw:circle>
        <draw:circle draw:style-name="gr2" draw:text-style-name="P2" draw:layer="perçages" svg:width="0.08cm" svg:height="0.08cm" draw:transform="rotate (1.5707963267949) translate (17.524cm 12.739cm)">
          <text:p/>
        </draw:circle>
        <draw:circle draw:style-name="gr2" draw:text-style-name="P2" draw:layer="perçages" svg:width="0.08cm" svg:height="0.08cm" draw:transform="rotate (1.5707963267949) translate (17.524cm 12.485cm)">
          <text:p/>
        </draw:circle>
        <draw:circle draw:style-name="gr2" draw:text-style-name="P2" draw:layer="perçages" svg:width="0.08cm" svg:height="0.08cm" draw:transform="rotate (1.5707963267949) translate (17.524cm 12.231cm)">
          <text:p/>
        </draw:circle>
        <draw:circle draw:style-name="gr2" draw:text-style-name="P2" draw:layer="perçages" svg:width="0.08cm" svg:height="0.08cm" draw:transform="rotate (1.5707963267949) translate (17.524cm 11.977cm)">
          <text:p/>
        </draw:circle>
        <draw:circle draw:style-name="gr2" draw:text-style-name="P2" draw:layer="perçages" svg:width="0.08cm" svg:height="0.08cm" draw:transform="rotate (1.5707963267949) translate (17.524cm 11.723cm)">
          <text:p/>
        </draw:circle>
        <draw:circle draw:style-name="gr2" draw:text-style-name="P2" draw:layer="perçages" svg:width="0.08cm" svg:height="0.08cm" draw:transform="rotate (1.5707963267949) translate (17.524cm 11.469cm)">
          <text:p/>
        </draw:circle>
        <draw:circle draw:style-name="gr2" draw:text-style-name="P2" draw:layer="perçages" svg:width="0.08cm" svg:height="0.08cm" draw:transform="rotate (1.5707963267949) translate (17.778cm 14.771cm)">
          <text:p/>
        </draw:circle>
        <draw:circle draw:style-name="gr2" draw:text-style-name="P2" draw:layer="perçages" svg:width="0.08cm" svg:height="0.08cm" draw:transform="rotate (1.5707963267949) translate (17.778cm 14.517cm)">
          <text:p/>
        </draw:circle>
        <draw:circle draw:style-name="gr2" draw:text-style-name="P2" draw:layer="perçages" svg:width="0.08cm" svg:height="0.08cm" draw:transform="rotate (1.5707963267949) translate (17.778cm 14.263cm)">
          <text:p/>
        </draw:circle>
        <draw:circle draw:style-name="gr2" draw:text-style-name="P2" draw:layer="perçages" svg:width="0.08cm" svg:height="0.08cm" draw:transform="rotate (1.5707963267949) translate (17.778cm 14.009cm)">
          <text:p/>
        </draw:circle>
        <draw:circle draw:style-name="gr2" draw:text-style-name="P2" draw:layer="perçages" svg:width="0.08cm" svg:height="0.08cm" draw:transform="rotate (1.5707963267949) translate (17.778cm 13.755cm)">
          <text:p/>
        </draw:circle>
        <draw:circle draw:style-name="gr2" draw:text-style-name="P2" draw:layer="perçages" svg:width="0.08cm" svg:height="0.08cm" draw:transform="rotate (1.5707963267949) translate (17.778cm 13.501cm)">
          <text:p/>
        </draw:circle>
        <draw:circle draw:style-name="gr2" draw:text-style-name="P2" draw:layer="perçages" svg:width="0.08cm" svg:height="0.08cm" draw:transform="rotate (1.5707963267949) translate (17.778cm 13.247cm)">
          <text:p/>
        </draw:circle>
        <draw:circle draw:style-name="gr2" draw:text-style-name="P2" draw:layer="perçages" svg:width="0.08cm" svg:height="0.08cm" draw:transform="rotate (1.5707963267949) translate (17.778cm 12.993cm)">
          <text:p/>
        </draw:circle>
        <draw:circle draw:style-name="gr2" draw:text-style-name="P2" draw:layer="perçages" svg:width="0.08cm" svg:height="0.08cm" draw:transform="rotate (1.5707963267949) translate (17.778cm 12.739cm)">
          <text:p/>
        </draw:circle>
        <draw:circle draw:style-name="gr2" draw:text-style-name="P2" draw:layer="perçages" svg:width="0.08cm" svg:height="0.08cm" draw:transform="rotate (1.5707963267949) translate (17.778cm 12.485cm)">
          <text:p/>
        </draw:circle>
        <draw:circle draw:style-name="gr2" draw:text-style-name="P2" draw:layer="perçages" svg:width="0.08cm" svg:height="0.08cm" draw:transform="rotate (1.5707963267949) translate (17.778cm 12.231cm)">
          <text:p/>
        </draw:circle>
        <draw:circle draw:style-name="gr2" draw:text-style-name="P2" draw:layer="perçages" svg:width="0.08cm" svg:height="0.08cm" draw:transform="rotate (1.5707963267949) translate (17.778cm 11.977cm)">
          <text:p/>
        </draw:circle>
        <draw:circle draw:style-name="gr2" draw:text-style-name="P2" draw:layer="perçages" svg:width="0.08cm" svg:height="0.08cm" draw:transform="rotate (1.5707963267949) translate (17.778cm 11.723cm)">
          <text:p/>
        </draw:circle>
        <draw:circle draw:style-name="gr2" draw:text-style-name="P2" draw:layer="perçages" svg:width="0.08cm" svg:height="0.08cm" draw:transform="rotate (1.5707963267949) translate (17.778cm 11.469cm)">
          <text:p/>
        </draw:circle>
        <draw:circle draw:style-name="gr2" draw:text-style-name="P2" draw:layer="perçages" svg:width="0.08cm" svg:height="0.08cm" draw:transform="rotate (1.5707963267949) translate (18.032cm 14.771cm)">
          <text:p/>
        </draw:circle>
        <draw:circle draw:style-name="gr2" draw:text-style-name="P2" draw:layer="perçages" svg:width="0.08cm" svg:height="0.08cm" draw:transform="rotate (1.5707963267949) translate (18.032cm 14.517cm)">
          <text:p/>
        </draw:circle>
        <draw:circle draw:style-name="gr2" draw:text-style-name="P2" draw:layer="perçages" svg:width="0.08cm" svg:height="0.08cm" draw:transform="rotate (1.5707963267949) translate (18.032cm 14.263cm)">
          <text:p/>
        </draw:circle>
        <draw:circle draw:style-name="gr2" draw:text-style-name="P2" draw:layer="perçages" svg:width="0.08cm" svg:height="0.08cm" draw:transform="rotate (1.5707963267949) translate (18.032cm 14.009cm)">
          <text:p/>
        </draw:circle>
        <draw:circle draw:style-name="gr2" draw:text-style-name="P2" draw:layer="perçages" svg:width="0.08cm" svg:height="0.08cm" draw:transform="rotate (1.5707963267949) translate (18.032cm 13.755cm)">
          <text:p/>
        </draw:circle>
        <draw:circle draw:style-name="gr2" draw:text-style-name="P2" draw:layer="perçages" svg:width="0.08cm" svg:height="0.08cm" draw:transform="rotate (1.5707963267949) translate (18.032cm 13.501cm)">
          <text:p/>
        </draw:circle>
        <draw:circle draw:style-name="gr2" draw:text-style-name="P2" draw:layer="perçages" svg:width="0.08cm" svg:height="0.08cm" draw:transform="rotate (1.5707963267949) translate (18.032cm 13.247cm)">
          <text:p/>
        </draw:circle>
        <draw:circle draw:style-name="gr2" draw:text-style-name="P2" draw:layer="perçages" svg:width="0.08cm" svg:height="0.08cm" draw:transform="rotate (1.5707963267949) translate (18.032cm 12.993cm)">
          <text:p/>
        </draw:circle>
        <draw:circle draw:style-name="gr2" draw:text-style-name="P2" draw:layer="perçages" svg:width="0.08cm" svg:height="0.08cm" draw:transform="rotate (1.5707963267949) translate (18.032cm 12.739cm)">
          <text:p/>
        </draw:circle>
        <draw:circle draw:style-name="gr2" draw:text-style-name="P2" draw:layer="perçages" svg:width="0.08cm" svg:height="0.08cm" draw:transform="rotate (1.5707963267949) translate (18.032cm 12.485cm)">
          <text:p/>
        </draw:circle>
        <draw:circle draw:style-name="gr2" draw:text-style-name="P2" draw:layer="perçages" svg:width="0.08cm" svg:height="0.08cm" draw:transform="rotate (1.5707963267949) translate (18.032cm 12.231cm)">
          <text:p/>
        </draw:circle>
        <draw:circle draw:style-name="gr2" draw:text-style-name="P2" draw:layer="perçages" svg:width="0.08cm" svg:height="0.08cm" draw:transform="rotate (1.5707963267949) translate (18.032cm 11.977cm)">
          <text:p/>
        </draw:circle>
        <draw:circle draw:style-name="gr2" draw:text-style-name="P2" draw:layer="perçages" svg:width="0.08cm" svg:height="0.08cm" draw:transform="rotate (1.5707963267949) translate (18.032cm 11.723cm)">
          <text:p/>
        </draw:circle>
        <draw:circle draw:style-name="gr2" draw:text-style-name="P2" draw:layer="perçages" svg:width="0.08cm" svg:height="0.08cm" draw:transform="rotate (1.5707963267949) translate (18.032cm 11.469cm)">
          <text:p/>
        </draw:circle>
        <draw:circle draw:style-name="gr2" draw:text-style-name="P2" draw:layer="perçages" svg:width="0.08cm" svg:height="0.08cm" draw:transform="rotate (1.5707963267949) translate (18.286cm 14.771cm)">
          <text:p/>
        </draw:circle>
        <draw:circle draw:style-name="gr2" draw:text-style-name="P2" draw:layer="perçages" svg:width="0.08cm" svg:height="0.08cm" draw:transform="rotate (1.5707963267949) translate (18.286cm 14.517cm)">
          <text:p/>
        </draw:circle>
        <draw:circle draw:style-name="gr2" draw:text-style-name="P2" draw:layer="perçages" svg:width="0.08cm" svg:height="0.08cm" draw:transform="rotate (1.5707963267949) translate (18.286cm 14.263cm)">
          <text:p/>
        </draw:circle>
        <draw:circle draw:style-name="gr2" draw:text-style-name="P2" draw:layer="perçages" svg:width="0.08cm" svg:height="0.08cm" draw:transform="rotate (1.5707963267949) translate (18.286cm 14.009cm)">
          <text:p/>
        </draw:circle>
        <draw:circle draw:style-name="gr2" draw:text-style-name="P2" draw:layer="perçages" svg:width="0.08cm" svg:height="0.08cm" draw:transform="rotate (1.5707963267949) translate (18.286cm 13.755cm)">
          <text:p/>
        </draw:circle>
        <draw:circle draw:style-name="gr2" draw:text-style-name="P2" draw:layer="perçages" svg:width="0.08cm" svg:height="0.08cm" draw:transform="rotate (1.5707963267949) translate (18.286cm 13.501cm)">
          <text:p/>
        </draw:circle>
        <draw:circle draw:style-name="gr2" draw:text-style-name="P2" draw:layer="perçages" svg:width="0.08cm" svg:height="0.08cm" draw:transform="rotate (1.5707963267949) translate (18.286cm 13.247cm)">
          <text:p/>
        </draw:circle>
        <draw:circle draw:style-name="gr2" draw:text-style-name="P2" draw:layer="perçages" svg:width="0.08cm" svg:height="0.08cm" draw:transform="rotate (1.5707963267949) translate (18.286cm 12.993cm)">
          <text:p/>
        </draw:circle>
        <draw:circle draw:style-name="gr2" draw:text-style-name="P2" draw:layer="perçages" svg:width="0.08cm" svg:height="0.08cm" draw:transform="rotate (1.5707963267949) translate (18.286cm 12.739cm)">
          <text:p/>
        </draw:circle>
        <draw:circle draw:style-name="gr2" draw:text-style-name="P2" draw:layer="perçages" svg:width="0.08cm" svg:height="0.08cm" draw:transform="rotate (1.5707963267949) translate (18.286cm 12.485cm)">
          <text:p/>
        </draw:circle>
        <draw:circle draw:style-name="gr2" draw:text-style-name="P2" draw:layer="perçages" svg:width="0.08cm" svg:height="0.08cm" draw:transform="rotate (1.5707963267949) translate (18.286cm 12.231cm)">
          <text:p/>
        </draw:circle>
        <draw:circle draw:style-name="gr2" draw:text-style-name="P2" draw:layer="perçages" svg:width="0.08cm" svg:height="0.08cm" draw:transform="rotate (1.5707963267949) translate (18.286cm 11.977cm)">
          <text:p/>
        </draw:circle>
        <draw:circle draw:style-name="gr2" draw:text-style-name="P2" draw:layer="perçages" svg:width="0.08cm" svg:height="0.08cm" draw:transform="rotate (1.5707963267949) translate (18.286cm 11.723cm)">
          <text:p/>
        </draw:circle>
        <draw:circle draw:style-name="gr2" draw:text-style-name="P2" draw:layer="perçages" svg:width="0.08cm" svg:height="0.08cm" draw:transform="rotate (1.5707963267949) translate (18.286cm 11.469cm)">
          <text:p/>
        </draw:circle>
        <draw:circle draw:style-name="gr2" draw:text-style-name="P2" draw:layer="perçages" svg:width="0.08cm" svg:height="0.08cm" draw:transform="rotate (1.5707963267949) translate (18.54cm 14.771cm)">
          <text:p/>
        </draw:circle>
        <draw:circle draw:style-name="gr2" draw:text-style-name="P2" draw:layer="perçages" svg:width="0.08cm" svg:height="0.08cm" draw:transform="rotate (1.5707963267949) translate (18.54cm 14.517cm)">
          <text:p/>
        </draw:circle>
        <draw:circle draw:style-name="gr2" draw:text-style-name="P2" draw:layer="perçages" svg:width="0.08cm" svg:height="0.08cm" draw:transform="rotate (1.5707963267949) translate (18.54cm 14.263cm)">
          <text:p/>
        </draw:circle>
        <draw:circle draw:style-name="gr2" draw:text-style-name="P2" draw:layer="perçages" svg:width="0.08cm" svg:height="0.08cm" draw:transform="rotate (1.5707963267949) translate (18.54cm 14.009cm)">
          <text:p/>
        </draw:circle>
        <draw:circle draw:style-name="gr2" draw:text-style-name="P2" draw:layer="perçages" svg:width="0.08cm" svg:height="0.08cm" draw:transform="rotate (1.5707963267949) translate (18.54cm 13.755cm)">
          <text:p/>
        </draw:circle>
        <draw:circle draw:style-name="gr2" draw:text-style-name="P2" draw:layer="perçages" svg:width="0.08cm" svg:height="0.08cm" draw:transform="rotate (1.5707963267949) translate (18.54cm 13.501cm)">
          <text:p/>
        </draw:circle>
        <draw:circle draw:style-name="gr2" draw:text-style-name="P2" draw:layer="perçages" svg:width="0.08cm" svg:height="0.08cm" draw:transform="rotate (1.5707963267949) translate (18.54cm 13.247cm)">
          <text:p/>
        </draw:circle>
        <draw:circle draw:style-name="gr2" draw:text-style-name="P2" draw:layer="perçages" svg:width="0.08cm" svg:height="0.08cm" draw:transform="rotate (1.5707963267949) translate (18.54cm 12.993cm)">
          <text:p/>
        </draw:circle>
        <draw:circle draw:style-name="gr2" draw:text-style-name="P2" draw:layer="perçages" svg:width="0.08cm" svg:height="0.08cm" draw:transform="rotate (1.5707963267949) translate (18.54cm 12.739cm)">
          <text:p/>
        </draw:circle>
        <draw:circle draw:style-name="gr2" draw:text-style-name="P2" draw:layer="perçages" svg:width="0.08cm" svg:height="0.08cm" draw:transform="rotate (1.5707963267949) translate (18.54cm 12.485cm)">
          <text:p/>
        </draw:circle>
        <draw:circle draw:style-name="gr2" draw:text-style-name="P2" draw:layer="perçages" svg:width="0.08cm" svg:height="0.08cm" draw:transform="rotate (1.5707963267949) translate (18.54cm 12.231cm)">
          <text:p/>
        </draw:circle>
        <draw:circle draw:style-name="gr2" draw:text-style-name="P2" draw:layer="perçages" svg:width="0.08cm" svg:height="0.08cm" draw:transform="rotate (1.5707963267949) translate (18.54cm 11.977cm)">
          <text:p/>
        </draw:circle>
        <draw:circle draw:style-name="gr2" draw:text-style-name="P2" draw:layer="perçages" svg:width="0.08cm" svg:height="0.08cm" draw:transform="rotate (1.5707963267949) translate (18.54cm 11.723cm)">
          <text:p/>
        </draw:circle>
        <draw:circle draw:style-name="gr2" draw:text-style-name="P2" draw:layer="perçages" svg:width="0.08cm" svg:height="0.08cm" draw:transform="rotate (1.5707963267949) translate (18.54cm 11.469cm)">
          <text:p/>
        </draw:circle>
        <draw:circle draw:style-name="gr2" draw:text-style-name="P2" draw:layer="perçages" svg:width="0.08cm" svg:height="0.08cm" draw:transform="rotate (1.5707963267949) translate (18.54cm 14.771cm)">
          <text:p/>
        </draw:circle>
        <draw:circle draw:style-name="gr2" draw:text-style-name="P2" draw:layer="perçages" svg:width="0.08cm" svg:height="0.08cm" draw:transform="rotate (1.5707963267949) translate (18.54cm 14.517cm)">
          <text:p/>
        </draw:circle>
        <draw:circle draw:style-name="gr2" draw:text-style-name="P2" draw:layer="perçages" svg:width="0.08cm" svg:height="0.08cm" draw:transform="rotate (1.5707963267949) translate (18.54cm 14.263cm)">
          <text:p/>
        </draw:circle>
        <draw:circle draw:style-name="gr2" draw:text-style-name="P2" draw:layer="perçages" svg:width="0.08cm" svg:height="0.08cm" draw:transform="rotate (1.5707963267949) translate (18.54cm 14.009cm)">
          <text:p/>
        </draw:circle>
        <draw:circle draw:style-name="gr2" draw:text-style-name="P2" draw:layer="perçages" svg:width="0.08cm" svg:height="0.08cm" draw:transform="rotate (1.5707963267949) translate (18.54cm 13.755cm)">
          <text:p/>
        </draw:circle>
        <draw:circle draw:style-name="gr2" draw:text-style-name="P2" draw:layer="perçages" svg:width="0.08cm" svg:height="0.08cm" draw:transform="rotate (1.5707963267949) translate (18.54cm 13.501cm)">
          <text:p/>
        </draw:circle>
        <draw:circle draw:style-name="gr2" draw:text-style-name="P2" draw:layer="perçages" svg:width="0.08cm" svg:height="0.08cm" draw:transform="rotate (1.5707963267949) translate (18.54cm 13.247cm)">
          <text:p/>
        </draw:circle>
        <draw:circle draw:style-name="gr2" draw:text-style-name="P2" draw:layer="perçages" svg:width="0.08cm" svg:height="0.08cm" draw:transform="rotate (1.5707963267949) translate (18.54cm 12.993cm)">
          <text:p/>
        </draw:circle>
        <draw:circle draw:style-name="gr2" draw:text-style-name="P2" draw:layer="perçages" svg:width="0.08cm" svg:height="0.08cm" draw:transform="rotate (1.5707963267949) translate (18.54cm 12.739cm)">
          <text:p/>
        </draw:circle>
        <draw:circle draw:style-name="gr2" draw:text-style-name="P2" draw:layer="perçages" svg:width="0.08cm" svg:height="0.08cm" draw:transform="rotate (1.5707963267949) translate (18.54cm 12.485cm)">
          <text:p/>
        </draw:circle>
        <draw:circle draw:style-name="gr2" draw:text-style-name="P2" draw:layer="perçages" svg:width="0.08cm" svg:height="0.08cm" draw:transform="rotate (1.5707963267949) translate (18.54cm 12.231cm)">
          <text:p/>
        </draw:circle>
        <draw:circle draw:style-name="gr2" draw:text-style-name="P2" draw:layer="perçages" svg:width="0.08cm" svg:height="0.08cm" draw:transform="rotate (1.5707963267949) translate (18.54cm 11.977cm)">
          <text:p/>
        </draw:circle>
        <draw:circle draw:style-name="gr2" draw:text-style-name="P2" draw:layer="perçages" svg:width="0.08cm" svg:height="0.08cm" draw:transform="rotate (1.5707963267949) translate (18.54cm 11.723cm)">
          <text:p/>
        </draw:circle>
        <draw:circle draw:style-name="gr2" draw:text-style-name="P2" draw:layer="perçages" svg:width="0.08cm" svg:height="0.08cm" draw:transform="rotate (1.5707963267949) translate (18.54cm 11.469cm)">
          <text:p/>
        </draw:circle>
        <draw:circle draw:style-name="gr2" draw:text-style-name="P2" draw:layer="perçages" svg:width="0.08cm" svg:height="0.08cm" draw:transform="rotate (1.5707963267949) translate (18.794cm 14.771cm)">
          <text:p/>
        </draw:circle>
        <draw:circle draw:style-name="gr2" draw:text-style-name="P2" draw:layer="perçages" svg:width="0.08cm" svg:height="0.08cm" draw:transform="rotate (1.5707963267949) translate (18.794cm 14.517cm)">
          <text:p/>
        </draw:circle>
        <draw:circle draw:style-name="gr2" draw:text-style-name="P2" draw:layer="perçages" svg:width="0.08cm" svg:height="0.08cm" draw:transform="rotate (1.5707963267949) translate (18.794cm 14.263cm)">
          <text:p/>
        </draw:circle>
        <draw:circle draw:style-name="gr2" draw:text-style-name="P2" draw:layer="perçages" svg:width="0.08cm" svg:height="0.08cm" draw:transform="rotate (1.5707963267949) translate (18.794cm 14.009cm)">
          <text:p/>
        </draw:circle>
        <draw:circle draw:style-name="gr2" draw:text-style-name="P2" draw:layer="perçages" svg:width="0.08cm" svg:height="0.08cm" draw:transform="rotate (1.5707963267949) translate (18.794cm 13.755cm)">
          <text:p/>
        </draw:circle>
        <draw:circle draw:style-name="gr2" draw:text-style-name="P2" draw:layer="perçages" svg:width="0.08cm" svg:height="0.08cm" draw:transform="rotate (1.5707963267949) translate (18.794cm 13.501cm)">
          <text:p/>
        </draw:circle>
        <draw:circle draw:style-name="gr2" draw:text-style-name="P2" draw:layer="perçages" svg:width="0.08cm" svg:height="0.08cm" draw:transform="rotate (1.5707963267949) translate (18.794cm 13.247cm)">
          <text:p/>
        </draw:circle>
        <draw:circle draw:style-name="gr2" draw:text-style-name="P2" draw:layer="perçages" svg:width="0.08cm" svg:height="0.08cm" draw:transform="rotate (1.5707963267949) translate (18.794cm 12.993cm)">
          <text:p/>
        </draw:circle>
        <draw:circle draw:style-name="gr2" draw:text-style-name="P2" draw:layer="perçages" svg:width="0.08cm" svg:height="0.08cm" draw:transform="rotate (1.5707963267949) translate (18.794cm 12.739cm)">
          <text:p/>
        </draw:circle>
        <draw:circle draw:style-name="gr2" draw:text-style-name="P2" draw:layer="perçages" svg:width="0.08cm" svg:height="0.08cm" draw:transform="rotate (1.5707963267949) translate (18.794cm 12.485cm)">
          <text:p/>
        </draw:circle>
        <draw:circle draw:style-name="gr2" draw:text-style-name="P2" draw:layer="perçages" svg:width="0.08cm" svg:height="0.08cm" draw:transform="rotate (1.5707963267949) translate (18.794cm 12.231cm)">
          <text:p/>
        </draw:circle>
        <draw:circle draw:style-name="gr2" draw:text-style-name="P2" draw:layer="perçages" svg:width="0.08cm" svg:height="0.08cm" draw:transform="rotate (1.5707963267949) translate (18.794cm 11.977cm)">
          <text:p/>
        </draw:circle>
        <draw:circle draw:style-name="gr2" draw:text-style-name="P2" draw:layer="perçages" svg:width="0.08cm" svg:height="0.08cm" draw:transform="rotate (1.5707963267949) translate (18.794cm 11.723cm)">
          <text:p/>
        </draw:circle>
        <draw:circle draw:style-name="gr2" draw:text-style-name="P2" draw:layer="perçages" svg:width="0.08cm" svg:height="0.08cm" draw:transform="rotate (1.5707963267949) translate (18.794cm 11.469cm)">
          <text:p/>
        </draw:circle>
        <draw:circle draw:style-name="gr2" draw:text-style-name="P2" draw:layer="perçages" svg:width="0.08cm" svg:height="0.08cm" draw:transform="rotate (1.5707963267949) translate (19.048cm 14.771cm)">
          <text:p/>
        </draw:circle>
        <draw:circle draw:style-name="gr2" draw:text-style-name="P2" draw:layer="perçages" svg:width="0.08cm" svg:height="0.08cm" draw:transform="rotate (1.5707963267949) translate (19.048cm 14.517cm)">
          <text:p/>
        </draw:circle>
        <draw:circle draw:style-name="gr2" draw:text-style-name="P2" draw:layer="perçages" svg:width="0.08cm" svg:height="0.08cm" draw:transform="rotate (1.5707963267949) translate (19.048cm 14.263cm)">
          <text:p/>
        </draw:circle>
        <draw:circle draw:style-name="gr2" draw:text-style-name="P2" draw:layer="perçages" svg:width="0.08cm" svg:height="0.08cm" draw:transform="rotate (1.5707963267949) translate (19.048cm 14.009cm)">
          <text:p/>
        </draw:circle>
        <draw:circle draw:style-name="gr2" draw:text-style-name="P2" draw:layer="perçages" svg:width="0.08cm" svg:height="0.08cm" draw:transform="rotate (1.5707963267949) translate (19.048cm 13.755cm)">
          <text:p/>
        </draw:circle>
        <draw:circle draw:style-name="gr2" draw:text-style-name="P2" draw:layer="perçages" svg:width="0.08cm" svg:height="0.08cm" draw:transform="rotate (1.5707963267949) translate (19.048cm 13.501cm)">
          <text:p/>
        </draw:circle>
        <draw:circle draw:style-name="gr2" draw:text-style-name="P2" draw:layer="perçages" svg:width="0.08cm" svg:height="0.08cm" draw:transform="rotate (1.5707963267949) translate (19.048cm 13.247cm)">
          <text:p/>
        </draw:circle>
        <draw:circle draw:style-name="gr2" draw:text-style-name="P2" draw:layer="perçages" svg:width="0.08cm" svg:height="0.08cm" draw:transform="rotate (1.5707963267949) translate (19.048cm 12.993cm)">
          <text:p/>
        </draw:circle>
        <draw:circle draw:style-name="gr2" draw:text-style-name="P2" draw:layer="perçages" svg:width="0.08cm" svg:height="0.08cm" draw:transform="rotate (1.5707963267949) translate (19.048cm 12.739cm)">
          <text:p/>
        </draw:circle>
        <draw:circle draw:style-name="gr2" draw:text-style-name="P2" draw:layer="perçages" svg:width="0.08cm" svg:height="0.08cm" draw:transform="rotate (1.5707963267949) translate (19.048cm 12.485cm)">
          <text:p/>
        </draw:circle>
        <draw:circle draw:style-name="gr2" draw:text-style-name="P2" draw:layer="perçages" svg:width="0.08cm" svg:height="0.08cm" draw:transform="rotate (1.5707963267949) translate (19.048cm 12.231cm)">
          <text:p/>
        </draw:circle>
        <draw:circle draw:style-name="gr2" draw:text-style-name="P2" draw:layer="perçages" svg:width="0.08cm" svg:height="0.08cm" draw:transform="rotate (1.5707963267949) translate (19.048cm 11.977cm)">
          <text:p/>
        </draw:circle>
        <draw:circle draw:style-name="gr2" draw:text-style-name="P2" draw:layer="perçages" svg:width="0.08cm" svg:height="0.08cm" draw:transform="rotate (1.5707963267949) translate (19.048cm 11.723cm)">
          <text:p/>
        </draw:circle>
        <draw:circle draw:style-name="gr2" draw:text-style-name="P2" draw:layer="perçages" svg:width="0.08cm" svg:height="0.08cm" draw:transform="rotate (1.5707963267949) translate (19.048cm 11.469cm)">
          <text:p/>
        </draw:circle>
        <draw:circle draw:style-name="gr2" draw:text-style-name="P2" draw:layer="perçages" svg:width="0.08cm" svg:height="0.08cm" draw:transform="rotate (1.5707963267949) translate (19.302cm 14.771cm)">
          <text:p/>
        </draw:circle>
        <draw:circle draw:style-name="gr2" draw:text-style-name="P2" draw:layer="perçages" svg:width="0.08cm" svg:height="0.08cm" draw:transform="rotate (1.5707963267949) translate (19.302cm 14.517cm)">
          <text:p/>
        </draw:circle>
        <draw:circle draw:style-name="gr2" draw:text-style-name="P2" draw:layer="perçages" svg:width="0.08cm" svg:height="0.08cm" draw:transform="rotate (1.5707963267949) translate (19.302cm 14.263cm)">
          <text:p/>
        </draw:circle>
        <draw:circle draw:style-name="gr2" draw:text-style-name="P2" draw:layer="perçages" svg:width="0.08cm" svg:height="0.08cm" draw:transform="rotate (1.5707963267949) translate (19.302cm 14.009cm)">
          <text:p/>
        </draw:circle>
        <draw:circle draw:style-name="gr2" draw:text-style-name="P2" draw:layer="perçages" svg:width="0.08cm" svg:height="0.08cm" draw:transform="rotate (1.5707963267949) translate (19.302cm 13.755cm)">
          <text:p/>
        </draw:circle>
        <draw:circle draw:style-name="gr2" draw:text-style-name="P2" draw:layer="perçages" svg:width="0.08cm" svg:height="0.08cm" draw:transform="rotate (1.5707963267949) translate (19.302cm 13.501cm)">
          <text:p/>
        </draw:circle>
        <draw:circle draw:style-name="gr2" draw:text-style-name="P2" draw:layer="perçages" svg:width="0.08cm" svg:height="0.08cm" draw:transform="rotate (1.5707963267949) translate (19.302cm 13.247cm)">
          <text:p/>
        </draw:circle>
        <draw:circle draw:style-name="gr2" draw:text-style-name="P2" draw:layer="perçages" svg:width="0.08cm" svg:height="0.08cm" draw:transform="rotate (1.5707963267949) translate (19.302cm 12.993cm)">
          <text:p/>
        </draw:circle>
        <draw:circle draw:style-name="gr2" draw:text-style-name="P2" draw:layer="perçages" svg:width="0.08cm" svg:height="0.08cm" draw:transform="rotate (1.5707963267949) translate (19.302cm 12.739cm)">
          <text:p/>
        </draw:circle>
        <draw:circle draw:style-name="gr2" draw:text-style-name="P2" draw:layer="perçages" svg:width="0.08cm" svg:height="0.08cm" draw:transform="rotate (1.5707963267949) translate (19.302cm 12.485cm)">
          <text:p/>
        </draw:circle>
        <draw:circle draw:style-name="gr2" draw:text-style-name="P2" draw:layer="perçages" svg:width="0.08cm" svg:height="0.08cm" draw:transform="rotate (1.5707963267949) translate (19.302cm 12.231cm)">
          <text:p/>
        </draw:circle>
        <draw:circle draw:style-name="gr2" draw:text-style-name="P2" draw:layer="perçages" svg:width="0.08cm" svg:height="0.08cm" draw:transform="rotate (1.5707963267949) translate (19.302cm 11.977cm)">
          <text:p/>
        </draw:circle>
        <draw:circle draw:style-name="gr2" draw:text-style-name="P2" draw:layer="perçages" svg:width="0.08cm" svg:height="0.08cm" draw:transform="rotate (1.5707963267949) translate (19.302cm 11.723cm)">
          <text:p/>
        </draw:circle>
        <draw:circle draw:style-name="gr2" draw:text-style-name="P2" draw:layer="perçages" svg:width="0.08cm" svg:height="0.08cm" draw:transform="rotate (1.5707963267949) translate (19.302cm 11.469cm)">
          <text:p/>
        </draw:circle>
        <draw:circle draw:style-name="gr2" draw:text-style-name="P2" draw:layer="perçages" svg:width="0.08cm" svg:height="0.08cm" draw:transform="rotate (1.5707963267949) translate (19.556cm 14.771cm)">
          <text:p/>
        </draw:circle>
        <draw:circle draw:style-name="gr2" draw:text-style-name="P2" draw:layer="perçages" svg:width="0.08cm" svg:height="0.08cm" draw:transform="rotate (1.5707963267949) translate (19.556cm 14.517cm)">
          <text:p/>
        </draw:circle>
        <draw:circle draw:style-name="gr2" draw:text-style-name="P2" draw:layer="perçages" svg:width="0.08cm" svg:height="0.08cm" draw:transform="rotate (1.5707963267949) translate (19.556cm 14.263cm)">
          <text:p/>
        </draw:circle>
        <draw:circle draw:style-name="gr2" draw:text-style-name="P2" draw:layer="perçages" svg:width="0.08cm" svg:height="0.08cm" draw:transform="rotate (1.5707963267949) translate (19.556cm 14.009cm)">
          <text:p/>
        </draw:circle>
        <draw:circle draw:style-name="gr2" draw:text-style-name="P2" draw:layer="perçages" svg:width="0.08cm" svg:height="0.08cm" draw:transform="rotate (1.5707963267949) translate (19.556cm 13.755cm)">
          <text:p/>
        </draw:circle>
        <draw:circle draw:style-name="gr2" draw:text-style-name="P2" draw:layer="perçages" svg:width="0.08cm" svg:height="0.08cm" draw:transform="rotate (1.5707963267949) translate (19.556cm 13.501cm)">
          <text:p/>
        </draw:circle>
        <draw:circle draw:style-name="gr2" draw:text-style-name="P2" draw:layer="perçages" svg:width="0.08cm" svg:height="0.08cm" draw:transform="rotate (1.5707963267949) translate (19.556cm 13.247cm)">
          <text:p/>
        </draw:circle>
        <draw:circle draw:style-name="gr2" draw:text-style-name="P2" draw:layer="perçages" svg:width="0.08cm" svg:height="0.08cm" draw:transform="rotate (1.5707963267949) translate (19.556cm 12.993cm)">
          <text:p/>
        </draw:circle>
        <draw:circle draw:style-name="gr2" draw:text-style-name="P2" draw:layer="perçages" svg:width="0.08cm" svg:height="0.08cm" draw:transform="rotate (1.5707963267949) translate (19.556cm 12.739cm)">
          <text:p/>
        </draw:circle>
        <draw:circle draw:style-name="gr2" draw:text-style-name="P2" draw:layer="perçages" svg:width="0.08cm" svg:height="0.08cm" draw:transform="rotate (1.5707963267949) translate (19.556cm 12.485cm)">
          <text:p/>
        </draw:circle>
        <draw:circle draw:style-name="gr2" draw:text-style-name="P2" draw:layer="perçages" svg:width="0.08cm" svg:height="0.08cm" draw:transform="rotate (1.5707963267949) translate (19.556cm 12.231cm)">
          <text:p/>
        </draw:circle>
        <draw:circle draw:style-name="gr2" draw:text-style-name="P2" draw:layer="perçages" svg:width="0.08cm" svg:height="0.08cm" draw:transform="rotate (1.5707963267949) translate (19.556cm 11.977cm)">
          <text:p/>
        </draw:circle>
        <draw:circle draw:style-name="gr2" draw:text-style-name="P2" draw:layer="perçages" svg:width="0.08cm" svg:height="0.08cm" draw:transform="rotate (1.5707963267949) translate (19.556cm 11.723cm)">
          <text:p/>
        </draw:circle>
        <draw:circle draw:style-name="gr2" draw:text-style-name="P2" draw:layer="perçages" svg:width="0.08cm" svg:height="0.08cm" draw:transform="rotate (1.5707963267949) translate (19.556cm 11.469cm)">
          <text:p/>
        </draw:circle>
        <draw:circle draw:style-name="gr2" draw:text-style-name="P2" draw:layer="perçages" svg:width="0.08cm" svg:height="0.08cm" draw:transform="rotate (1.5707963267949) translate (19.81cm 14.771cm)">
          <text:p/>
        </draw:circle>
        <draw:circle draw:style-name="gr2" draw:text-style-name="P2" draw:layer="perçages" svg:width="0.08cm" svg:height="0.08cm" draw:transform="rotate (1.5707963267949) translate (19.81cm 14.517cm)">
          <text:p/>
        </draw:circle>
        <draw:circle draw:style-name="gr2" draw:text-style-name="P2" draw:layer="perçages" svg:width="0.08cm" svg:height="0.08cm" draw:transform="rotate (1.5707963267949) translate (19.81cm 14.263cm)">
          <text:p/>
        </draw:circle>
        <draw:circle draw:style-name="gr2" draw:text-style-name="P2" draw:layer="perçages" svg:width="0.08cm" svg:height="0.08cm" draw:transform="rotate (1.5707963267949) translate (19.81cm 14.009cm)">
          <text:p/>
        </draw:circle>
        <draw:circle draw:style-name="gr2" draw:text-style-name="P2" draw:layer="perçages" svg:width="0.08cm" svg:height="0.08cm" draw:transform="rotate (1.5707963267949) translate (19.81cm 13.755cm)">
          <text:p/>
        </draw:circle>
        <draw:circle draw:style-name="gr2" draw:text-style-name="P2" draw:layer="perçages" svg:width="0.08cm" svg:height="0.08cm" draw:transform="rotate (1.5707963267949) translate (19.81cm 13.501cm)">
          <text:p/>
        </draw:circle>
        <draw:circle draw:style-name="gr2" draw:text-style-name="P2" draw:layer="perçages" svg:width="0.08cm" svg:height="0.08cm" draw:transform="rotate (1.5707963267949) translate (19.81cm 13.247cm)">
          <text:p/>
        </draw:circle>
        <draw:circle draw:style-name="gr2" draw:text-style-name="P2" draw:layer="perçages" svg:width="0.08cm" svg:height="0.08cm" draw:transform="rotate (1.5707963267949) translate (19.81cm 12.993cm)">
          <text:p/>
        </draw:circle>
        <draw:circle draw:style-name="gr2" draw:text-style-name="P2" draw:layer="perçages" svg:width="0.08cm" svg:height="0.08cm" draw:transform="rotate (1.5707963267949) translate (19.81cm 12.739cm)">
          <text:p/>
        </draw:circle>
        <draw:circle draw:style-name="gr2" draw:text-style-name="P2" draw:layer="perçages" svg:width="0.08cm" svg:height="0.08cm" draw:transform="rotate (1.5707963267949) translate (19.81cm 12.485cm)">
          <text:p/>
        </draw:circle>
        <draw:circle draw:style-name="gr2" draw:text-style-name="P2" draw:layer="perçages" svg:width="0.08cm" svg:height="0.08cm" draw:transform="rotate (1.5707963267949) translate (19.81cm 12.231cm)">
          <text:p/>
        </draw:circle>
        <draw:circle draw:style-name="gr2" draw:text-style-name="P2" draw:layer="perçages" svg:width="0.08cm" svg:height="0.08cm" draw:transform="rotate (1.5707963267949) translate (19.81cm 11.977cm)">
          <text:p/>
        </draw:circle>
        <draw:circle draw:style-name="gr2" draw:text-style-name="P2" draw:layer="perçages" svg:width="0.08cm" svg:height="0.08cm" draw:transform="rotate (1.5707963267949) translate (19.81cm 11.723cm)">
          <text:p/>
        </draw:circle>
        <draw:circle draw:style-name="gr2" draw:text-style-name="P2" draw:layer="perçages" svg:width="0.08cm" svg:height="0.08cm" draw:transform="rotate (1.5707963267949) translate (19.81cm 11.469cm)">
          <text:p/>
        </draw:circle>
        <draw:circle draw:style-name="gr2" draw:text-style-name="P2" draw:layer="perçages" svg:width="0.08cm" svg:height="0.08cm" draw:transform="rotate (1.5707963267949) translate (19.81cm 14.771cm)">
          <text:p/>
        </draw:circle>
        <draw:circle draw:style-name="gr2" draw:text-style-name="P2" draw:layer="perçages" svg:width="0.08cm" svg:height="0.08cm" draw:transform="rotate (1.5707963267949) translate (19.81cm 14.517cm)">
          <text:p/>
        </draw:circle>
        <draw:circle draw:style-name="gr2" draw:text-style-name="P2" draw:layer="perçages" svg:width="0.08cm" svg:height="0.08cm" draw:transform="rotate (1.5707963267949) translate (19.81cm 14.263cm)">
          <text:p/>
        </draw:circle>
        <draw:circle draw:style-name="gr2" draw:text-style-name="P2" draw:layer="perçages" svg:width="0.08cm" svg:height="0.08cm" draw:transform="rotate (1.5707963267949) translate (19.81cm 14.009cm)">
          <text:p/>
        </draw:circle>
        <draw:circle draw:style-name="gr2" draw:text-style-name="P2" draw:layer="perçages" svg:width="0.08cm" svg:height="0.08cm" draw:transform="rotate (1.5707963267949) translate (19.81cm 13.755cm)">
          <text:p/>
        </draw:circle>
        <draw:circle draw:style-name="gr2" draw:text-style-name="P2" draw:layer="perçages" svg:width="0.08cm" svg:height="0.08cm" draw:transform="rotate (1.5707963267949) translate (19.81cm 13.501cm)">
          <text:p/>
        </draw:circle>
        <draw:circle draw:style-name="gr2" draw:text-style-name="P2" draw:layer="perçages" svg:width="0.08cm" svg:height="0.08cm" draw:transform="rotate (1.5707963267949) translate (19.81cm 13.247cm)">
          <text:p/>
        </draw:circle>
        <draw:circle draw:style-name="gr2" draw:text-style-name="P2" draw:layer="perçages" svg:width="0.08cm" svg:height="0.08cm" draw:transform="rotate (1.5707963267949) translate (19.81cm 12.993cm)">
          <text:p/>
        </draw:circle>
        <draw:circle draw:style-name="gr2" draw:text-style-name="P2" draw:layer="perçages" svg:width="0.08cm" svg:height="0.08cm" draw:transform="rotate (1.5707963267949) translate (19.81cm 12.739cm)">
          <text:p/>
        </draw:circle>
        <draw:circle draw:style-name="gr2" draw:text-style-name="P2" draw:layer="perçages" svg:width="0.08cm" svg:height="0.08cm" draw:transform="rotate (1.5707963267949) translate (19.81cm 12.485cm)">
          <text:p/>
        </draw:circle>
        <draw:circle draw:style-name="gr2" draw:text-style-name="P2" draw:layer="perçages" svg:width="0.08cm" svg:height="0.08cm" draw:transform="rotate (1.5707963267949) translate (19.81cm 12.231cm)">
          <text:p/>
        </draw:circle>
        <draw:circle draw:style-name="gr2" draw:text-style-name="P2" draw:layer="perçages" svg:width="0.08cm" svg:height="0.08cm" draw:transform="rotate (1.5707963267949) translate (19.81cm 11.977cm)">
          <text:p/>
        </draw:circle>
        <draw:circle draw:style-name="gr2" draw:text-style-name="P2" draw:layer="perçages" svg:width="0.08cm" svg:height="0.08cm" draw:transform="rotate (1.5707963267949) translate (19.81cm 11.723cm)">
          <text:p/>
        </draw:circle>
        <draw:circle draw:style-name="gr2" draw:text-style-name="P2" draw:layer="perçages" svg:width="0.08cm" svg:height="0.08cm" draw:transform="rotate (1.5707963267949) translate (19.81cm 11.469cm)">
          <text:p/>
        </draw:circle>
        <draw:circle draw:style-name="gr2" draw:text-style-name="P2" draw:layer="perçages" svg:width="0.08cm" svg:height="0.08cm" draw:transform="rotate (1.5707963267949) translate (20.064cm 14.771cm)">
          <text:p/>
        </draw:circle>
        <draw:circle draw:style-name="gr2" draw:text-style-name="P2" draw:layer="perçages" svg:width="0.08cm" svg:height="0.08cm" draw:transform="rotate (1.5707963267949) translate (20.064cm 14.517cm)">
          <text:p/>
        </draw:circle>
        <draw:circle draw:style-name="gr2" draw:text-style-name="P2" draw:layer="perçages" svg:width="0.08cm" svg:height="0.08cm" draw:transform="rotate (1.5707963267949) translate (20.064cm 14.263cm)">
          <text:p/>
        </draw:circle>
        <draw:circle draw:style-name="gr2" draw:text-style-name="P2" draw:layer="perçages" svg:width="0.08cm" svg:height="0.08cm" draw:transform="rotate (1.5707963267949) translate (20.064cm 14.009cm)">
          <text:p/>
        </draw:circle>
        <draw:circle draw:style-name="gr2" draw:text-style-name="P2" draw:layer="perçages" svg:width="0.08cm" svg:height="0.08cm" draw:transform="rotate (1.5707963267949) translate (20.064cm 13.755cm)">
          <text:p/>
        </draw:circle>
        <draw:circle draw:style-name="gr2" draw:text-style-name="P2" draw:layer="perçages" svg:width="0.08cm" svg:height="0.08cm" draw:transform="rotate (1.5707963267949) translate (20.064cm 13.501cm)">
          <text:p/>
        </draw:circle>
        <draw:circle draw:style-name="gr2" draw:text-style-name="P2" draw:layer="perçages" svg:width="0.08cm" svg:height="0.08cm" draw:transform="rotate (1.5707963267949) translate (20.064cm 13.247cm)">
          <text:p/>
        </draw:circle>
        <draw:circle draw:style-name="gr2" draw:text-style-name="P2" draw:layer="perçages" svg:width="0.08cm" svg:height="0.08cm" draw:transform="rotate (1.5707963267949) translate (20.064cm 12.993cm)">
          <text:p/>
        </draw:circle>
        <draw:circle draw:style-name="gr2" draw:text-style-name="P2" draw:layer="perçages" svg:width="0.08cm" svg:height="0.08cm" draw:transform="rotate (1.5707963267949) translate (20.064cm 12.739cm)">
          <text:p/>
        </draw:circle>
        <draw:circle draw:style-name="gr2" draw:text-style-name="P2" draw:layer="perçages" svg:width="0.08cm" svg:height="0.08cm" draw:transform="rotate (1.5707963267949) translate (20.064cm 12.485cm)">
          <text:p/>
        </draw:circle>
        <draw:circle draw:style-name="gr2" draw:text-style-name="P2" draw:layer="perçages" svg:width="0.08cm" svg:height="0.08cm" draw:transform="rotate (1.5707963267949) translate (20.064cm 12.231cm)">
          <text:p/>
        </draw:circle>
        <draw:circle draw:style-name="gr2" draw:text-style-name="P2" draw:layer="perçages" svg:width="0.08cm" svg:height="0.08cm" draw:transform="rotate (1.5707963267949) translate (20.064cm 11.977cm)">
          <text:p/>
        </draw:circle>
        <draw:circle draw:style-name="gr2" draw:text-style-name="P2" draw:layer="perçages" svg:width="0.08cm" svg:height="0.08cm" draw:transform="rotate (1.5707963267949) translate (20.064cm 11.723cm)">
          <text:p/>
        </draw:circle>
        <draw:circle draw:style-name="gr2" draw:text-style-name="P2" draw:layer="perçages" svg:width="0.08cm" svg:height="0.08cm" draw:transform="rotate (1.5707963267949) translate (20.064cm 11.469cm)">
          <text:p/>
        </draw:circle>
        <draw:circle draw:style-name="gr2" draw:text-style-name="P2" draw:layer="perçages" svg:width="0.08cm" svg:height="0.08cm" draw:transform="rotate (1.5707963267949) translate (12.209cm 14.771cm)">
          <text:p/>
        </draw:circle>
        <draw:circle draw:style-name="gr2" draw:text-style-name="P2" draw:layer="perçages" svg:width="0.08cm" svg:height="0.08cm" draw:transform="rotate (1.5707963267949) translate (12.209cm 14.517cm)">
          <text:p/>
        </draw:circle>
        <draw:circle draw:style-name="gr2" draw:text-style-name="P2" draw:layer="perçages" svg:width="0.08cm" svg:height="0.08cm" draw:transform="rotate (1.5707963267949) translate (12.209cm 14.263cm)">
          <text:p/>
        </draw:circle>
        <draw:circle draw:style-name="gr2" draw:text-style-name="P2" draw:layer="perçages" svg:width="0.08cm" svg:height="0.08cm" draw:transform="rotate (1.5707963267949) translate (12.209cm 14.009cm)">
          <text:p/>
        </draw:circle>
        <draw:circle draw:style-name="gr2" draw:text-style-name="P2" draw:layer="perçages" svg:width="0.08cm" svg:height="0.08cm" draw:transform="rotate (1.5707963267949) translate (12.209cm 13.755cm)">
          <text:p/>
        </draw:circle>
        <draw:circle draw:style-name="gr2" draw:text-style-name="P2" draw:layer="perçages" svg:width="0.08cm" svg:height="0.08cm" draw:transform="rotate (1.5707963267949) translate (12.209cm 13.501cm)">
          <text:p/>
        </draw:circle>
        <draw:circle draw:style-name="gr2" draw:text-style-name="P2" draw:layer="perçages" svg:width="0.08cm" svg:height="0.08cm" draw:transform="rotate (1.5707963267949) translate (12.209cm 13.247cm)">
          <text:p/>
        </draw:circle>
        <draw:circle draw:style-name="gr2" draw:text-style-name="P2" draw:layer="perçages" svg:width="0.08cm" svg:height="0.08cm" draw:transform="rotate (1.5707963267949) translate (12.209cm 12.993cm)">
          <text:p/>
        </draw:circle>
        <draw:circle draw:style-name="gr2" draw:text-style-name="P2" draw:layer="perçages" svg:width="0.08cm" svg:height="0.08cm" draw:transform="rotate (1.5707963267949) translate (12.209cm 12.739cm)">
          <text:p/>
        </draw:circle>
        <draw:circle draw:style-name="gr2" draw:text-style-name="P2" draw:layer="perçages" svg:width="0.08cm" svg:height="0.08cm" draw:transform="rotate (1.5707963267949) translate (12.209cm 12.485cm)">
          <text:p/>
        </draw:circle>
        <draw:circle draw:style-name="gr2" draw:text-style-name="P2" draw:layer="perçages" svg:width="0.08cm" svg:height="0.08cm" draw:transform="rotate (1.5707963267949) translate (12.209cm 12.231cm)">
          <text:p/>
        </draw:circle>
        <draw:circle draw:style-name="gr2" draw:text-style-name="P2" draw:layer="perçages" svg:width="0.08cm" svg:height="0.08cm" draw:transform="rotate (1.5707963267949) translate (12.209cm 11.977cm)">
          <text:p/>
        </draw:circle>
        <draw:circle draw:style-name="gr2" draw:text-style-name="P2" draw:layer="perçages" svg:width="0.08cm" svg:height="0.08cm" draw:transform="rotate (1.5707963267949) translate (12.209cm 11.723cm)">
          <text:p/>
        </draw:circle>
        <draw:circle draw:style-name="gr2" draw:text-style-name="P2" draw:layer="perçages" svg:width="0.08cm" svg:height="0.08cm" draw:transform="rotate (1.5707963267949) translate (12.209cm 11.469cm)">
          <text:p/>
        </draw:circle>
        <draw:circle draw:style-name="gr2" draw:text-style-name="P2" draw:layer="perçages" svg:width="0.08cm" svg:height="0.08cm" draw:transform="rotate (1.5707963267949) translate (12.209cm 14.771cm)">
          <text:p/>
        </draw:circle>
        <draw:circle draw:style-name="gr2" draw:text-style-name="P2" draw:layer="perçages" svg:width="0.08cm" svg:height="0.08cm" draw:transform="rotate (1.5707963267949) translate (12.209cm 14.517cm)">
          <text:p/>
        </draw:circle>
        <draw:circle draw:style-name="gr2" draw:text-style-name="P2" draw:layer="perçages" svg:width="0.08cm" svg:height="0.08cm" draw:transform="rotate (1.5707963267949) translate (12.209cm 14.263cm)">
          <text:p/>
        </draw:circle>
        <draw:circle draw:style-name="gr2" draw:text-style-name="P2" draw:layer="perçages" svg:width="0.08cm" svg:height="0.08cm" draw:transform="rotate (1.5707963267949) translate (12.209cm 14.009cm)">
          <text:p/>
        </draw:circle>
        <draw:circle draw:style-name="gr2" draw:text-style-name="P2" draw:layer="perçages" svg:width="0.08cm" svg:height="0.08cm" draw:transform="rotate (1.5707963267949) translate (12.209cm 13.755cm)">
          <text:p/>
        </draw:circle>
        <draw:circle draw:style-name="gr2" draw:text-style-name="P2" draw:layer="perçages" svg:width="0.08cm" svg:height="0.08cm" draw:transform="rotate (1.5707963267949) translate (12.209cm 13.501cm)">
          <text:p/>
        </draw:circle>
        <draw:circle draw:style-name="gr2" draw:text-style-name="P2" draw:layer="perçages" svg:width="0.08cm" svg:height="0.08cm" draw:transform="rotate (1.5707963267949) translate (12.209cm 13.247cm)">
          <text:p/>
        </draw:circle>
        <draw:circle draw:style-name="gr2" draw:text-style-name="P2" draw:layer="perçages" svg:width="0.08cm" svg:height="0.08cm" draw:transform="rotate (1.5707963267949) translate (12.209cm 12.993cm)">
          <text:p/>
        </draw:circle>
        <draw:circle draw:style-name="gr2" draw:text-style-name="P2" draw:layer="perçages" svg:width="0.08cm" svg:height="0.08cm" draw:transform="rotate (1.5707963267949) translate (12.209cm 12.739cm)">
          <text:p/>
        </draw:circle>
        <draw:circle draw:style-name="gr2" draw:text-style-name="P2" draw:layer="perçages" svg:width="0.08cm" svg:height="0.08cm" draw:transform="rotate (1.5707963267949) translate (12.209cm 12.485cm)">
          <text:p/>
        </draw:circle>
        <draw:circle draw:style-name="gr2" draw:text-style-name="P2" draw:layer="perçages" svg:width="0.08cm" svg:height="0.08cm" draw:transform="rotate (1.5707963267949) translate (12.209cm 12.231cm)">
          <text:p/>
        </draw:circle>
        <draw:circle draw:style-name="gr2" draw:text-style-name="P2" draw:layer="perçages" svg:width="0.08cm" svg:height="0.08cm" draw:transform="rotate (1.5707963267949) translate (12.209cm 11.977cm)">
          <text:p/>
        </draw:circle>
        <draw:circle draw:style-name="gr2" draw:text-style-name="P2" draw:layer="perçages" svg:width="0.08cm" svg:height="0.08cm" draw:transform="rotate (1.5707963267949) translate (12.209cm 11.723cm)">
          <text:p/>
        </draw:circle>
        <draw:circle draw:style-name="gr2" draw:text-style-name="P2" draw:layer="perçages" svg:width="0.08cm" svg:height="0.08cm" draw:transform="rotate (1.5707963267949) translate (12.209cm 11.469cm)">
          <text:p/>
        </draw:circle>
        <draw:circle draw:style-name="gr2" draw:text-style-name="P2" draw:layer="perçages" svg:width="0.08cm" svg:height="0.08cm" draw:transform="rotate (1.5707963267949) translate (12.463cm 14.771cm)">
          <text:p/>
        </draw:circle>
        <draw:circle draw:style-name="gr2" draw:text-style-name="P2" draw:layer="perçages" svg:width="0.08cm" svg:height="0.08cm" draw:transform="rotate (1.5707963267949) translate (12.463cm 14.517cm)">
          <text:p/>
        </draw:circle>
        <draw:circle draw:style-name="gr2" draw:text-style-name="P2" draw:layer="perçages" svg:width="0.08cm" svg:height="0.08cm" draw:transform="rotate (1.5707963267949) translate (12.463cm 14.263cm)">
          <text:p/>
        </draw:circle>
        <draw:circle draw:style-name="gr2" draw:text-style-name="P2" draw:layer="perçages" svg:width="0.08cm" svg:height="0.08cm" draw:transform="rotate (1.5707963267949) translate (12.463cm 14.009cm)">
          <text:p/>
        </draw:circle>
        <draw:circle draw:style-name="gr2" draw:text-style-name="P2" draw:layer="perçages" svg:width="0.08cm" svg:height="0.08cm" draw:transform="rotate (1.5707963267949) translate (12.463cm 13.755cm)">
          <text:p/>
        </draw:circle>
        <draw:circle draw:style-name="gr2" draw:text-style-name="P2" draw:layer="perçages" svg:width="0.08cm" svg:height="0.08cm" draw:transform="rotate (1.5707963267949) translate (12.463cm 13.501cm)">
          <text:p/>
        </draw:circle>
        <draw:circle draw:style-name="gr2" draw:text-style-name="P2" draw:layer="perçages" svg:width="0.08cm" svg:height="0.08cm" draw:transform="rotate (1.5707963267949) translate (12.463cm 13.247cm)">
          <text:p/>
        </draw:circle>
        <draw:circle draw:style-name="gr2" draw:text-style-name="P2" draw:layer="perçages" svg:width="0.08cm" svg:height="0.08cm" draw:transform="rotate (1.5707963267949) translate (12.463cm 12.993cm)">
          <text:p/>
        </draw:circle>
        <draw:circle draw:style-name="gr2" draw:text-style-name="P2" draw:layer="perçages" svg:width="0.08cm" svg:height="0.08cm" draw:transform="rotate (1.5707963267949) translate (12.463cm 12.739cm)">
          <text:p/>
        </draw:circle>
        <draw:circle draw:style-name="gr2" draw:text-style-name="P2" draw:layer="perçages" svg:width="0.08cm" svg:height="0.08cm" draw:transform="rotate (1.5707963267949) translate (12.463cm 12.485cm)">
          <text:p/>
        </draw:circle>
        <draw:circle draw:style-name="gr2" draw:text-style-name="P2" draw:layer="perçages" svg:width="0.08cm" svg:height="0.08cm" draw:transform="rotate (1.5707963267949) translate (12.463cm 12.231cm)">
          <text:p/>
        </draw:circle>
        <draw:circle draw:style-name="gr2" draw:text-style-name="P2" draw:layer="perçages" svg:width="0.08cm" svg:height="0.08cm" draw:transform="rotate (1.5707963267949) translate (12.463cm 11.977cm)">
          <text:p/>
        </draw:circle>
        <draw:circle draw:style-name="gr2" draw:text-style-name="P2" draw:layer="perçages" svg:width="0.08cm" svg:height="0.08cm" draw:transform="rotate (1.5707963267949) translate (12.463cm 11.723cm)">
          <text:p/>
        </draw:circle>
        <draw:circle draw:style-name="gr2" draw:text-style-name="P2" draw:layer="perçages" svg:width="0.08cm" svg:height="0.08cm" draw:transform="rotate (1.5707963267949) translate (12.463cm 11.469cm)">
          <text:p/>
        </draw:circle>
        <draw:circle draw:style-name="gr2" draw:text-style-name="P2" draw:layer="perçages" svg:width="0.08cm" svg:height="0.08cm" draw:transform="rotate (1.5707963267949) translate (12.717cm 14.771cm)">
          <text:p/>
        </draw:circle>
        <draw:circle draw:style-name="gr2" draw:text-style-name="P2" draw:layer="perçages" svg:width="0.08cm" svg:height="0.08cm" draw:transform="rotate (1.5707963267949) translate (12.717cm 14.517cm)">
          <text:p/>
        </draw:circle>
        <draw:circle draw:style-name="gr2" draw:text-style-name="P2" draw:layer="perçages" svg:width="0.08cm" svg:height="0.08cm" draw:transform="rotate (1.5707963267949) translate (12.717cm 14.263cm)">
          <text:p/>
        </draw:circle>
        <draw:circle draw:style-name="gr2" draw:text-style-name="P2" draw:layer="perçages" svg:width="0.08cm" svg:height="0.08cm" draw:transform="rotate (1.5707963267949) translate (12.717cm 14.009cm)">
          <text:p/>
        </draw:circle>
        <draw:circle draw:style-name="gr2" draw:text-style-name="P2" draw:layer="perçages" svg:width="0.08cm" svg:height="0.08cm" draw:transform="rotate (1.5707963267949) translate (12.717cm 13.755cm)">
          <text:p/>
        </draw:circle>
        <draw:circle draw:style-name="gr2" draw:text-style-name="P2" draw:layer="perçages" svg:width="0.08cm" svg:height="0.08cm" draw:transform="rotate (1.5707963267949) translate (12.717cm 13.501cm)">
          <text:p/>
        </draw:circle>
        <draw:circle draw:style-name="gr2" draw:text-style-name="P2" draw:layer="perçages" svg:width="0.08cm" svg:height="0.08cm" draw:transform="rotate (1.5707963267949) translate (12.717cm 13.247cm)">
          <text:p/>
        </draw:circle>
        <draw:circle draw:style-name="gr2" draw:text-style-name="P2" draw:layer="perçages" svg:width="0.08cm" svg:height="0.08cm" draw:transform="rotate (1.5707963267949) translate (12.717cm 12.993cm)">
          <text:p/>
        </draw:circle>
        <draw:circle draw:style-name="gr2" draw:text-style-name="P2" draw:layer="perçages" svg:width="0.08cm" svg:height="0.08cm" draw:transform="rotate (1.5707963267949) translate (12.717cm 12.739cm)">
          <text:p/>
        </draw:circle>
        <draw:circle draw:style-name="gr2" draw:text-style-name="P2" draw:layer="perçages" svg:width="0.08cm" svg:height="0.08cm" draw:transform="rotate (1.5707963267949) translate (12.717cm 12.485cm)">
          <text:p/>
        </draw:circle>
        <draw:circle draw:style-name="gr2" draw:text-style-name="P2" draw:layer="perçages" svg:width="0.08cm" svg:height="0.08cm" draw:transform="rotate (1.5707963267949) translate (12.717cm 12.231cm)">
          <text:p/>
        </draw:circle>
        <draw:circle draw:style-name="gr2" draw:text-style-name="P2" draw:layer="perçages" svg:width="0.08cm" svg:height="0.08cm" draw:transform="rotate (1.5707963267949) translate (12.717cm 11.977cm)">
          <text:p/>
        </draw:circle>
        <draw:circle draw:style-name="gr2" draw:text-style-name="P2" draw:layer="perçages" svg:width="0.08cm" svg:height="0.08cm" draw:transform="rotate (1.5707963267949) translate (12.717cm 11.723cm)">
          <text:p/>
        </draw:circle>
        <draw:circle draw:style-name="gr2" draw:text-style-name="P2" draw:layer="perçages" svg:width="0.08cm" svg:height="0.08cm" draw:transform="rotate (1.5707963267949) translate (12.717cm 11.469cm)">
          <text:p/>
        </draw:circle>
        <draw:circle draw:style-name="gr2" draw:text-style-name="P2" draw:layer="perçages" svg:width="0.08cm" svg:height="0.08cm" draw:transform="rotate (1.5707963267949) translate (12.971cm 14.771cm)">
          <text:p/>
        </draw:circle>
        <draw:circle draw:style-name="gr2" draw:text-style-name="P2" draw:layer="perçages" svg:width="0.08cm" svg:height="0.08cm" draw:transform="rotate (1.5707963267949) translate (12.971cm 14.517cm)">
          <text:p/>
        </draw:circle>
        <draw:circle draw:style-name="gr2" draw:text-style-name="P2" draw:layer="perçages" svg:width="0.08cm" svg:height="0.08cm" draw:transform="rotate (1.5707963267949) translate (12.971cm 14.263cm)">
          <text:p/>
        </draw:circle>
        <draw:circle draw:style-name="gr2" draw:text-style-name="P2" draw:layer="perçages" svg:width="0.08cm" svg:height="0.08cm" draw:transform="rotate (1.5707963267949) translate (12.971cm 14.009cm)">
          <text:p/>
        </draw:circle>
        <draw:circle draw:style-name="gr2" draw:text-style-name="P2" draw:layer="perçages" svg:width="0.08cm" svg:height="0.08cm" draw:transform="rotate (1.5707963267949) translate (12.971cm 13.755cm)">
          <text:p/>
        </draw:circle>
        <draw:circle draw:style-name="gr2" draw:text-style-name="P2" draw:layer="perçages" svg:width="0.08cm" svg:height="0.08cm" draw:transform="rotate (1.5707963267949) translate (12.971cm 13.501cm)">
          <text:p/>
        </draw:circle>
        <draw:circle draw:style-name="gr2" draw:text-style-name="P2" draw:layer="perçages" svg:width="0.08cm" svg:height="0.08cm" draw:transform="rotate (1.5707963267949) translate (12.971cm 13.247cm)">
          <text:p/>
        </draw:circle>
        <draw:circle draw:style-name="gr2" draw:text-style-name="P2" draw:layer="perçages" svg:width="0.08cm" svg:height="0.08cm" draw:transform="rotate (1.5707963267949) translate (12.971cm 12.993cm)">
          <text:p/>
        </draw:circle>
        <draw:circle draw:style-name="gr2" draw:text-style-name="P2" draw:layer="perçages" svg:width="0.08cm" svg:height="0.08cm" draw:transform="rotate (1.5707963267949) translate (12.971cm 12.739cm)">
          <text:p/>
        </draw:circle>
        <draw:circle draw:style-name="gr2" draw:text-style-name="P2" draw:layer="perçages" svg:width="0.08cm" svg:height="0.08cm" draw:transform="rotate (1.5707963267949) translate (12.971cm 12.485cm)">
          <text:p/>
        </draw:circle>
        <draw:circle draw:style-name="gr2" draw:text-style-name="P2" draw:layer="perçages" svg:width="0.08cm" svg:height="0.08cm" draw:transform="rotate (1.5707963267949) translate (12.971cm 12.231cm)">
          <text:p/>
        </draw:circle>
        <draw:circle draw:style-name="gr2" draw:text-style-name="P2" draw:layer="perçages" svg:width="0.08cm" svg:height="0.08cm" draw:transform="rotate (1.5707963267949) translate (12.971cm 11.977cm)">
          <text:p/>
        </draw:circle>
        <draw:circle draw:style-name="gr2" draw:text-style-name="P2" draw:layer="perçages" svg:width="0.08cm" svg:height="0.08cm" draw:transform="rotate (1.5707963267949) translate (12.971cm 11.723cm)">
          <text:p/>
        </draw:circle>
        <draw:circle draw:style-name="gr2" draw:text-style-name="P2" draw:layer="perçages" svg:width="0.08cm" svg:height="0.08cm" draw:transform="rotate (1.5707963267949) translate (12.971cm 11.469cm)">
          <text:p/>
        </draw:circle>
        <draw:circle draw:style-name="gr2" draw:text-style-name="P2" draw:layer="perçages" svg:width="0.08cm" svg:height="0.08cm" draw:transform="rotate (1.5707963267949) translate (13.225cm 14.771cm)">
          <text:p/>
        </draw:circle>
        <draw:circle draw:style-name="gr2" draw:text-style-name="P2" draw:layer="perçages" svg:width="0.08cm" svg:height="0.08cm" draw:transform="rotate (1.5707963267949) translate (13.225cm 14.517cm)">
          <text:p/>
        </draw:circle>
        <draw:circle draw:style-name="gr2" draw:text-style-name="P2" draw:layer="perçages" svg:width="0.08cm" svg:height="0.08cm" draw:transform="rotate (1.5707963267949) translate (13.225cm 14.263cm)">
          <text:p/>
        </draw:circle>
        <draw:circle draw:style-name="gr2" draw:text-style-name="P2" draw:layer="perçages" svg:width="0.08cm" svg:height="0.08cm" draw:transform="rotate (1.5707963267949) translate (13.225cm 14.009cm)">
          <text:p/>
        </draw:circle>
        <draw:circle draw:style-name="gr2" draw:text-style-name="P2" draw:layer="perçages" svg:width="0.08cm" svg:height="0.08cm" draw:transform="rotate (1.5707963267949) translate (13.225cm 13.755cm)">
          <text:p/>
        </draw:circle>
        <draw:circle draw:style-name="gr2" draw:text-style-name="P2" draw:layer="perçages" svg:width="0.08cm" svg:height="0.08cm" draw:transform="rotate (1.5707963267949) translate (13.225cm 13.501cm)">
          <text:p/>
        </draw:circle>
        <draw:circle draw:style-name="gr2" draw:text-style-name="P2" draw:layer="perçages" svg:width="0.08cm" svg:height="0.08cm" draw:transform="rotate (1.5707963267949) translate (13.225cm 13.247cm)">
          <text:p/>
        </draw:circle>
        <draw:circle draw:style-name="gr2" draw:text-style-name="P2" draw:layer="perçages" svg:width="0.08cm" svg:height="0.08cm" draw:transform="rotate (1.5707963267949) translate (13.225cm 12.993cm)">
          <text:p/>
        </draw:circle>
        <draw:circle draw:style-name="gr2" draw:text-style-name="P2" draw:layer="perçages" svg:width="0.08cm" svg:height="0.08cm" draw:transform="rotate (1.5707963267949) translate (13.225cm 12.739cm)">
          <text:p/>
        </draw:circle>
        <draw:circle draw:style-name="gr2" draw:text-style-name="P2" draw:layer="perçages" svg:width="0.08cm" svg:height="0.08cm" draw:transform="rotate (1.5707963267949) translate (13.225cm 12.485cm)">
          <text:p/>
        </draw:circle>
        <draw:circle draw:style-name="gr2" draw:text-style-name="P2" draw:layer="perçages" svg:width="0.08cm" svg:height="0.08cm" draw:transform="rotate (1.5707963267949) translate (13.225cm 12.231cm)">
          <text:p/>
        </draw:circle>
        <draw:circle draw:style-name="gr2" draw:text-style-name="P2" draw:layer="perçages" svg:width="0.08cm" svg:height="0.08cm" draw:transform="rotate (1.5707963267949) translate (13.225cm 11.977cm)">
          <text:p/>
        </draw:circle>
        <draw:circle draw:style-name="gr2" draw:text-style-name="P2" draw:layer="perçages" svg:width="0.08cm" svg:height="0.08cm" draw:transform="rotate (1.5707963267949) translate (13.225cm 11.723cm)">
          <text:p/>
        </draw:circle>
        <draw:circle draw:style-name="gr2" draw:text-style-name="P2" draw:layer="perçages" svg:width="0.08cm" svg:height="0.08cm" draw:transform="rotate (1.5707963267949) translate (13.225cm 11.469cm)">
          <text:p/>
        </draw:circle>
        <draw:circle draw:style-name="gr2" draw:text-style-name="P2" draw:layer="perçages" svg:width="0.08cm" svg:height="0.08cm" draw:transform="rotate (1.5707963267949) translate (13.479cm 14.771cm)">
          <text:p/>
        </draw:circle>
        <draw:circle draw:style-name="gr2" draw:text-style-name="P2" draw:layer="perçages" svg:width="0.08cm" svg:height="0.08cm" draw:transform="rotate (1.5707963267949) translate (13.479cm 14.517cm)">
          <text:p/>
        </draw:circle>
        <draw:circle draw:style-name="gr2" draw:text-style-name="P2" draw:layer="perçages" svg:width="0.08cm" svg:height="0.08cm" draw:transform="rotate (1.5707963267949) translate (13.479cm 14.263cm)">
          <text:p/>
        </draw:circle>
        <draw:circle draw:style-name="gr2" draw:text-style-name="P2" draw:layer="perçages" svg:width="0.08cm" svg:height="0.08cm" draw:transform="rotate (1.5707963267949) translate (13.479cm 14.009cm)">
          <text:p/>
        </draw:circle>
        <draw:circle draw:style-name="gr2" draw:text-style-name="P2" draw:layer="perçages" svg:width="0.08cm" svg:height="0.08cm" draw:transform="rotate (1.5707963267949) translate (13.479cm 13.755cm)">
          <text:p/>
        </draw:circle>
        <draw:circle draw:style-name="gr2" draw:text-style-name="P2" draw:layer="perçages" svg:width="0.08cm" svg:height="0.08cm" draw:transform="rotate (1.5707963267949) translate (13.479cm 13.501cm)">
          <text:p/>
        </draw:circle>
        <draw:circle draw:style-name="gr2" draw:text-style-name="P2" draw:layer="perçages" svg:width="0.08cm" svg:height="0.08cm" draw:transform="rotate (1.5707963267949) translate (13.479cm 13.247cm)">
          <text:p/>
        </draw:circle>
        <draw:circle draw:style-name="gr2" draw:text-style-name="P2" draw:layer="perçages" svg:width="0.08cm" svg:height="0.08cm" draw:transform="rotate (1.5707963267949) translate (13.479cm 12.993cm)">
          <text:p/>
        </draw:circle>
        <draw:circle draw:style-name="gr2" draw:text-style-name="P2" draw:layer="perçages" svg:width="0.08cm" svg:height="0.08cm" draw:transform="rotate (1.5707963267949) translate (13.479cm 12.739cm)">
          <text:p/>
        </draw:circle>
        <draw:circle draw:style-name="gr2" draw:text-style-name="P2" draw:layer="perçages" svg:width="0.08cm" svg:height="0.08cm" draw:transform="rotate (1.5707963267949) translate (13.479cm 12.485cm)">
          <text:p/>
        </draw:circle>
        <draw:circle draw:style-name="gr2" draw:text-style-name="P2" draw:layer="perçages" svg:width="0.08cm" svg:height="0.08cm" draw:transform="rotate (1.5707963267949) translate (13.479cm 12.231cm)">
          <text:p/>
        </draw:circle>
        <draw:circle draw:style-name="gr2" draw:text-style-name="P2" draw:layer="perçages" svg:width="0.08cm" svg:height="0.08cm" draw:transform="rotate (1.5707963267949) translate (13.479cm 11.977cm)">
          <text:p/>
        </draw:circle>
        <draw:circle draw:style-name="gr2" draw:text-style-name="P2" draw:layer="perçages" svg:width="0.08cm" svg:height="0.08cm" draw:transform="rotate (1.5707963267949) translate (13.479cm 11.723cm)">
          <text:p/>
        </draw:circle>
        <draw:circle draw:style-name="gr2" draw:text-style-name="P2" draw:layer="perçages" svg:width="0.08cm" svg:height="0.08cm" draw:transform="rotate (1.5707963267949) translate (13.479cm 11.469cm)">
          <text:p/>
        </draw:circle>
        <draw:circle draw:style-name="gr2" draw:text-style-name="P2" draw:layer="perçages" svg:width="0.08cm" svg:height="0.08cm" draw:transform="rotate (1.5707963267949) translate (13.479cm 14.771cm)">
          <text:p/>
        </draw:circle>
        <draw:circle draw:style-name="gr2" draw:text-style-name="P2" draw:layer="perçages" svg:width="0.08cm" svg:height="0.08cm" draw:transform="rotate (1.5707963267949) translate (13.479cm 14.517cm)">
          <text:p/>
        </draw:circle>
        <draw:circle draw:style-name="gr2" draw:text-style-name="P2" draw:layer="perçages" svg:width="0.08cm" svg:height="0.08cm" draw:transform="rotate (1.5707963267949) translate (13.479cm 14.263cm)">
          <text:p/>
        </draw:circle>
        <draw:circle draw:style-name="gr2" draw:text-style-name="P2" draw:layer="perçages" svg:width="0.08cm" svg:height="0.08cm" draw:transform="rotate (1.5707963267949) translate (13.479cm 14.009cm)">
          <text:p/>
        </draw:circle>
        <draw:circle draw:style-name="gr2" draw:text-style-name="P2" draw:layer="perçages" svg:width="0.08cm" svg:height="0.08cm" draw:transform="rotate (1.5707963267949) translate (13.479cm 13.755cm)">
          <text:p/>
        </draw:circle>
        <draw:circle draw:style-name="gr2" draw:text-style-name="P2" draw:layer="perçages" svg:width="0.08cm" svg:height="0.08cm" draw:transform="rotate (1.5707963267949) translate (13.479cm 13.501cm)">
          <text:p/>
        </draw:circle>
        <draw:circle draw:style-name="gr2" draw:text-style-name="P2" draw:layer="perçages" svg:width="0.08cm" svg:height="0.08cm" draw:transform="rotate (1.5707963267949) translate (13.479cm 13.247cm)">
          <text:p/>
        </draw:circle>
        <draw:circle draw:style-name="gr2" draw:text-style-name="P2" draw:layer="perçages" svg:width="0.08cm" svg:height="0.08cm" draw:transform="rotate (1.5707963267949) translate (13.479cm 12.993cm)">
          <text:p/>
        </draw:circle>
        <draw:circle draw:style-name="gr2" draw:text-style-name="P2" draw:layer="perçages" svg:width="0.08cm" svg:height="0.08cm" draw:transform="rotate (1.5707963267949) translate (13.479cm 12.739cm)">
          <text:p/>
        </draw:circle>
        <draw:circle draw:style-name="gr2" draw:text-style-name="P2" draw:layer="perçages" svg:width="0.08cm" svg:height="0.08cm" draw:transform="rotate (1.5707963267949) translate (13.479cm 12.485cm)">
          <text:p/>
        </draw:circle>
        <draw:circle draw:style-name="gr2" draw:text-style-name="P2" draw:layer="perçages" svg:width="0.08cm" svg:height="0.08cm" draw:transform="rotate (1.5707963267949) translate (13.479cm 12.231cm)">
          <text:p/>
        </draw:circle>
        <draw:circle draw:style-name="gr2" draw:text-style-name="P2" draw:layer="perçages" svg:width="0.08cm" svg:height="0.08cm" draw:transform="rotate (1.5707963267949) translate (13.479cm 11.977cm)">
          <text:p/>
        </draw:circle>
        <draw:circle draw:style-name="gr2" draw:text-style-name="P2" draw:layer="perçages" svg:width="0.08cm" svg:height="0.08cm" draw:transform="rotate (1.5707963267949) translate (13.479cm 11.723cm)">
          <text:p/>
        </draw:circle>
        <draw:circle draw:style-name="gr2" draw:text-style-name="P2" draw:layer="perçages" svg:width="0.08cm" svg:height="0.08cm" draw:transform="rotate (1.5707963267949) translate (13.479cm 11.469cm)">
          <text:p/>
        </draw:circle>
        <draw:circle draw:style-name="gr2" draw:text-style-name="P2" draw:layer="perçages" svg:width="0.08cm" svg:height="0.08cm" draw:transform="rotate (1.5707963267949) translate (13.733cm 14.771cm)">
          <text:p/>
        </draw:circle>
        <draw:circle draw:style-name="gr2" draw:text-style-name="P2" draw:layer="perçages" svg:width="0.08cm" svg:height="0.08cm" draw:transform="rotate (1.5707963267949) translate (13.733cm 14.517cm)">
          <text:p/>
        </draw:circle>
        <draw:circle draw:style-name="gr2" draw:text-style-name="P2" draw:layer="perçages" svg:width="0.08cm" svg:height="0.08cm" draw:transform="rotate (1.5707963267949) translate (13.733cm 14.263cm)">
          <text:p/>
        </draw:circle>
        <draw:circle draw:style-name="gr2" draw:text-style-name="P2" draw:layer="perçages" svg:width="0.08cm" svg:height="0.08cm" draw:transform="rotate (1.5707963267949) translate (13.733cm 14.009cm)">
          <text:p/>
        </draw:circle>
        <draw:circle draw:style-name="gr2" draw:text-style-name="P2" draw:layer="perçages" svg:width="0.08cm" svg:height="0.08cm" draw:transform="rotate (1.5707963267949) translate (13.733cm 13.755cm)">
          <text:p/>
        </draw:circle>
        <draw:circle draw:style-name="gr2" draw:text-style-name="P2" draw:layer="perçages" svg:width="0.08cm" svg:height="0.08cm" draw:transform="rotate (1.5707963267949) translate (13.733cm 13.501cm)">
          <text:p/>
        </draw:circle>
        <draw:circle draw:style-name="gr2" draw:text-style-name="P2" draw:layer="perçages" svg:width="0.08cm" svg:height="0.08cm" draw:transform="rotate (1.5707963267949) translate (13.733cm 13.247cm)">
          <text:p/>
        </draw:circle>
        <draw:circle draw:style-name="gr2" draw:text-style-name="P2" draw:layer="perçages" svg:width="0.08cm" svg:height="0.08cm" draw:transform="rotate (1.5707963267949) translate (13.733cm 12.993cm)">
          <text:p/>
        </draw:circle>
        <draw:circle draw:style-name="gr2" draw:text-style-name="P2" draw:layer="perçages" svg:width="0.08cm" svg:height="0.08cm" draw:transform="rotate (1.5707963267949) translate (13.733cm 12.739cm)">
          <text:p/>
        </draw:circle>
        <draw:circle draw:style-name="gr2" draw:text-style-name="P2" draw:layer="perçages" svg:width="0.08cm" svg:height="0.08cm" draw:transform="rotate (1.5707963267949) translate (13.733cm 12.485cm)">
          <text:p/>
        </draw:circle>
        <draw:circle draw:style-name="gr2" draw:text-style-name="P2" draw:layer="perçages" svg:width="0.08cm" svg:height="0.08cm" draw:transform="rotate (1.5707963267949) translate (13.733cm 12.231cm)">
          <text:p/>
        </draw:circle>
        <draw:circle draw:style-name="gr2" draw:text-style-name="P2" draw:layer="perçages" svg:width="0.08cm" svg:height="0.08cm" draw:transform="rotate (1.5707963267949) translate (13.733cm 11.977cm)">
          <text:p/>
        </draw:circle>
        <draw:circle draw:style-name="gr2" draw:text-style-name="P2" draw:layer="perçages" svg:width="0.08cm" svg:height="0.08cm" draw:transform="rotate (1.5707963267949) translate (13.733cm 11.723cm)">
          <text:p/>
        </draw:circle>
        <draw:circle draw:style-name="gr2" draw:text-style-name="P2" draw:layer="perçages" svg:width="0.08cm" svg:height="0.08cm" draw:transform="rotate (1.5707963267949) translate (13.733cm 11.469cm)">
          <text:p/>
        </draw:circle>
        <draw:circle draw:style-name="gr2" draw:text-style-name="P2" draw:layer="perçages" svg:width="0.08cm" svg:height="0.08cm" draw:transform="rotate (1.5707963267949) translate (13.987cm 14.771cm)">
          <text:p/>
        </draw:circle>
        <draw:circle draw:style-name="gr2" draw:text-style-name="P2" draw:layer="perçages" svg:width="0.08cm" svg:height="0.08cm" draw:transform="rotate (1.5707963267949) translate (13.987cm 14.517cm)">
          <text:p/>
        </draw:circle>
        <draw:circle draw:style-name="gr2" draw:text-style-name="P2" draw:layer="perçages" svg:width="0.08cm" svg:height="0.08cm" draw:transform="rotate (1.5707963267949) translate (13.987cm 14.263cm)">
          <text:p/>
        </draw:circle>
        <draw:circle draw:style-name="gr2" draw:text-style-name="P2" draw:layer="perçages" svg:width="0.08cm" svg:height="0.08cm" draw:transform="rotate (1.5707963267949) translate (13.987cm 14.009cm)">
          <text:p/>
        </draw:circle>
        <draw:circle draw:style-name="gr2" draw:text-style-name="P2" draw:layer="perçages" svg:width="0.08cm" svg:height="0.08cm" draw:transform="rotate (1.5707963267949) translate (13.987cm 13.755cm)">
          <text:p/>
        </draw:circle>
        <draw:circle draw:style-name="gr2" draw:text-style-name="P2" draw:layer="perçages" svg:width="0.08cm" svg:height="0.08cm" draw:transform="rotate (1.5707963267949) translate (13.987cm 13.501cm)">
          <text:p/>
        </draw:circle>
        <draw:circle draw:style-name="gr2" draw:text-style-name="P2" draw:layer="perçages" svg:width="0.08cm" svg:height="0.08cm" draw:transform="rotate (1.5707963267949) translate (13.987cm 13.247cm)">
          <text:p/>
        </draw:circle>
        <draw:circle draw:style-name="gr2" draw:text-style-name="P2" draw:layer="perçages" svg:width="0.08cm" svg:height="0.08cm" draw:transform="rotate (1.5707963267949) translate (13.987cm 12.993cm)">
          <text:p/>
        </draw:circle>
        <draw:circle draw:style-name="gr2" draw:text-style-name="P2" draw:layer="perçages" svg:width="0.08cm" svg:height="0.08cm" draw:transform="rotate (1.5707963267949) translate (13.987cm 12.739cm)">
          <text:p/>
        </draw:circle>
        <draw:circle draw:style-name="gr2" draw:text-style-name="P2" draw:layer="perçages" svg:width="0.08cm" svg:height="0.08cm" draw:transform="rotate (1.5707963267949) translate (13.987cm 12.485cm)">
          <text:p/>
        </draw:circle>
        <draw:circle draw:style-name="gr2" draw:text-style-name="P2" draw:layer="perçages" svg:width="0.08cm" svg:height="0.08cm" draw:transform="rotate (1.5707963267949) translate (13.987cm 12.231cm)">
          <text:p/>
        </draw:circle>
        <draw:circle draw:style-name="gr2" draw:text-style-name="P2" draw:layer="perçages" svg:width="0.08cm" svg:height="0.08cm" draw:transform="rotate (1.5707963267949) translate (13.987cm 11.977cm)">
          <text:p/>
        </draw:circle>
        <draw:circle draw:style-name="gr2" draw:text-style-name="P2" draw:layer="perçages" svg:width="0.08cm" svg:height="0.08cm" draw:transform="rotate (1.5707963267949) translate (13.987cm 11.723cm)">
          <text:p/>
        </draw:circle>
        <draw:circle draw:style-name="gr2" draw:text-style-name="P2" draw:layer="perçages" svg:width="0.08cm" svg:height="0.08cm" draw:transform="rotate (1.5707963267949) translate (13.987cm 11.469cm)">
          <text:p/>
        </draw:circle>
        <draw:circle draw:style-name="gr2" draw:text-style-name="P2" draw:layer="perçages" svg:width="0.08cm" svg:height="0.08cm" draw:transform="rotate (1.5707963267949) translate (14.241cm 14.771cm)">
          <text:p/>
        </draw:circle>
        <draw:circle draw:style-name="gr2" draw:text-style-name="P2" draw:layer="perçages" svg:width="0.08cm" svg:height="0.08cm" draw:transform="rotate (1.5707963267949) translate (14.241cm 14.517cm)">
          <text:p/>
        </draw:circle>
        <draw:circle draw:style-name="gr2" draw:text-style-name="P2" draw:layer="perçages" svg:width="0.08cm" svg:height="0.08cm" draw:transform="rotate (1.5707963267949) translate (14.241cm 14.263cm)">
          <text:p/>
        </draw:circle>
        <draw:circle draw:style-name="gr2" draw:text-style-name="P2" draw:layer="perçages" svg:width="0.08cm" svg:height="0.08cm" draw:transform="rotate (1.5707963267949) translate (14.241cm 14.009cm)">
          <text:p/>
        </draw:circle>
        <draw:circle draw:style-name="gr2" draw:text-style-name="P2" draw:layer="perçages" svg:width="0.08cm" svg:height="0.08cm" draw:transform="rotate (1.5707963267949) translate (14.241cm 13.755cm)">
          <text:p/>
        </draw:circle>
        <draw:circle draw:style-name="gr2" draw:text-style-name="P2" draw:layer="perçages" svg:width="0.08cm" svg:height="0.08cm" draw:transform="rotate (1.5707963267949) translate (14.241cm 13.501cm)">
          <text:p/>
        </draw:circle>
        <draw:circle draw:style-name="gr2" draw:text-style-name="P2" draw:layer="perçages" svg:width="0.08cm" svg:height="0.08cm" draw:transform="rotate (1.5707963267949) translate (14.241cm 13.247cm)">
          <text:p/>
        </draw:circle>
        <draw:circle draw:style-name="gr2" draw:text-style-name="P2" draw:layer="perçages" svg:width="0.08cm" svg:height="0.08cm" draw:transform="rotate (1.5707963267949) translate (14.241cm 12.993cm)">
          <text:p/>
        </draw:circle>
        <draw:circle draw:style-name="gr2" draw:text-style-name="P2" draw:layer="perçages" svg:width="0.08cm" svg:height="0.08cm" draw:transform="rotate (1.5707963267949) translate (14.241cm 12.739cm)">
          <text:p/>
        </draw:circle>
        <draw:circle draw:style-name="gr2" draw:text-style-name="P2" draw:layer="perçages" svg:width="0.08cm" svg:height="0.08cm" draw:transform="rotate (1.5707963267949) translate (14.241cm 12.485cm)">
          <text:p/>
        </draw:circle>
        <draw:circle draw:style-name="gr2" draw:text-style-name="P2" draw:layer="perçages" svg:width="0.08cm" svg:height="0.08cm" draw:transform="rotate (1.5707963267949) translate (14.241cm 12.231cm)">
          <text:p/>
        </draw:circle>
        <draw:circle draw:style-name="gr2" draw:text-style-name="P2" draw:layer="perçages" svg:width="0.08cm" svg:height="0.08cm" draw:transform="rotate (1.5707963267949) translate (14.241cm 11.977cm)">
          <text:p/>
        </draw:circle>
        <draw:circle draw:style-name="gr2" draw:text-style-name="P2" draw:layer="perçages" svg:width="0.08cm" svg:height="0.08cm" draw:transform="rotate (1.5707963267949) translate (14.241cm 11.723cm)">
          <text:p/>
        </draw:circle>
        <draw:circle draw:style-name="gr2" draw:text-style-name="P2" draw:layer="perçages" svg:width="0.08cm" svg:height="0.08cm" draw:transform="rotate (1.5707963267949) translate (14.241cm 11.469cm)">
          <text:p/>
        </draw:circle>
        <draw:circle draw:style-name="gr2" draw:text-style-name="P2" draw:layer="perçages" svg:width="0.08cm" svg:height="0.08cm" draw:transform="rotate (1.5707963267949) translate (14.495cm 14.771cm)">
          <text:p/>
        </draw:circle>
        <draw:circle draw:style-name="gr2" draw:text-style-name="P2" draw:layer="perçages" svg:width="0.08cm" svg:height="0.08cm" draw:transform="rotate (1.5707963267949) translate (14.495cm 14.517cm)">
          <text:p/>
        </draw:circle>
        <draw:circle draw:style-name="gr2" draw:text-style-name="P2" draw:layer="perçages" svg:width="0.08cm" svg:height="0.08cm" draw:transform="rotate (1.5707963267949) translate (14.495cm 14.263cm)">
          <text:p/>
        </draw:circle>
        <draw:circle draw:style-name="gr2" draw:text-style-name="P2" draw:layer="perçages" svg:width="0.08cm" svg:height="0.08cm" draw:transform="rotate (1.5707963267949) translate (14.495cm 14.009cm)">
          <text:p/>
        </draw:circle>
        <draw:circle draw:style-name="gr2" draw:text-style-name="P2" draw:layer="perçages" svg:width="0.08cm" svg:height="0.08cm" draw:transform="rotate (1.5707963267949) translate (14.495cm 13.755cm)">
          <text:p/>
        </draw:circle>
        <draw:circle draw:style-name="gr2" draw:text-style-name="P2" draw:layer="perçages" svg:width="0.08cm" svg:height="0.08cm" draw:transform="rotate (1.5707963267949) translate (14.495cm 13.501cm)">
          <text:p/>
        </draw:circle>
        <draw:circle draw:style-name="gr2" draw:text-style-name="P2" draw:layer="perçages" svg:width="0.08cm" svg:height="0.08cm" draw:transform="rotate (1.5707963267949) translate (14.495cm 13.247cm)">
          <text:p/>
        </draw:circle>
        <draw:circle draw:style-name="gr2" draw:text-style-name="P2" draw:layer="perçages" svg:width="0.08cm" svg:height="0.08cm" draw:transform="rotate (1.5707963267949) translate (14.495cm 12.993cm)">
          <text:p/>
        </draw:circle>
        <draw:circle draw:style-name="gr2" draw:text-style-name="P2" draw:layer="perçages" svg:width="0.08cm" svg:height="0.08cm" draw:transform="rotate (1.5707963267949) translate (14.495cm 12.739cm)">
          <text:p/>
        </draw:circle>
        <draw:circle draw:style-name="gr2" draw:text-style-name="P2" draw:layer="perçages" svg:width="0.08cm" svg:height="0.08cm" draw:transform="rotate (1.5707963267949) translate (14.495cm 12.485cm)">
          <text:p/>
        </draw:circle>
        <draw:circle draw:style-name="gr2" draw:text-style-name="P2" draw:layer="perçages" svg:width="0.08cm" svg:height="0.08cm" draw:transform="rotate (1.5707963267949) translate (14.495cm 12.231cm)">
          <text:p/>
        </draw:circle>
        <draw:circle draw:style-name="gr2" draw:text-style-name="P2" draw:layer="perçages" svg:width="0.08cm" svg:height="0.08cm" draw:transform="rotate (1.5707963267949) translate (14.495cm 11.977cm)">
          <text:p/>
        </draw:circle>
        <draw:circle draw:style-name="gr2" draw:text-style-name="P2" draw:layer="perçages" svg:width="0.08cm" svg:height="0.08cm" draw:transform="rotate (1.5707963267949) translate (14.495cm 11.723cm)">
          <text:p/>
        </draw:circle>
        <draw:circle draw:style-name="gr2" draw:text-style-name="P2" draw:layer="perçages" svg:width="0.08cm" svg:height="0.08cm" draw:transform="rotate (1.5707963267949) translate (14.495cm 11.469cm)">
          <text:p/>
        </draw:circle>
        <draw:circle draw:style-name="gr2" draw:text-style-name="P2" draw:layer="perçages" svg:width="0.08cm" svg:height="0.08cm" draw:transform="rotate (1.5707963267949) translate (14.749cm 14.771cm)">
          <text:p/>
        </draw:circle>
        <draw:circle draw:style-name="gr2" draw:text-style-name="P2" draw:layer="perçages" svg:width="0.08cm" svg:height="0.08cm" draw:transform="rotate (1.5707963267949) translate (14.749cm 14.517cm)">
          <text:p/>
        </draw:circle>
        <draw:circle draw:style-name="gr2" draw:text-style-name="P2" draw:layer="perçages" svg:width="0.08cm" svg:height="0.08cm" draw:transform="rotate (1.5707963267949) translate (14.749cm 14.263cm)">
          <text:p/>
        </draw:circle>
        <draw:circle draw:style-name="gr2" draw:text-style-name="P2" draw:layer="perçages" svg:width="0.08cm" svg:height="0.08cm" draw:transform="rotate (1.5707963267949) translate (14.749cm 14.009cm)">
          <text:p/>
        </draw:circle>
        <draw:circle draw:style-name="gr2" draw:text-style-name="P2" draw:layer="perçages" svg:width="0.08cm" svg:height="0.08cm" draw:transform="rotate (1.5707963267949) translate (14.749cm 13.755cm)">
          <text:p/>
        </draw:circle>
        <draw:circle draw:style-name="gr2" draw:text-style-name="P2" draw:layer="perçages" svg:width="0.08cm" svg:height="0.08cm" draw:transform="rotate (1.5707963267949) translate (14.749cm 13.501cm)">
          <text:p/>
        </draw:circle>
        <draw:circle draw:style-name="gr2" draw:text-style-name="P2" draw:layer="perçages" svg:width="0.08cm" svg:height="0.08cm" draw:transform="rotate (1.5707963267949) translate (14.749cm 13.247cm)">
          <text:p/>
        </draw:circle>
        <draw:circle draw:style-name="gr2" draw:text-style-name="P2" draw:layer="perçages" svg:width="0.08cm" svg:height="0.08cm" draw:transform="rotate (1.5707963267949) translate (14.749cm 12.993cm)">
          <text:p/>
        </draw:circle>
        <draw:circle draw:style-name="gr2" draw:text-style-name="P2" draw:layer="perçages" svg:width="0.08cm" svg:height="0.08cm" draw:transform="rotate (1.5707963267949) translate (14.749cm 12.739cm)">
          <text:p/>
        </draw:circle>
        <draw:circle draw:style-name="gr2" draw:text-style-name="P2" draw:layer="perçages" svg:width="0.08cm" svg:height="0.08cm" draw:transform="rotate (1.5707963267949) translate (14.749cm 12.485cm)">
          <text:p/>
        </draw:circle>
        <draw:circle draw:style-name="gr2" draw:text-style-name="P2" draw:layer="perçages" svg:width="0.08cm" svg:height="0.08cm" draw:transform="rotate (1.5707963267949) translate (14.749cm 12.231cm)">
          <text:p/>
        </draw:circle>
        <draw:circle draw:style-name="gr2" draw:text-style-name="P2" draw:layer="perçages" svg:width="0.08cm" svg:height="0.08cm" draw:transform="rotate (1.5707963267949) translate (14.749cm 11.977cm)">
          <text:p/>
        </draw:circle>
        <draw:circle draw:style-name="gr2" draw:text-style-name="P2" draw:layer="perçages" svg:width="0.08cm" svg:height="0.08cm" draw:transform="rotate (1.5707963267949) translate (14.749cm 11.723cm)">
          <text:p/>
        </draw:circle>
        <draw:circle draw:style-name="gr2" draw:text-style-name="P2" draw:layer="perçages" svg:width="0.08cm" svg:height="0.08cm" draw:transform="rotate (1.5707963267949) translate (14.749cm 11.469cm)">
          <text:p/>
        </draw:circle>
        <draw:circle draw:style-name="gr2" draw:text-style-name="P2" draw:layer="perçages" svg:width="0.08cm" svg:height="0.08cm" draw:transform="rotate (1.5707963267949) translate (14.749cm 14.771cm)">
          <text:p/>
        </draw:circle>
        <draw:circle draw:style-name="gr2" draw:text-style-name="P2" draw:layer="perçages" svg:width="0.08cm" svg:height="0.08cm" draw:transform="rotate (1.5707963267949) translate (14.749cm 14.517cm)">
          <text:p/>
        </draw:circle>
        <draw:circle draw:style-name="gr2" draw:text-style-name="P2" draw:layer="perçages" svg:width="0.08cm" svg:height="0.08cm" draw:transform="rotate (1.5707963267949) translate (14.749cm 14.263cm)">
          <text:p/>
        </draw:circle>
        <draw:circle draw:style-name="gr2" draw:text-style-name="P2" draw:layer="perçages" svg:width="0.08cm" svg:height="0.08cm" draw:transform="rotate (1.5707963267949) translate (14.749cm 14.009cm)">
          <text:p/>
        </draw:circle>
        <draw:circle draw:style-name="gr2" draw:text-style-name="P2" draw:layer="perçages" svg:width="0.08cm" svg:height="0.08cm" draw:transform="rotate (1.5707963267949) translate (14.749cm 13.755cm)">
          <text:p/>
        </draw:circle>
        <draw:circle draw:style-name="gr2" draw:text-style-name="P2" draw:layer="perçages" svg:width="0.08cm" svg:height="0.08cm" draw:transform="rotate (1.5707963267949) translate (14.749cm 13.501cm)">
          <text:p/>
        </draw:circle>
        <draw:circle draw:style-name="gr2" draw:text-style-name="P2" draw:layer="perçages" svg:width="0.08cm" svg:height="0.08cm" draw:transform="rotate (1.5707963267949) translate (14.749cm 13.247cm)">
          <text:p/>
        </draw:circle>
        <draw:circle draw:style-name="gr2" draw:text-style-name="P2" draw:layer="perçages" svg:width="0.08cm" svg:height="0.08cm" draw:transform="rotate (1.5707963267949) translate (14.749cm 12.993cm)">
          <text:p/>
        </draw:circle>
        <draw:circle draw:style-name="gr2" draw:text-style-name="P2" draw:layer="perçages" svg:width="0.08cm" svg:height="0.08cm" draw:transform="rotate (1.5707963267949) translate (14.749cm 12.739cm)">
          <text:p/>
        </draw:circle>
        <draw:circle draw:style-name="gr2" draw:text-style-name="P2" draw:layer="perçages" svg:width="0.08cm" svg:height="0.08cm" draw:transform="rotate (1.5707963267949) translate (14.749cm 12.485cm)">
          <text:p/>
        </draw:circle>
        <draw:circle draw:style-name="gr2" draw:text-style-name="P2" draw:layer="perçages" svg:width="0.08cm" svg:height="0.08cm" draw:transform="rotate (1.5707963267949) translate (14.749cm 12.231cm)">
          <text:p/>
        </draw:circle>
        <draw:circle draw:style-name="gr2" draw:text-style-name="P2" draw:layer="perçages" svg:width="0.08cm" svg:height="0.08cm" draw:transform="rotate (1.5707963267949) translate (14.749cm 11.977cm)">
          <text:p/>
        </draw:circle>
        <draw:circle draw:style-name="gr2" draw:text-style-name="P2" draw:layer="perçages" svg:width="0.08cm" svg:height="0.08cm" draw:transform="rotate (1.5707963267949) translate (14.749cm 11.723cm)">
          <text:p/>
        </draw:circle>
        <draw:circle draw:style-name="gr2" draw:text-style-name="P2" draw:layer="perçages" svg:width="0.08cm" svg:height="0.08cm" draw:transform="rotate (1.5707963267949) translate (14.749cm 11.469cm)">
          <text:p/>
        </draw:circle>
        <draw:circle draw:style-name="gr2" draw:text-style-name="P2" draw:layer="perçages" svg:width="0.08cm" svg:height="0.08cm" draw:transform="rotate (1.5707963267949) translate (15.003cm 14.771cm)">
          <text:p/>
        </draw:circle>
        <draw:circle draw:style-name="gr2" draw:text-style-name="P2" draw:layer="perçages" svg:width="0.08cm" svg:height="0.08cm" draw:transform="rotate (1.5707963267949) translate (15.003cm 14.517cm)">
          <text:p/>
        </draw:circle>
        <draw:circle draw:style-name="gr2" draw:text-style-name="P2" draw:layer="perçages" svg:width="0.08cm" svg:height="0.08cm" draw:transform="rotate (1.5707963267949) translate (15.003cm 14.263cm)">
          <text:p/>
        </draw:circle>
        <draw:circle draw:style-name="gr2" draw:text-style-name="P2" draw:layer="perçages" svg:width="0.08cm" svg:height="0.08cm" draw:transform="rotate (1.5707963267949) translate (15.003cm 14.009cm)">
          <text:p/>
        </draw:circle>
        <draw:circle draw:style-name="gr2" draw:text-style-name="P2" draw:layer="perçages" svg:width="0.08cm" svg:height="0.08cm" draw:transform="rotate (1.5707963267949) translate (15.003cm 13.755cm)">
          <text:p/>
        </draw:circle>
        <draw:circle draw:style-name="gr2" draw:text-style-name="P2" draw:layer="perçages" svg:width="0.08cm" svg:height="0.08cm" draw:transform="rotate (1.5707963267949) translate (15.003cm 13.501cm)">
          <text:p/>
        </draw:circle>
        <draw:circle draw:style-name="gr2" draw:text-style-name="P2" draw:layer="perçages" svg:width="0.08cm" svg:height="0.08cm" draw:transform="rotate (1.5707963267949) translate (15.003cm 13.247cm)">
          <text:p/>
        </draw:circle>
        <draw:circle draw:style-name="gr2" draw:text-style-name="P2" draw:layer="perçages" svg:width="0.08cm" svg:height="0.08cm" draw:transform="rotate (1.5707963267949) translate (15.003cm 12.993cm)">
          <text:p/>
        </draw:circle>
        <draw:circle draw:style-name="gr2" draw:text-style-name="P2" draw:layer="perçages" svg:width="0.08cm" svg:height="0.08cm" draw:transform="rotate (1.5707963267949) translate (15.003cm 12.739cm)">
          <text:p/>
        </draw:circle>
        <draw:circle draw:style-name="gr2" draw:text-style-name="P2" draw:layer="perçages" svg:width="0.08cm" svg:height="0.08cm" draw:transform="rotate (1.5707963267949) translate (15.003cm 12.485cm)">
          <text:p/>
        </draw:circle>
        <draw:circle draw:style-name="gr2" draw:text-style-name="P2" draw:layer="perçages" svg:width="0.08cm" svg:height="0.08cm" draw:transform="rotate (1.5707963267949) translate (15.003cm 12.231cm)">
          <text:p/>
        </draw:circle>
        <draw:circle draw:style-name="gr2" draw:text-style-name="P2" draw:layer="perçages" svg:width="0.08cm" svg:height="0.08cm" draw:transform="rotate (1.5707963267949) translate (15.003cm 11.977cm)">
          <text:p/>
        </draw:circle>
        <draw:circle draw:style-name="gr2" draw:text-style-name="P2" draw:layer="perçages" svg:width="0.08cm" svg:height="0.08cm" draw:transform="rotate (1.5707963267949) translate (15.003cm 11.723cm)">
          <text:p/>
        </draw:circle>
        <draw:circle draw:style-name="gr2" draw:text-style-name="P2" draw:layer="perçages" svg:width="0.08cm" svg:height="0.08cm" draw:transform="rotate (1.5707963267949) translate (15.003cm 11.469cm)">
          <text:p/>
        </draw:circle>
        <draw:circle draw:style-name="gr2" draw:text-style-name="P2" draw:layer="perçages" svg:width="0.08cm" svg:height="0.08cm" draw:transform="rotate (1.5707963267949) translate (15.257cm 14.771cm)">
          <text:p/>
        </draw:circle>
        <draw:circle draw:style-name="gr2" draw:text-style-name="P2" draw:layer="perçages" svg:width="0.08cm" svg:height="0.08cm" draw:transform="rotate (1.5707963267949) translate (15.257cm 14.517cm)">
          <text:p/>
        </draw:circle>
        <draw:circle draw:style-name="gr2" draw:text-style-name="P2" draw:layer="perçages" svg:width="0.08cm" svg:height="0.08cm" draw:transform="rotate (1.5707963267949) translate (15.257cm 14.263cm)">
          <text:p/>
        </draw:circle>
        <draw:circle draw:style-name="gr2" draw:text-style-name="P2" draw:layer="perçages" svg:width="0.08cm" svg:height="0.08cm" draw:transform="rotate (1.5707963267949) translate (15.257cm 14.009cm)">
          <text:p/>
        </draw:circle>
        <draw:circle draw:style-name="gr2" draw:text-style-name="P2" draw:layer="perçages" svg:width="0.08cm" svg:height="0.08cm" draw:transform="rotate (1.5707963267949) translate (15.257cm 13.755cm)">
          <text:p/>
        </draw:circle>
        <draw:circle draw:style-name="gr2" draw:text-style-name="P2" draw:layer="perçages" svg:width="0.08cm" svg:height="0.08cm" draw:transform="rotate (1.5707963267949) translate (15.257cm 13.501cm)">
          <text:p/>
        </draw:circle>
        <draw:circle draw:style-name="gr2" draw:text-style-name="P2" draw:layer="perçages" svg:width="0.08cm" svg:height="0.08cm" draw:transform="rotate (1.5707963267949) translate (15.257cm 13.247cm)">
          <text:p/>
        </draw:circle>
        <draw:circle draw:style-name="gr2" draw:text-style-name="P2" draw:layer="perçages" svg:width="0.08cm" svg:height="0.08cm" draw:transform="rotate (1.5707963267949) translate (15.257cm 12.993cm)">
          <text:p/>
        </draw:circle>
        <draw:circle draw:style-name="gr2" draw:text-style-name="P2" draw:layer="perçages" svg:width="0.08cm" svg:height="0.08cm" draw:transform="rotate (1.5707963267949) translate (15.257cm 12.739cm)">
          <text:p/>
        </draw:circle>
        <draw:circle draw:style-name="gr2" draw:text-style-name="P2" draw:layer="perçages" svg:width="0.08cm" svg:height="0.08cm" draw:transform="rotate (1.5707963267949) translate (15.257cm 12.485cm)">
          <text:p/>
        </draw:circle>
        <draw:circle draw:style-name="gr2" draw:text-style-name="P2" draw:layer="perçages" svg:width="0.08cm" svg:height="0.08cm" draw:transform="rotate (1.5707963267949) translate (15.257cm 12.231cm)">
          <text:p/>
        </draw:circle>
        <draw:circle draw:style-name="gr2" draw:text-style-name="P2" draw:layer="perçages" svg:width="0.08cm" svg:height="0.08cm" draw:transform="rotate (1.5707963267949) translate (15.257cm 11.977cm)">
          <text:p/>
        </draw:circle>
        <draw:circle draw:style-name="gr2" draw:text-style-name="P2" draw:layer="perçages" svg:width="0.08cm" svg:height="0.08cm" draw:transform="rotate (1.5707963267949) translate (15.257cm 11.723cm)">
          <text:p/>
        </draw:circle>
        <draw:circle draw:style-name="gr2" draw:text-style-name="P2" draw:layer="perçages" svg:width="0.08cm" svg:height="0.08cm" draw:transform="rotate (1.5707963267949) translate (15.257cm 11.469cm)">
          <text:p/>
        </draw:circle>
        <draw:circle draw:style-name="gr2" draw:text-style-name="P2" draw:layer="perçages" svg:width="0.08cm" svg:height="0.08cm" draw:transform="rotate (1.5707963267949) translate (15.511cm 14.771cm)">
          <text:p/>
        </draw:circle>
        <draw:circle draw:style-name="gr2" draw:text-style-name="P2" draw:layer="perçages" svg:width="0.08cm" svg:height="0.08cm" draw:transform="rotate (1.5707963267949) translate (15.511cm 14.517cm)">
          <text:p/>
        </draw:circle>
        <draw:circle draw:style-name="gr2" draw:text-style-name="P2" draw:layer="perçages" svg:width="0.08cm" svg:height="0.08cm" draw:transform="rotate (1.5707963267949) translate (15.511cm 14.263cm)">
          <text:p/>
        </draw:circle>
        <draw:circle draw:style-name="gr2" draw:text-style-name="P2" draw:layer="perçages" svg:width="0.08cm" svg:height="0.08cm" draw:transform="rotate (1.5707963267949) translate (15.511cm 14.009cm)">
          <text:p/>
        </draw:circle>
        <draw:circle draw:style-name="gr2" draw:text-style-name="P2" draw:layer="perçages" svg:width="0.08cm" svg:height="0.08cm" draw:transform="rotate (1.5707963267949) translate (15.511cm 13.755cm)">
          <text:p/>
        </draw:circle>
        <draw:circle draw:style-name="gr2" draw:text-style-name="P2" draw:layer="perçages" svg:width="0.08cm" svg:height="0.08cm" draw:transform="rotate (1.5707963267949) translate (15.511cm 13.501cm)">
          <text:p/>
        </draw:circle>
        <draw:circle draw:style-name="gr2" draw:text-style-name="P2" draw:layer="perçages" svg:width="0.08cm" svg:height="0.08cm" draw:transform="rotate (1.5707963267949) translate (15.511cm 13.247cm)">
          <text:p/>
        </draw:circle>
        <draw:circle draw:style-name="gr2" draw:text-style-name="P2" draw:layer="perçages" svg:width="0.08cm" svg:height="0.08cm" draw:transform="rotate (1.5707963267949) translate (15.511cm 12.993cm)">
          <text:p/>
        </draw:circle>
        <draw:circle draw:style-name="gr2" draw:text-style-name="P2" draw:layer="perçages" svg:width="0.08cm" svg:height="0.08cm" draw:transform="rotate (1.5707963267949) translate (15.511cm 12.739cm)">
          <text:p/>
        </draw:circle>
        <draw:circle draw:style-name="gr2" draw:text-style-name="P2" draw:layer="perçages" svg:width="0.08cm" svg:height="0.08cm" draw:transform="rotate (1.5707963267949) translate (15.511cm 12.485cm)">
          <text:p/>
        </draw:circle>
        <draw:circle draw:style-name="gr2" draw:text-style-name="P2" draw:layer="perçages" svg:width="0.08cm" svg:height="0.08cm" draw:transform="rotate (1.5707963267949) translate (15.511cm 12.231cm)">
          <text:p/>
        </draw:circle>
        <draw:circle draw:style-name="gr2" draw:text-style-name="P2" draw:layer="perçages" svg:width="0.08cm" svg:height="0.08cm" draw:transform="rotate (1.5707963267949) translate (15.511cm 11.977cm)">
          <text:p/>
        </draw:circle>
        <draw:circle draw:style-name="gr2" draw:text-style-name="P2" draw:layer="perçages" svg:width="0.08cm" svg:height="0.08cm" draw:transform="rotate (1.5707963267949) translate (15.511cm 11.723cm)">
          <text:p/>
        </draw:circle>
        <draw:circle draw:style-name="gr2" draw:text-style-name="P2" draw:layer="perçages" svg:width="0.08cm" svg:height="0.08cm" draw:transform="rotate (1.5707963267949) translate (15.511cm 11.469cm)">
          <text:p/>
        </draw:circle>
        <draw:circle draw:style-name="gr2" draw:text-style-name="P2" draw:layer="perçages" svg:width="0.08cm" svg:height="0.08cm" draw:transform="rotate (1.5707963267949) translate (15.765cm 14.771cm)">
          <text:p/>
        </draw:circle>
        <draw:circle draw:style-name="gr2" draw:text-style-name="P2" draw:layer="perçages" svg:width="0.08cm" svg:height="0.08cm" draw:transform="rotate (1.5707963267949) translate (15.765cm 14.517cm)">
          <text:p/>
        </draw:circle>
        <draw:circle draw:style-name="gr2" draw:text-style-name="P2" draw:layer="perçages" svg:width="0.08cm" svg:height="0.08cm" draw:transform="rotate (1.5707963267949) translate (15.765cm 14.263cm)">
          <text:p/>
        </draw:circle>
        <draw:circle draw:style-name="gr2" draw:text-style-name="P2" draw:layer="perçages" svg:width="0.08cm" svg:height="0.08cm" draw:transform="rotate (1.5707963267949) translate (15.765cm 14.009cm)">
          <text:p/>
        </draw:circle>
        <draw:circle draw:style-name="gr2" draw:text-style-name="P2" draw:layer="perçages" svg:width="0.08cm" svg:height="0.08cm" draw:transform="rotate (1.5707963267949) translate (15.765cm 13.755cm)">
          <text:p/>
        </draw:circle>
        <draw:circle draw:style-name="gr2" draw:text-style-name="P2" draw:layer="perçages" svg:width="0.08cm" svg:height="0.08cm" draw:transform="rotate (1.5707963267949) translate (15.765cm 13.501cm)">
          <text:p/>
        </draw:circle>
        <draw:circle draw:style-name="gr2" draw:text-style-name="P2" draw:layer="perçages" svg:width="0.08cm" svg:height="0.08cm" draw:transform="rotate (1.5707963267949) translate (15.765cm 13.247cm)">
          <text:p/>
        </draw:circle>
        <draw:circle draw:style-name="gr2" draw:text-style-name="P2" draw:layer="perçages" svg:width="0.08cm" svg:height="0.08cm" draw:transform="rotate (1.5707963267949) translate (15.765cm 12.993cm)">
          <text:p/>
        </draw:circle>
        <draw:circle draw:style-name="gr2" draw:text-style-name="P2" draw:layer="perçages" svg:width="0.08cm" svg:height="0.08cm" draw:transform="rotate (1.5707963267949) translate (15.765cm 12.739cm)">
          <text:p/>
        </draw:circle>
        <draw:circle draw:style-name="gr2" draw:text-style-name="P2" draw:layer="perçages" svg:width="0.08cm" svg:height="0.08cm" draw:transform="rotate (1.5707963267949) translate (15.765cm 12.485cm)">
          <text:p/>
        </draw:circle>
        <draw:circle draw:style-name="gr2" draw:text-style-name="P2" draw:layer="perçages" svg:width="0.08cm" svg:height="0.08cm" draw:transform="rotate (1.5707963267949) translate (15.765cm 12.231cm)">
          <text:p/>
        </draw:circle>
        <draw:circle draw:style-name="gr2" draw:text-style-name="P2" draw:layer="perçages" svg:width="0.08cm" svg:height="0.08cm" draw:transform="rotate (1.5707963267949) translate (15.765cm 11.977cm)">
          <text:p/>
        </draw:circle>
        <draw:circle draw:style-name="gr2" draw:text-style-name="P2" draw:layer="perçages" svg:width="0.08cm" svg:height="0.08cm" draw:transform="rotate (1.5707963267949) translate (15.765cm 11.723cm)">
          <text:p/>
        </draw:circle>
        <draw:circle draw:style-name="gr2" draw:text-style-name="P2" draw:layer="perçages" svg:width="0.08cm" svg:height="0.08cm" draw:transform="rotate (1.5707963267949) translate (15.765cm 11.469cm)">
          <text:p/>
        </draw:circle>
        <draw:circle draw:style-name="gr2" draw:text-style-name="P2" draw:layer="perçages" svg:width="0.08cm" svg:height="0.08cm" draw:transform="rotate (1.5707963267949) translate (16.019cm 14.771cm)">
          <text:p/>
        </draw:circle>
        <draw:circle draw:style-name="gr2" draw:text-style-name="P2" draw:layer="perçages" svg:width="0.08cm" svg:height="0.08cm" draw:transform="rotate (1.5707963267949) translate (16.019cm 14.517cm)">
          <text:p/>
        </draw:circle>
        <draw:circle draw:style-name="gr2" draw:text-style-name="P2" draw:layer="perçages" svg:width="0.08cm" svg:height="0.08cm" draw:transform="rotate (1.5707963267949) translate (16.019cm 14.263cm)">
          <text:p/>
        </draw:circle>
        <draw:circle draw:style-name="gr2" draw:text-style-name="P2" draw:layer="perçages" svg:width="0.08cm" svg:height="0.08cm" draw:transform="rotate (1.5707963267949) translate (16.019cm 14.009cm)">
          <text:p/>
        </draw:circle>
        <draw:circle draw:style-name="gr2" draw:text-style-name="P2" draw:layer="perçages" svg:width="0.08cm" svg:height="0.08cm" draw:transform="rotate (1.5707963267949) translate (16.019cm 13.755cm)">
          <text:p/>
        </draw:circle>
        <draw:circle draw:style-name="gr2" draw:text-style-name="P2" draw:layer="perçages" svg:width="0.08cm" svg:height="0.08cm" draw:transform="rotate (1.5707963267949) translate (16.019cm 13.501cm)">
          <text:p/>
        </draw:circle>
        <draw:circle draw:style-name="gr2" draw:text-style-name="P2" draw:layer="perçages" svg:width="0.08cm" svg:height="0.08cm" draw:transform="rotate (1.5707963267949) translate (16.019cm 13.247cm)">
          <text:p/>
        </draw:circle>
        <draw:circle draw:style-name="gr2" draw:text-style-name="P2" draw:layer="perçages" svg:width="0.08cm" svg:height="0.08cm" draw:transform="rotate (1.5707963267949) translate (16.019cm 12.993cm)">
          <text:p/>
        </draw:circle>
        <draw:circle draw:style-name="gr2" draw:text-style-name="P2" draw:layer="perçages" svg:width="0.08cm" svg:height="0.08cm" draw:transform="rotate (1.5707963267949) translate (16.019cm 12.739cm)">
          <text:p/>
        </draw:circle>
        <draw:circle draw:style-name="gr2" draw:text-style-name="P2" draw:layer="perçages" svg:width="0.08cm" svg:height="0.08cm" draw:transform="rotate (1.5707963267949) translate (16.019cm 12.485cm)">
          <text:p/>
        </draw:circle>
        <draw:circle draw:style-name="gr2" draw:text-style-name="P2" draw:layer="perçages" svg:width="0.08cm" svg:height="0.08cm" draw:transform="rotate (1.5707963267949) translate (16.019cm 12.231cm)">
          <text:p/>
        </draw:circle>
        <draw:circle draw:style-name="gr2" draw:text-style-name="P2" draw:layer="perçages" svg:width="0.08cm" svg:height="0.08cm" draw:transform="rotate (1.5707963267949) translate (16.019cm 11.977cm)">
          <text:p/>
        </draw:circle>
        <draw:circle draw:style-name="gr2" draw:text-style-name="P2" draw:layer="perçages" svg:width="0.08cm" svg:height="0.08cm" draw:transform="rotate (1.5707963267949) translate (16.019cm 11.723cm)">
          <text:p/>
        </draw:circle>
        <draw:circle draw:style-name="gr2" draw:text-style-name="P2" draw:layer="perçages" svg:width="0.08cm" svg:height="0.08cm" draw:transform="rotate (1.5707963267949) translate (16.019cm 11.469cm)">
          <text:p/>
        </draw:circle>
        <draw:circle draw:style-name="gr2" draw:text-style-name="P2" draw:layer="perçages" svg:width="0.08cm" svg:height="0.08cm" draw:transform="rotate (1.5707963267949) translate (16.019cm 14.771cm)">
          <text:p/>
        </draw:circle>
        <draw:circle draw:style-name="gr2" draw:text-style-name="P2" draw:layer="perçages" svg:width="0.08cm" svg:height="0.08cm" draw:transform="rotate (1.5707963267949) translate (16.019cm 14.517cm)">
          <text:p/>
        </draw:circle>
        <draw:circle draw:style-name="gr2" draw:text-style-name="P2" draw:layer="perçages" svg:width="0.08cm" svg:height="0.08cm" draw:transform="rotate (1.5707963267949) translate (16.019cm 14.263cm)">
          <text:p/>
        </draw:circle>
        <draw:circle draw:style-name="gr2" draw:text-style-name="P2" draw:layer="perçages" svg:width="0.08cm" svg:height="0.08cm" draw:transform="rotate (1.5707963267949) translate (16.019cm 14.009cm)">
          <text:p/>
        </draw:circle>
        <draw:circle draw:style-name="gr2" draw:text-style-name="P2" draw:layer="perçages" svg:width="0.08cm" svg:height="0.08cm" draw:transform="rotate (1.5707963267949) translate (16.019cm 13.755cm)">
          <text:p/>
        </draw:circle>
        <draw:circle draw:style-name="gr2" draw:text-style-name="P2" draw:layer="perçages" svg:width="0.08cm" svg:height="0.08cm" draw:transform="rotate (1.5707963267949) translate (16.019cm 13.501cm)">
          <text:p/>
        </draw:circle>
        <draw:circle draw:style-name="gr2" draw:text-style-name="P2" draw:layer="perçages" svg:width="0.08cm" svg:height="0.08cm" draw:transform="rotate (1.5707963267949) translate (16.019cm 13.247cm)">
          <text:p/>
        </draw:circle>
        <draw:circle draw:style-name="gr2" draw:text-style-name="P2" draw:layer="perçages" svg:width="0.08cm" svg:height="0.08cm" draw:transform="rotate (1.5707963267949) translate (16.019cm 12.993cm)">
          <text:p/>
        </draw:circle>
        <draw:circle draw:style-name="gr2" draw:text-style-name="P2" draw:layer="perçages" svg:width="0.08cm" svg:height="0.08cm" draw:transform="rotate (1.5707963267949) translate (16.019cm 12.739cm)">
          <text:p/>
        </draw:circle>
        <draw:circle draw:style-name="gr2" draw:text-style-name="P2" draw:layer="perçages" svg:width="0.08cm" svg:height="0.08cm" draw:transform="rotate (1.5707963267949) translate (16.019cm 12.485cm)">
          <text:p/>
        </draw:circle>
        <draw:circle draw:style-name="gr2" draw:text-style-name="P2" draw:layer="perçages" svg:width="0.08cm" svg:height="0.08cm" draw:transform="rotate (1.5707963267949) translate (16.019cm 12.231cm)">
          <text:p/>
        </draw:circle>
        <draw:circle draw:style-name="gr2" draw:text-style-name="P2" draw:layer="perçages" svg:width="0.08cm" svg:height="0.08cm" draw:transform="rotate (1.5707963267949) translate (16.019cm 11.977cm)">
          <text:p/>
        </draw:circle>
        <draw:line draw:style-name="gr4" draw:text-style-name="P2" draw:layer="coupures" svg:x1="12.424cm" svg:y1="12.699cm" svg:x2="16.168cm" svg:y2="12.693cm">
          <text:p/>
        </draw:line>
        <draw:circle draw:style-name="gr2" draw:text-style-name="P2" draw:layer="perçages" svg:width="0.08cm" svg:height="0.08cm" draw:transform="rotate (1.5707963267949) translate (16.019cm 11.723cm)">
          <text:p/>
        </draw:circle>
        <draw:circle draw:style-name="gr2" draw:text-style-name="P2" draw:layer="perçages" svg:width="0.08cm" svg:height="0.08cm" draw:transform="rotate (1.5707963267949) translate (16.019cm 11.469cm)">
          <text:p/>
        </draw:circle>
        <draw:custom-shape draw:style-name="gr5" draw:text-style-name="P4" draw:layer="acastillage" svg:width="0.5cm" svg:height="0.5cm" draw:transform="rotate (1.5707963267949) translate (14.53cm 14.7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acastillage" svg:width="0.5cm" svg:height="0.5cm" draw:transform="rotate (1.5707963267949) translate (14.54cm 8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composants" svg:width="1.5cm" svg:height="3cm" svg:x="12.145cm" svg:y="8.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composants" svg:width="0.08cm" svg:height="0.08cm" svg:x="12.464cm" svg:y="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svg:x="12.717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svg:x="12.971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svg:x="13.224cm" svg:y="8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svg:x="12.464cm" svg:y="8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svg:x="12.717cm" svg:y="8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svg:x="12.971cm" svg:y="8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svg:x="13.224cm" svg:y="8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2" draw:layer="coupures" svg:x1="12.427cm" svg:y1="8.765cm" svg:x2="13.366cm" svg:y2="8.765cm">
          <text:p/>
        </draw:line>
        <draw:g>
          <draw:custom-shape draw:style-name="gr9" draw:text-style-name="P4" draw:layer="composants" svg:width="0.264cm" svg:height="0.502cm" draw:transform="rotate (1.5707963267949) translate (16.43cm 8.5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composants" svg:width="0.08cm" svg:height="0.08cm" draw:transform="rotate (1.5707963267949) translate (16.518cm 8.4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composants" svg:width="0.08cm" svg:height="0.08cm" draw:transform="rotate (1.5707963267949) translate (16.772cm 8.4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4" draw:layer="composants" svg:width="0.264cm" svg:height="0.502cm" draw:transform="rotate (1.5707963267949) translate (12.88cm 14.0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composants" svg:width="0.08cm" svg:height="0.08cm" draw:transform="rotate (1.5707963267949) translate (12.968cm 14.0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composants" svg:width="0.08cm" svg:height="0.08cm" draw:transform="rotate (1.5707963267949) translate (13.222cm 14.0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2" draw:layer="coupures" svg:x1="12.914cm" svg:y1="13.808cm" svg:x2="13.126cm" svg:y2="13.808cm">
          <text:p/>
        </draw:line>
        <draw:custom-shape draw:style-name="gr11" draw:text-style-name="P2" draw:layer="layout" svg:width="5.4cm" svg:height="6.7cm" svg:x="12.041cm" svg:y="8.226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coupures" svg:x1="12.412cm" svg:y1="9.794cm" svg:x2="13.351cm" svg:y2="9.794cm">
          <text:p/>
        </draw:line>
        <draw:line draw:style-name="gr4" draw:text-style-name="P2" draw:layer="coupures" svg:x1="12.378cm" svg:y1="11.444cm" svg:x2="16.122cm" svg:y2="11.438cm">
          <text:p/>
        </draw:line>
        <draw:line draw:style-name="gr8" draw:text-style-name="P2" draw:layer="coupures" svg:x1="15.967cm" svg:y1="9.16cm" svg:x2="16.906cm" svg:y2="9.16cm">
          <text:p/>
        </draw:line>
        <draw:line draw:style-name="gr8" draw:text-style-name="P2" draw:layer="coupures" svg:x1="15.725cm" svg:y1="10.424cm" svg:x2="16.42cm" svg:y2="10.424cm">
          <text:p/>
        </draw:line>
        <draw:g>
          <draw:custom-shape draw:style-name="gr12" draw:text-style-name="P8" draw:layer="composants" svg:width="1.905cm" svg:height="0.667cm" svg:x="15.089cm" svg:y="9.7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composants" svg:width="0.08cm" svg:height="0.08cm" svg:x="15.767cm" svg:y="10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svg:x="16.02cm" svg:y="10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svg:x="16.274cm" svg:y="10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0" draw:layer="composants" svg:width="0.815cm" svg:height="0.409cm" draw:transform="rotate (1.5707963267949) translate (16.124cm 10.874cm)">
            <draw:text-box>
              <text:p text:style-name="P9"><text:span text:style-name="T2">GND</text:span></text:p>
            </draw:text-box>
          </draw:frame>
          <draw:frame draw:style-name="gr13" draw:text-style-name="P10" draw:layer="composants" svg:width="0.815cm" svg:height="0.409cm" draw:transform="rotate (1.5707963267949) translate (15.853cm 10.874cm)">
            <draw:text-box>
              <text:p text:style-name="P9"><text:span text:style-name="T2">VCC</text:span></text:p>
            </draw:text-box>
          </draw:frame>
          <draw:frame draw:style-name="gr14" draw:text-style-name="P10" draw:layer="composants" svg:width="0.861cm" svg:height="0.408cm" draw:transform="rotate (1.5707963267949) translate (15.603cm 10.92cm)">
            <draw:text-box>
              <text:p text:style-name="P9"><text:span text:style-name="T2">DATA</text:span></text:p>
            </draw:text-box>
          </draw:frame>
          <draw:custom-shape draw:style-name="gr15" draw:text-style-name="P11" draw:layer="composants" svg:width="2.3cm" svg:height="0.133cm" svg:x="14.9cm" svg:y="10.4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5" draw:layer="composants" svg:width="0.725cm" svg:height="0.489cm" draw:transform="rotate (-3.14159265358979) translate (16.434cm 9.29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composants" svg:width="0.08cm" svg:height="0.08cm" draw:transform="rotate (-3.14159265358979) translate (16.838cm 8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draw:transform="rotate (-3.14159265358979) translate (16.585cm 8.9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draw:transform="rotate (-3.14159265358979) translate (16.331cm 8.9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composants" svg:width="0.08cm" svg:height="0.08cm" draw:transform="rotate (-3.14159265358979) translate (16.078cm 8.9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composants" svg:width="1.5cm" svg:height="0.111cm" draw:transform="rotate (-3.14159265358979) translate (17.157cm 9.41cm)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composants" svg:width="0.815cm" svg:height="0.409cm" draw:transform="rotate (1.5707963267949) translate (16.351cm 9.617cm)">
            <draw:text-box>
              <text:p text:style-name="P9"><text:span text:style-name="T2">GND</text:span></text:p>
            </draw:text-box>
          </draw:frame>
          <draw:frame draw:style-name="gr13" draw:text-style-name="P10" draw:layer="composants" svg:width="0.815cm" svg:height="0.409cm" draw:transform="rotate (1.5707963267949) translate (16.61cm 9.617cm)">
            <draw:text-box>
              <text:p text:style-name="P9"><text:span text:style-name="T2">VCC</text:span></text:p>
            </draw:text-box>
          </draw:frame>
          <draw:frame draw:style-name="gr13" draw:text-style-name="P10" draw:layer="composants" svg:width="0.746cm" svg:height="0.409cm" draw:transform="rotate (1.5707963267949) translate (15.855cm 9.548cm)">
            <draw:text-box>
              <text:p text:style-name="P9"><text:span text:style-name="T2">AO</text:span></text:p>
            </draw:text-box>
          </draw:frame>
          <draw:frame draw:style-name="gr13" draw:text-style-name="P10" draw:layer="composants" svg:width="0.746cm" svg:height="0.409cm" draw:transform="rotate (1.5707963267949) translate (16.113cm 9.548cm)">
            <draw:text-box>
              <text:p text:style-name="P9"><text:span text:style-name="T2">DO</text:span></text:p>
            </draw:text-box>
          </draw:frame>
        </draw:g>
        <draw:frame draw:style-name="gr13" draw:text-style-name="P10" draw:layer="composants" svg:width="0.815cm" svg:height="0.409cm" draw:transform="rotate (1.5707963267949) translate (16.386cm 8.419cm)">
          <draw:text-box>
            <text:p text:style-name="P9"><text:span text:style-name="T2">GND</text:span></text:p>
          </draw:text-box>
        </draw:frame>
        <draw:frame draw:style-name="gr13" draw:text-style-name="P10" draw:layer="composants" svg:width="0.815cm" svg:height="0.409cm" draw:transform="rotate (1.5707963267949) translate (16.645cm 8.419cm)">
          <draw:text-box>
            <text:p text:style-name="P9"><text:span text:style-name="T2">VCC</text:span></text:p>
          </draw:text-box>
        </draw:frame>
        <draw:frame draw:style-name="gr18" draw:text-style-name="P13" draw:layer="layout" svg:width="11.314cm" svg:height="2.738cm" svg:x="17.386cm" svg:y="17.262cm">
          <draw:text-box>
            <text:p text:style-name="P12"><text:span text:style-name="T3">PCB v4</text:span></text:p>
            <text:p><text:span text:style-name="T4">mysCellar v6.0.2017</text:span></text:p>
            <text:p><text:span text:style-name="T4">Copyright @ 2015-2017 Pierre Wieser &lt;</text:span><text:span text:style-name="T4"><text:a xlink:href="mailto:pwieser@trychlos.org" xlink:type="simple">pwieser@trychlos.org</text:a></text:span><text:span text:style-name="T4">&gt;</text:span></text:p>
            <text:p><text:span text:style-name="T4"/></text:p>
            <text:p><text:span text:style-name="T5">Last updated on 2017-05-20</text:span></text:p>
          </draw:text-box>
        </draw:frame>
        <draw:g>
          <draw:custom-shape draw:style-name="gr19" draw:text-style-name="P2" draw:layer="composants" svg:width="0.25cm" svg:height="0.25cm" draw:transform="rotate (1.5707963267949) translate (13.401cm 14.3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4" draw:layer="composants" svg:width="0.09cm" svg:height="0.09cm" draw:transform="rotate (1.5707963267949) translate (13.481cm 14.0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4" draw:layer="composants" svg:width="0.09cm" svg:height="0.09cm" draw:transform="rotate (1.5707963267949) translate (13.481cm 14.2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4" draw:layer="composants" svg:x1="13.525cm" svg:y1="14.092cm" svg:x2="13.525cm" svg:y2="13.967cm">
            <text:p text:style-name="P1"><text:span text:style-name="T6">1k</text:span></text:p>
          </draw:line>
        </draw:g>
        <draw:line draw:style-name="gr8" draw:text-style-name="P2" draw:layer="coupures" svg:x1="13.42cm" svg:y1="14.088cm" svg:x2="13.632cm" svg:y2="14.088cm">
          <text:p/>
        </draw:line>
        <draw:g>
          <draw:custom-shape draw:style-name="gr22" draw:text-style-name="P15" draw:layer="composants" svg:width="0.08cm" svg:height="0.08cm" draw:transform="rotate (-3.14159265358979) translate (13.557cm 14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08cm" svg:height="0.08cm" draw:transform="rotate (-3.14159265358979) translate (13.051cm 14.5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3" draw:text-style-name="P16" draw:layer="composants" svg:width="0.26cm" svg:height="0.299cm" draw:transform="rotate (-3.14159265358979) translate (13.519cm 14.626cm)" svg:viewBox="0 0 261 300" svg:d="M261 253c-27 29-66 47-111 47-85 0-150-65-150-150s65-150 150-150c45 0 84 18 111 47z">
            <text:p/>
          </draw:path>
          <draw:custom-shape draw:style-name="gr24" draw:text-style-name="P16" draw:layer="composants" svg:width="0.225cm" svg:height="0.225cm" draw:transform="rotate (-3.14159265358979) translate (13.481cm 14.5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composants" svg:width="0.066cm" svg:height="0.12cm" draw:transform="rotate (-3.14159265358979) translate (13.549cm 14.627cm)">
            <draw:text-box>
              <text:p><text:span text:style-name="T7">+</text:span></text:p>
            </draw:text-box>
          </draw:frame>
          <draw:line draw:style-name="gr26" draw:text-style-name="P2" draw:layer="composants" svg:x1="13.042cm" svg:y1="14.478cm" svg:x2="13.266cm" svg:y2="14.478cm">
            <text:p/>
          </draw:line>
        </draw:g>
        <draw:g>
          <draw:custom-shape draw:style-name="gr19" draw:text-style-name="P2" draw:layer="composants" svg:width="0.25cm" svg:height="0.25cm" draw:transform="rotate (-1.5707963267949) translate (14.148cm 11.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4" draw:layer="composants" svg:width="0.09cm" svg:height="0.09cm" draw:transform="rotate (-1.5707963267949) translate (14.068cm 11.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4" draw:layer="composants" svg:x1="14.024cm" svg:y1="11.314cm" svg:x2="14.024cm" svg:y2="11.724cm">
            <text:p text:style-name="P1"><text:span text:style-name="T6">1k</text:span></text:p>
          </draw:line>
        </draw:g>
        <draw:g>
          <draw:custom-shape draw:style-name="gr19" draw:text-style-name="P2" draw:layer="composants" svg:width="0.25cm" svg:height="0.25cm" draw:transform="rotate (-1.5707963267949) translate (14.408cm 11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4" draw:layer="composants" svg:width="0.09cm" svg:height="0.09cm" draw:transform="rotate (-1.5707963267949) translate (14.328cm 11.1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14" draw:layer="composants" svg:x1="14.284cm" svg:y1="11.317cm" svg:x2="14.284cm" svg:y2="11.727cm">
            <text:p text:style-name="P1"><text:span text:style-name="T6">1k</text:span></text:p>
          </draw:line>
        </draw:g>
        <draw:g>
          <draw:custom-shape draw:style-name="gr22" draw:text-style-name="P15" draw:layer="composants" svg:width="0.08cm" svg:height="0.08cm" draw:transform="rotate (1.5707963267949) translate (14.238cm 10.9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08cm" svg:height="0.08cm" draw:transform="rotate (1.5707963267949) translate (14.235cm 10.4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3" draw:text-style-name="P16" draw:layer="composants" svg:width="0.26cm" svg:height="0.299cm" draw:transform="rotate (1.5707963267949) translate (14.128cm 10.934cm)" svg:viewBox="0 0 261 300" svg:d="M261 253c-27 29-66 47-111 47-85 0-150-65-150-150s65-150 150-150c45 0 84 18 111 47z">
            <text:p/>
          </draw:path>
          <draw:custom-shape draw:style-name="gr24" draw:text-style-name="P16" draw:layer="composants" svg:width="0.225cm" svg:height="0.225cm" draw:transform="rotate (1.5707963267949) translate (14.166cm 10.8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composants" svg:width="0.066cm" svg:height="0.12cm" draw:transform="rotate (1.5707963267949) translate (14.127cm 10.964cm)">
            <draw:text-box>
              <text:p><text:span text:style-name="T7">+</text:span></text:p>
            </draw:text-box>
          </draw:frame>
          <draw:line draw:style-name="gr26" draw:text-style-name="P2" draw:layer="composants" svg:x1="14.276cm" svg:y1="10.457cm" svg:x2="14.276cm" svg:y2="10.681cm">
            <text:p/>
          </draw:line>
        </draw:g>
        <draw:line draw:style-name="gr8" draw:text-style-name="P2" draw:layer="coupures" svg:x1="13.917cm" svg:y1="10.796cm" svg:x2="14.412cm" svg:y2="10.796cm">
          <text:p/>
        </draw:line>
        <draw:g>
          <draw:custom-shape draw:style-name="gr22" draw:text-style-name="P15" draw:layer="composants" svg:width="0.08cm" svg:height="0.08cm" draw:transform="rotate (1.5707963267949) translate (13.986cm 10.9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08cm" svg:height="0.08cm" draw:transform="rotate (1.5707963267949) translate (13.986cm 10.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18" draw:layer="composants" svg:width="0.26cm" svg:height="0.299cm" draw:transform="rotate (1.5707963267949) translate (13.876cm 10.937cm)" svg:viewBox="0 0 261 300" svg:d="M261 253c-27 29-66 47-111 47-85 0-150-65-150-150s65-150 150-150c45 0 84 18 111 47z">
            <text:p/>
          </draw:path>
          <draw:custom-shape draw:style-name="gr29" draw:text-style-name="P18" draw:layer="composants" svg:width="0.225cm" svg:height="0.225cm" draw:transform="rotate (1.5707963267949) translate (13.914cm 10.8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7" draw:layer="composants" svg:width="0.066cm" svg:height="0.12cm" draw:transform="rotate (1.5707963267949) translate (13.875cm 10.967cm)">
            <draw:text-box>
              <text:p><text:span text:style-name="T7">+</text:span></text:p>
            </draw:text-box>
          </draw:frame>
          <draw:frame draw:style-name="gr30" draw:text-style-name="P17" draw:layer="composants" svg:width="0.036cm" svg:height="0.12cm" draw:transform="rotate (1.5707963267949) translate (14.027cm 10.666cm)">
            <draw:text-box>
              <text:p><text:span text:style-name="T7">-</text:span></text:p>
            </draw:text-box>
          </draw:frame>
        </draw:g>
        <draw:line draw:style-name="gr31" draw:text-style-name="P19" draw:layer="straps" svg:x1="15.296cm" svg:y1="11.733cm" svg:x2="15.296cm" svg:y2="11.152cm">
          <text:p/>
        </draw:line>
        <draw:g>
          <draw:path draw:style-name="gr32" draw:text-style-name="P20" draw:layer="composants" svg:width="4.319cm" svg:height="1.849cm" svg:x="12.093cm" svg:y="11.764cm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33" draw:text-style-name="P21" draw:layer="composants" svg:width="0.08cm" svg:height="0.08cm" draw:transform="rotate (1.5707963267949) translate (12.461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2.715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2.969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3.224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3.478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3.732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3.986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4.24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4.495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4.749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5.003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5.257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5.512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5.766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6.018cm 13.4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2.456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2.71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2.964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3.219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3.473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3.727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3.981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4.235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4.49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4.744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4.998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5.252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5.507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5.761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1" draw:layer="composants" svg:width="0.08cm" svg:height="0.08cm" draw:transform="rotate (1.5707963267949) translate (16.013cm 11.9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2" draw:layer="composants" svg:width="0.507cm" svg:height="0.546cm" draw:transform="rotate (1.5707963267949) translate (11.949cm 12.94cm)">
            <text:p text:style-name="P1"><text:span text:style-name="T8">USB</text:span></text:p>
            <draw:enhanced-geometry svg:viewBox="0 0 21600 21600" draw:type="rectangle" draw:enhanced-path="M 0 0 L 21600 0 21600 21600 0 21600 0 0 Z N"/>
          </draw:custom-shape>
          <draw:frame draw:style-name="gr35" draw:text-style-name="P24" draw:layer="composants" svg:width="0.315cm" svg:height="0.158cm" draw:transform="rotate (-1.5707963267949) translate (15.369cm 12.009cm)">
            <draw:text-box>
              <text:p text:style-name="P23"><text:span text:style-name="T9">GND</text:span></text:p>
            </draw:text-box>
          </draw:frame>
          <draw:frame draw:style-name="gr36" draw:text-style-name="P25" draw:layer="composants" svg:width="0.171cm" svg:height="0.158cm" draw:transform="rotate (-1.5707963267949) translate (13.334cm 13.174cm)">
            <draw:text-box>
              <text:p><text:span text:style-name="T9">A0</text:span></text:p>
            </draw:text-box>
          </draw:frame>
          <draw:frame draw:style-name="gr37" draw:text-style-name="P25" draw:layer="composants" svg:width="0.26cm" svg:height="0.158cm" draw:transform="rotate (-1.5707963267949) translate (15.886cm 13.086cm)">
            <draw:text-box>
              <text:p><text:span text:style-name="T9">GND</text:span></text:p>
            </draw:text-box>
          </draw:frame>
          <draw:frame draw:style-name="gr35" draw:text-style-name="P24" draw:layer="composants" svg:width="0.315cm" svg:height="0.158cm" draw:transform="rotate (-1.5707963267949) translate (16.126cm 12.009cm)">
            <draw:text-box>
              <text:p text:style-name="P23"><text:span text:style-name="T9">TX1</text:span></text:p>
            </draw:text-box>
          </draw:frame>
          <draw:frame draw:style-name="gr35" draw:text-style-name="P24" draw:layer="composants" svg:width="0.315cm" svg:height="0.158cm" draw:transform="rotate (-1.5707963267949) translate (15.879cm 12.009cm)">
            <draw:text-box>
              <text:p text:style-name="P23"><text:span text:style-name="T9">RX0</text:span></text:p>
            </draw:text-box>
          </draw:frame>
          <draw:frame draw:style-name="gr35" draw:text-style-name="P24" draw:layer="composants" svg:width="0.315cm" svg:height="0.158cm" draw:transform="rotate (-1.5707963267949) translate (15.63cm 12.009cm)">
            <draw:text-box>
              <text:p text:style-name="P23"><text:span text:style-name="T9">RST</text:span></text:p>
            </draw:text-box>
          </draw:frame>
          <draw:frame draw:style-name="gr38" draw:text-style-name="P24" draw:layer="composants" svg:width="0.185cm" svg:height="0.158cm" draw:transform="rotate (-1.5707963267949) translate (15.122cm 12.009cm)">
            <draw:text-box>
              <text:p text:style-name="P23"><text:span text:style-name="T9">D2</text:span></text:p>
            </draw:text-box>
          </draw:frame>
          <draw:frame draw:style-name="gr38" draw:text-style-name="P24" draw:layer="composants" svg:width="0.185cm" svg:height="0.158cm" draw:transform="rotate (-1.5707963267949) translate (14.874cm 12.009cm)">
            <draw:text-box>
              <text:p text:style-name="P23"><text:span text:style-name="T9">D3</text:span></text:p>
            </draw:text-box>
          </draw:frame>
          <draw:frame draw:style-name="gr38" draw:text-style-name="P24" draw:layer="composants" svg:width="0.185cm" svg:height="0.158cm" draw:transform="rotate (-1.5707963267949) translate (14.617cm 12.009cm)">
            <draw:text-box>
              <text:p text:style-name="P23"><text:span text:style-name="T9">D4</text:span></text:p>
            </draw:text-box>
          </draw:frame>
          <draw:frame draw:style-name="gr38" draw:text-style-name="P24" draw:layer="composants" svg:width="0.185cm" svg:height="0.158cm" draw:transform="rotate (-1.5707963267949) translate (14.363cm 12.009cm)">
            <draw:text-box>
              <text:p text:style-name="P23"><text:span text:style-name="T9">D5</text:span></text:p>
            </draw:text-box>
          </draw:frame>
          <draw:frame draw:style-name="gr38" draw:text-style-name="P24" draw:layer="composants" svg:width="0.185cm" svg:height="0.158cm" draw:transform="rotate (-1.5707963267949) translate (14.115cm 12.009cm)">
            <draw:text-box>
              <text:p text:style-name="P23"><text:span text:style-name="T9">D6</text:span></text:p>
            </draw:text-box>
          </draw:frame>
          <draw:frame draw:style-name="gr38" draw:text-style-name="P24" draw:layer="composants" svg:width="0.185cm" svg:height="0.158cm" draw:transform="rotate (-1.5707963267949) translate (13.854cm 12.009cm)">
            <draw:text-box>
              <text:p text:style-name="P23"><text:span text:style-name="T9">D7</text:span></text:p>
            </draw:text-box>
          </draw:frame>
          <draw:frame draw:style-name="gr38" draw:text-style-name="P24" draw:layer="composants" svg:width="0.185cm" svg:height="0.158cm" draw:transform="rotate (-1.5707963267949) translate (13.603cm 12.009cm)">
            <draw:text-box>
              <text:p text:style-name="P23"><text:span text:style-name="T9">D8</text:span></text:p>
            </draw:text-box>
          </draw:frame>
          <draw:frame draw:style-name="gr38" draw:text-style-name="P24" draw:layer="composants" svg:width="0.185cm" svg:height="0.158cm" draw:transform="rotate (-1.5707963267949) translate (13.345cm 12.009cm)">
            <draw:text-box>
              <text:p text:style-name="P23"><text:span text:style-name="T9">D9</text:span></text:p>
            </draw:text-box>
          </draw:frame>
          <draw:frame draw:style-name="gr39" draw:text-style-name="P24" draw:layer="composants" svg:width="0.197cm" svg:height="0.158cm" draw:transform="rotate (-1.5707963267949) translate (13.09cm 12.009cm)">
            <draw:text-box>
              <text:p text:style-name="P23"><text:span text:style-name="T9">D10</text:span></text:p>
            </draw:text-box>
          </draw:frame>
          <draw:frame draw:style-name="gr39" draw:text-style-name="P24" draw:layer="composants" svg:width="0.197cm" svg:height="0.158cm" draw:transform="rotate (-1.5707963267949) translate (12.832cm 12.009cm)">
            <draw:text-box>
              <text:p text:style-name="P23"><text:span text:style-name="T9">D11</text:span></text:p>
            </draw:text-box>
          </draw:frame>
          <draw:frame draw:style-name="gr39" draw:text-style-name="P24" draw:layer="composants" svg:width="0.197cm" svg:height="0.158cm" draw:transform="rotate (-1.5707963267949) translate (12.578cm 12.009cm)">
            <draw:text-box>
              <text:p text:style-name="P23"><text:span text:style-name="T9">D12</text:span></text:p>
            </draw:text-box>
          </draw:frame>
          <draw:frame draw:style-name="gr40" draw:text-style-name="P25" draw:layer="composants" svg:width="0.207cm" svg:height="0.158cm" draw:transform="rotate (-1.5707963267949) translate (16.125cm 13.138cm)">
            <draw:text-box>
              <text:p><text:span text:style-name="T9">VIN</text:span></text:p>
            </draw:text-box>
          </draw:frame>
          <draw:frame draw:style-name="gr41" draw:text-style-name="P25" draw:layer="composants" svg:width="0.223cm" svg:height="0.158cm" draw:transform="rotate (-1.5707963267949) translate (15.622cm 13.122cm)">
            <draw:text-box>
              <text:p><text:span text:style-name="T9">RST</text:span></text:p>
            </draw:text-box>
          </draw:frame>
          <draw:frame draw:style-name="gr42" draw:text-style-name="P25" draw:layer="composants" svg:width="0.179cm" svg:height="0.158cm" draw:transform="rotate (-1.5707963267949) translate (15.38cm 13.166cm)">
            <draw:text-box>
              <text:p><text:span text:style-name="T9">5V</text:span></text:p>
            </draw:text-box>
          </draw:frame>
          <draw:frame draw:style-name="gr43" draw:text-style-name="P25" draw:layer="composants" svg:width="0.174cm" svg:height="0.158cm" draw:transform="rotate (-1.5707963267949) translate (15.125cm 13.172cm)">
            <draw:text-box>
              <text:p><text:span text:style-name="T9">A7</text:span></text:p>
            </draw:text-box>
          </draw:frame>
          <draw:frame draw:style-name="gr43" draw:text-style-name="P25" draw:layer="composants" svg:width="0.174cm" svg:height="0.158cm" draw:transform="rotate (-1.5707963267949) translate (14.874cm 13.172cm)">
            <draw:text-box>
              <text:p><text:span text:style-name="T9">A6</text:span></text:p>
            </draw:text-box>
          </draw:frame>
          <draw:frame draw:style-name="gr43" draw:text-style-name="P25" draw:layer="composants" svg:width="0.174cm" svg:height="0.158cm" draw:transform="rotate (-1.5707963267949) translate (14.622cm 13.172cm)">
            <draw:text-box>
              <text:p><text:span text:style-name="T9">A5</text:span></text:p>
            </draw:text-box>
          </draw:frame>
          <draw:frame draw:style-name="gr44" draw:text-style-name="P25" draw:layer="composants" svg:width="0.197cm" svg:height="0.158cm" draw:transform="rotate (-1.5707963267949) translate (13.095cm 13.149cm)">
            <draw:text-box>
              <text:p><text:span text:style-name="T9">REF</text:span></text:p>
            </draw:text-box>
          </draw:frame>
          <draw:frame draw:style-name="gr44" draw:text-style-name="P25" draw:layer="composants" svg:width="0.188cm" svg:height="0.158cm" draw:transform="rotate (-1.5707963267949) translate (12.838cm 13.158cm)">
            <draw:text-box>
              <text:p><text:span text:style-name="T9">3V3</text:span></text:p>
            </draw:text-box>
          </draw:frame>
          <draw:frame draw:style-name="gr45" draw:text-style-name="P25" draw:layer="composants" svg:width="0.197cm" svg:height="0.158cm" draw:transform="rotate (-1.5707963267949) translate (12.571cm 13.148cm)">
            <draw:text-box>
              <text:p><text:span text:style-name="T9">D13</text:span></text:p>
            </draw:text-box>
          </draw:frame>
          <draw:custom-shape draw:style-name="gr22" draw:text-style-name="P15" draw:layer="composants" svg:width="0.25cm" svg:height="0.25cm" svg:x="16.175cm" svg:y="12.8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6" draw:layer="composants" svg:width="0.09cm" svg:height="0.09cm" draw:transform="rotate (1.5707963267949) translate (16.255cm 12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25cm" svg:height="0.25cm" svg:x="16.175cm" svg:y="12.5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6" draw:layer="composants" svg:width="0.09cm" svg:height="0.09cm" draw:transform="rotate (1.5707963267949) translate (16.255cm 12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25cm" svg:height="0.25cm" svg:x="16.175cm" svg:y="12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6" draw:layer="composants" svg:width="0.09cm" svg:height="0.09cm" draw:transform="rotate (1.5707963267949) translate (16.255cm 12.4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25cm" svg:height="0.25cm" svg:x="15.925cm" svg:y="12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6" draw:layer="composants" svg:width="0.09cm" svg:height="0.09cm" draw:transform="rotate (1.5707963267949) translate (16.005cm 12.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25cm" svg:height="0.25cm" svg:x="15.925cm" svg:y="12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6" draw:layer="composants" svg:width="0.09cm" svg:height="0.09cm" draw:transform="rotate (1.5707963267949) translate (16.005cm 12.7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25cm" svg:height="0.25cm" svg:x="15.925cm" svg:y="12.3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6" draw:layer="composants" svg:width="0.09cm" svg:height="0.09cm" draw:transform="rotate (1.5707963267949) translate (16.005cm 12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27" draw:layer="composants" svg:width="0.87cm" svg:height="0.179cm" svg:x="13.76cm" svg:y="12.608cm">
            <draw:text-box>
              <text:p text:style-name="P23"><text:span text:style-name="T10">Arduino Nano</text:span></text:p>
            </draw:text-box>
          </draw:frame>
          <draw:frame draw:style-name="gr43" draw:text-style-name="P25" draw:layer="composants" svg:width="0.174cm" svg:height="0.158cm" draw:transform="rotate (-1.5707963267949) translate (14.361cm 13.172cm)">
            <draw:text-box>
              <text:p><text:span text:style-name="T9">A4</text:span></text:p>
            </draw:text-box>
          </draw:frame>
          <draw:frame draw:style-name="gr43" draw:text-style-name="P25" draw:layer="composants" svg:width="0.174cm" svg:height="0.158cm" draw:transform="rotate (-1.5707963267949) translate (14.108cm 13.172cm)">
            <draw:text-box>
              <text:p><text:span text:style-name="T9">A3</text:span></text:p>
            </draw:text-box>
          </draw:frame>
          <draw:frame draw:style-name="gr43" draw:text-style-name="P25" draw:layer="composants" svg:width="0.174cm" svg:height="0.158cm" draw:transform="rotate (-1.5707963267949) translate (13.855cm 13.172cm)">
            <draw:text-box>
              <text:p><text:span text:style-name="T9">A2</text:span></text:p>
            </draw:text-box>
          </draw:frame>
          <draw:frame draw:style-name="gr43" draw:text-style-name="P25" draw:layer="composants" svg:width="0.174cm" svg:height="0.158cm" draw:transform="rotate (-1.5707963267949) translate (13.602cm 13.172cm)">
            <draw:text-box>
              <text:p><text:span text:style-name="T9">A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 draw:display="printer" draw:protected="true"/>
      <draw:layer draw:name="measurelines" draw:display="printer" draw:protected="true"/>
      <draw:layer draw:name="circuit imprimé" draw:protected="true"/>
      <draw:layer draw:name="perçages" draw:protected="true"/>
      <draw:layer draw:name="composants"/>
      <draw:layer draw:name="coupures"/>
      <draw:layer draw:name="straps"/>
      <draw:layer draw:name="acastillage" draw:protected="true"/>
      <draw:layer draw:name="Cartouch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Linux_X86_64 LibreOffice_project/20$Build-2</meta:generator>
    <meta:initial-creator>Pierre Wieser</meta:initial-creator>
    <meta:creation-date>2007-11-11T21:53:05</meta:creation-date>
    <dc:date>2019-05-18T14:46:31.210681768</dc:date>
    <meta:editing-cycles>51</meta:editing-cycles>
    <meta:editing-duration>PT21H24M55S</meta:editing-duration>
    <meta:document-statistic meta:object-count="1327"/>
    <meta:user-defined meta:name="Info 1"/>
    <meta:user-defined meta:name="Info 2"/>
    <meta:user-defined meta:name="Info 3"/>
    <meta:user-defined meta:name="Info 4"/>
  </office:meta>
</office:document-meta>
</file>